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ope_csv_0" table:style-name="ta1">
        <table:shapes>
          <draw:frame draw:z-index="0" draw:style-name="gr1" draw:text-style-name="P1" svg:width="48.0894in" svg:height="3.5358in" svg:x="1.228in" svg:y="138.528in">
            <draw:object draw:notify-on-update-of-ranges="scope_csv_0.B1473:scope_csv_0.B1473 scope_csv_0.B1474:scope_csv_0.B18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CH2 [V]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04" calcext:value-type="float">
            <text:p>8.96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08" calcext:value-type="float">
            <text:p>8.96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12" calcext:value-type="float">
            <text:p>8.960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016" calcext:value-type="float">
            <text:p>8.96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2" calcext:value-type="float">
            <text:p>8.96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24" calcext:value-type="float">
            <text:p>8.96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28" calcext:value-type="float">
            <text:p>8.96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32" calcext:value-type="float">
            <text:p>8.96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36" calcext:value-type="float">
            <text:p>8.96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4" calcext:value-type="float">
            <text:p>8.9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44" calcext:value-type="float">
            <text:p>8.96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48" calcext:value-type="float">
            <text:p>8.96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52" calcext:value-type="float">
            <text:p>8.96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56" calcext:value-type="float">
            <text:p>8.96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6" calcext:value-type="float">
            <text:p>8.96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64" calcext:value-type="float">
            <text:p>8.96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68" calcext:value-type="float">
            <text:p>8.96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72" calcext:value-type="float">
            <text:p>8.960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6076" calcext:value-type="float">
            <text:p>8.96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8" calcext:value-type="float">
            <text:p>8.9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84" calcext:value-type="float">
            <text:p>8.96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88" calcext:value-type="float">
            <text:p>8.96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92" calcext:value-type="float">
            <text:p>8.96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096" calcext:value-type="float">
            <text:p>8.960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1" calcext:value-type="float">
            <text:p>8.96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04" calcext:value-type="float">
            <text:p>8.96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08" calcext:value-type="float">
            <text:p>8.96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12" calcext:value-type="float">
            <text:p>8.96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16" calcext:value-type="float">
            <text:p>8.96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2" calcext:value-type="float">
            <text:p>8.9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24" calcext:value-type="float">
            <text:p>8.96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28" calcext:value-type="float">
            <text:p>8.96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32" calcext:value-type="float">
            <text:p>8.96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36" calcext:value-type="float">
            <text:p>8.96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4" calcext:value-type="float">
            <text:p>8.961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144" calcext:value-type="float">
            <text:p>8.96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48" calcext:value-type="float">
            <text:p>8.96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52" calcext:value-type="float">
            <text:p>8.96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56" calcext:value-type="float">
            <text:p>8.96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6" calcext:value-type="float">
            <text:p>8.9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64" calcext:value-type="float">
            <text:p>8.96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68" calcext:value-type="float">
            <text:p>8.96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72" calcext:value-type="float">
            <text:p>8.96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76" calcext:value-type="float">
            <text:p>8.96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8" calcext:value-type="float">
            <text:p>8.96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84" calcext:value-type="float">
            <text:p>8.96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88" calcext:value-type="float">
            <text:p>8.96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92" calcext:value-type="float">
            <text:p>8.96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196" calcext:value-type="float">
            <text:p>8.96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" calcext:value-type="float">
            <text:p>8.9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04" calcext:value-type="float">
            <text:p>8.96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08" calcext:value-type="float">
            <text:p>8.96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12" calcext:value-type="float">
            <text:p>8.96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16" calcext:value-type="float">
            <text:p>8.96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2" calcext:value-type="float">
            <text:p>8.96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24" calcext:value-type="float">
            <text:p>8.96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28" calcext:value-type="float">
            <text:p>8.962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232" calcext:value-type="float">
            <text:p>8.96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36" calcext:value-type="float">
            <text:p>8.96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4" calcext:value-type="float">
            <text:p>8.9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44" calcext:value-type="float">
            <text:p>8.96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48" calcext:value-type="float">
            <text:p>8.962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252" calcext:value-type="float">
            <text:p>8.96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56" calcext:value-type="float">
            <text:p>8.96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6" calcext:value-type="float">
            <text:p>8.96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64" calcext:value-type="float">
            <text:p>8.96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68" calcext:value-type="float">
            <text:p>8.96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72" calcext:value-type="float">
            <text:p>8.96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76" calcext:value-type="float">
            <text:p>8.962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28" calcext:value-type="float">
            <text:p>8.96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284" calcext:value-type="float">
            <text:p>8.96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88" calcext:value-type="float">
            <text:p>8.96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92" calcext:value-type="float">
            <text:p>8.96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296" calcext:value-type="float">
            <text:p>8.962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3" calcext:value-type="float">
            <text:p>8.96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304" calcext:value-type="float">
            <text:p>8.96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08" calcext:value-type="float">
            <text:p>8.96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12" calcext:value-type="float">
            <text:p>8.96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16" calcext:value-type="float">
            <text:p>8.96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2" calcext:value-type="float">
            <text:p>8.9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24" calcext:value-type="float">
            <text:p>8.96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28" calcext:value-type="float">
            <text:p>8.96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32" calcext:value-type="float">
            <text:p>8.96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36" calcext:value-type="float">
            <text:p>8.963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34" calcext:value-type="float">
            <text:p>8.96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44" calcext:value-type="float">
            <text:p>8.96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48" calcext:value-type="float">
            <text:p>8.96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52" calcext:value-type="float">
            <text:p>8.96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56" calcext:value-type="float">
            <text:p>8.96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6" calcext:value-type="float">
            <text:p>8.9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64" calcext:value-type="float">
            <text:p>8.96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68" calcext:value-type="float">
            <text:p>8.96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72" calcext:value-type="float">
            <text:p>8.96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76" calcext:value-type="float">
            <text:p>8.96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8" calcext:value-type="float">
            <text:p>8.963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6384" calcext:value-type="float">
            <text:p>8.963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388" calcext:value-type="float">
            <text:p>8.96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92" calcext:value-type="float">
            <text:p>8.96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396" calcext:value-type="float">
            <text:p>8.96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" calcext:value-type="float">
            <text:p>8.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04" calcext:value-type="float">
            <text:p>8.96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08" calcext:value-type="float">
            <text:p>8.96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12" calcext:value-type="float">
            <text:p>8.964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416" calcext:value-type="float">
            <text:p>8.96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2" calcext:value-type="float">
            <text:p>8.96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24" calcext:value-type="float">
            <text:p>8.96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28" calcext:value-type="float">
            <text:p>8.96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32" calcext:value-type="float">
            <text:p>8.96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36" calcext:value-type="float">
            <text:p>8.96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4" calcext:value-type="float">
            <text:p>8.9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44" calcext:value-type="float">
            <text:p>8.96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48" calcext:value-type="float">
            <text:p>8.96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52" calcext:value-type="float">
            <text:p>8.96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56" calcext:value-type="float">
            <text:p>8.96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6" calcext:value-type="float">
            <text:p>8.96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64" calcext:value-type="float">
            <text:p>8.96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68" calcext:value-type="float">
            <text:p>8.96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72" calcext:value-type="float">
            <text:p>8.96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76" calcext:value-type="float">
            <text:p>8.96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8" calcext:value-type="float">
            <text:p>8.9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84" calcext:value-type="float">
            <text:p>8.96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88" calcext:value-type="float">
            <text:p>8.96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92" calcext:value-type="float">
            <text:p>8.96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496" calcext:value-type="float">
            <text:p>8.964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5" calcext:value-type="float">
            <text:p>8.9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504" calcext:value-type="float">
            <text:p>8.96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08" calcext:value-type="float">
            <text:p>8.96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12" calcext:value-type="float">
            <text:p>8.96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16" calcext:value-type="float">
            <text:p>8.96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2" calcext:value-type="float">
            <text:p>8.9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24" calcext:value-type="float">
            <text:p>8.965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528" calcext:value-type="float">
            <text:p>8.96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32" calcext:value-type="float">
            <text:p>8.96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36" calcext:value-type="float">
            <text:p>8.96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4" calcext:value-type="float">
            <text:p>8.96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44" calcext:value-type="float">
            <text:p>8.96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48" calcext:value-type="float">
            <text:p>8.96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52" calcext:value-type="float">
            <text:p>8.96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56" calcext:value-type="float">
            <text:p>8.96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6" calcext:value-type="float">
            <text:p>8.9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64" calcext:value-type="float">
            <text:p>8.96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68" calcext:value-type="float">
            <text:p>8.96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72" calcext:value-type="float">
            <text:p>8.96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76" calcext:value-type="float">
            <text:p>8.96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8" calcext:value-type="float">
            <text:p>8.96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84" calcext:value-type="float">
            <text:p>8.96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88" calcext:value-type="float">
            <text:p>8.96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92" calcext:value-type="float">
            <text:p>8.96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596" calcext:value-type="float">
            <text:p>8.96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" calcext:value-type="float">
            <text:p>8.9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04" calcext:value-type="float">
            <text:p>8.96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08" calcext:value-type="float">
            <text:p>8.96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12" calcext:value-type="float">
            <text:p>8.96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16" calcext:value-type="float">
            <text:p>8.96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2" calcext:value-type="float">
            <text:p>8.96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24" calcext:value-type="float">
            <text:p>8.96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28" calcext:value-type="float">
            <text:p>8.966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632" calcext:value-type="float">
            <text:p>8.96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36" calcext:value-type="float">
            <text:p>8.96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4" calcext:value-type="float">
            <text:p>8.9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44" calcext:value-type="float">
            <text:p>8.96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48" calcext:value-type="float">
            <text:p>8.96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52" calcext:value-type="float">
            <text:p>8.966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656" calcext:value-type="float">
            <text:p>8.96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6" calcext:value-type="float">
            <text:p>8.96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64" calcext:value-type="float">
            <text:p>8.96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68" calcext:value-type="float">
            <text:p>8.966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672" calcext:value-type="float">
            <text:p>8.966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676" calcext:value-type="float">
            <text:p>8.96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8" calcext:value-type="float">
            <text:p>8.9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84" calcext:value-type="float">
            <text:p>8.96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88" calcext:value-type="float">
            <text:p>8.966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692" calcext:value-type="float">
            <text:p>8.96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696" calcext:value-type="float">
            <text:p>8.96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" calcext:value-type="float">
            <text:p>8.96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04" calcext:value-type="float">
            <text:p>8.96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08" calcext:value-type="float">
            <text:p>8.96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12" calcext:value-type="float">
            <text:p>8.967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6716" calcext:value-type="float">
            <text:p>8.96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2" calcext:value-type="float">
            <text:p>8.9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24" calcext:value-type="float">
            <text:p>8.96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28" calcext:value-type="float">
            <text:p>8.96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32" calcext:value-type="float">
            <text:p>8.96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36" calcext:value-type="float">
            <text:p>8.96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4" calcext:value-type="float">
            <text:p>8.96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44" calcext:value-type="float">
            <text:p>8.96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48" calcext:value-type="float">
            <text:p>8.96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52" calcext:value-type="float">
            <text:p>8.96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56" calcext:value-type="float">
            <text:p>8.96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6" calcext:value-type="float">
            <text:p>8.96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764" calcext:value-type="float">
            <text:p>8.96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68" calcext:value-type="float">
            <text:p>8.96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72" calcext:value-type="float">
            <text:p>8.96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76" calcext:value-type="float">
            <text:p>8.96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8" calcext:value-type="float">
            <text:p>8.96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84" calcext:value-type="float">
            <text:p>8.96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88" calcext:value-type="float">
            <text:p>8.96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792" calcext:value-type="float">
            <text:p>8.967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796" calcext:value-type="float">
            <text:p>8.96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" calcext:value-type="float">
            <text:p>8.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04" calcext:value-type="float">
            <text:p>8.968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808" calcext:value-type="float">
            <text:p>8.96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12" calcext:value-type="float">
            <text:p>8.968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816" calcext:value-type="float">
            <text:p>8.96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2" calcext:value-type="float">
            <text:p>8.968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824" calcext:value-type="float">
            <text:p>8.96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28" calcext:value-type="float">
            <text:p>8.96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32" calcext:value-type="float">
            <text:p>8.96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36" calcext:value-type="float">
            <text:p>8.968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84" calcext:value-type="float">
            <text:p>8.9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44" calcext:value-type="float">
            <text:p>8.96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48" calcext:value-type="float">
            <text:p>8.96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52" calcext:value-type="float">
            <text:p>8.96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56" calcext:value-type="float">
            <text:p>8.96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6" calcext:value-type="float">
            <text:p>8.96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64" calcext:value-type="float">
            <text:p>8.96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68" calcext:value-type="float">
            <text:p>8.96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72" calcext:value-type="float">
            <text:p>8.96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76" calcext:value-type="float">
            <text:p>8.96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8" calcext:value-type="float">
            <text:p>8.9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84" calcext:value-type="float">
            <text:p>8.96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88" calcext:value-type="float">
            <text:p>8.96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92" calcext:value-type="float">
            <text:p>8.96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896" calcext:value-type="float">
            <text:p>8.96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" calcext:value-type="float">
            <text:p>8.96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04" calcext:value-type="float">
            <text:p>8.96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08" calcext:value-type="float">
            <text:p>8.96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12" calcext:value-type="float">
            <text:p>8.96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16" calcext:value-type="float">
            <text:p>8.96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2" calcext:value-type="float">
            <text:p>8.9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24" calcext:value-type="float">
            <text:p>8.96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28" calcext:value-type="float">
            <text:p>8.96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32" calcext:value-type="float">
            <text:p>8.969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936" calcext:value-type="float">
            <text:p>8.96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4" calcext:value-type="float">
            <text:p>8.96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44" calcext:value-type="float">
            <text:p>8.96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48" calcext:value-type="float">
            <text:p>8.96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52" calcext:value-type="float">
            <text:p>8.96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56" calcext:value-type="float">
            <text:p>8.969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696" calcext:value-type="float">
            <text:p>8.9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64" calcext:value-type="float">
            <text:p>8.96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68" calcext:value-type="float">
            <text:p>8.96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72" calcext:value-type="float">
            <text:p>8.96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76" calcext:value-type="float">
            <text:p>8.96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8" calcext:value-type="float">
            <text:p>8.96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84" calcext:value-type="float">
            <text:p>8.96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88" calcext:value-type="float">
            <text:p>8.96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92" calcext:value-type="float">
            <text:p>8.96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6996" calcext:value-type="float">
            <text:p>8.96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04" calcext:value-type="float">
            <text:p>8.97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08" calcext:value-type="float">
            <text:p>8.970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012" calcext:value-type="float">
            <text:p>8.97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16" calcext:value-type="float">
            <text:p>8.97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2" calcext:value-type="float">
            <text:p>8.97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24" calcext:value-type="float">
            <text:p>8.97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28" calcext:value-type="float">
            <text:p>8.97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32" calcext:value-type="float">
            <text:p>8.97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36" calcext:value-type="float">
            <text:p>8.970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04" calcext:value-type="float">
            <text:p>8.9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44" calcext:value-type="float">
            <text:p>8.97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48" calcext:value-type="float">
            <text:p>8.97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52" calcext:value-type="float">
            <text:p>8.970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056" calcext:value-type="float">
            <text:p>8.97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6" calcext:value-type="float">
            <text:p>8.9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64" calcext:value-type="float">
            <text:p>8.97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68" calcext:value-type="float">
            <text:p>8.97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72" calcext:value-type="float">
            <text:p>8.97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76" calcext:value-type="float">
            <text:p>8.97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8" calcext:value-type="float">
            <text:p>8.9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84" calcext:value-type="float">
            <text:p>8.97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88" calcext:value-type="float">
            <text:p>8.97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92" calcext:value-type="float">
            <text:p>8.97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096" calcext:value-type="float">
            <text:p>8.97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" calcext:value-type="float">
            <text:p>8.97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04" calcext:value-type="float">
            <text:p>8.97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08" calcext:value-type="float">
            <text:p>8.97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12" calcext:value-type="float">
            <text:p>8.97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16" calcext:value-type="float">
            <text:p>8.97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2" calcext:value-type="float">
            <text:p>8.9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24" calcext:value-type="float">
            <text:p>8.971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7128" calcext:value-type="float">
            <text:p>8.97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32" calcext:value-type="float">
            <text:p>8.97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36" calcext:value-type="float">
            <text:p>8.97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4" calcext:value-type="float">
            <text:p>8.97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44" calcext:value-type="float">
            <text:p>8.97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48" calcext:value-type="float">
            <text:p>8.97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152" calcext:value-type="float">
            <text:p>8.97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56" calcext:value-type="float">
            <text:p>8.97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6" calcext:value-type="float">
            <text:p>8.9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64" calcext:value-type="float">
            <text:p>8.97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68" calcext:value-type="float">
            <text:p>8.97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72" calcext:value-type="float">
            <text:p>8.97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76" calcext:value-type="float">
            <text:p>8.97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8" calcext:value-type="float">
            <text:p>8.97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84" calcext:value-type="float">
            <text:p>8.97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88" calcext:value-type="float">
            <text:p>8.97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92" calcext:value-type="float">
            <text:p>8.97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196" calcext:value-type="float">
            <text:p>8.97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" calcext:value-type="float">
            <text:p>8.9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204" calcext:value-type="float">
            <text:p>8.97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08" calcext:value-type="float">
            <text:p>8.97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12" calcext:value-type="float">
            <text:p>8.97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16" calcext:value-type="float">
            <text:p>8.97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2" calcext:value-type="float">
            <text:p>8.972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224" calcext:value-type="float">
            <text:p>8.97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28" calcext:value-type="float">
            <text:p>8.97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32" calcext:value-type="float">
            <text:p>8.97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36" calcext:value-type="float">
            <text:p>8.972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24" calcext:value-type="float">
            <text:p>8.9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44" calcext:value-type="float">
            <text:p>8.97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48" calcext:value-type="float">
            <text:p>8.97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52" calcext:value-type="float">
            <text:p>8.972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256" calcext:value-type="float">
            <text:p>8.97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6" calcext:value-type="float">
            <text:p>8.97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64" calcext:value-type="float">
            <text:p>8.97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68" calcext:value-type="float">
            <text:p>8.97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72" calcext:value-type="float">
            <text:p>8.97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76" calcext:value-type="float">
            <text:p>8.97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8" calcext:value-type="float">
            <text:p>8.9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84" calcext:value-type="float">
            <text:p>8.97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88" calcext:value-type="float">
            <text:p>8.97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92" calcext:value-type="float">
            <text:p>8.97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296" calcext:value-type="float">
            <text:p>8.97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" calcext:value-type="float">
            <text:p>8.97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04" calcext:value-type="float">
            <text:p>8.97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08" calcext:value-type="float">
            <text:p>8.97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12" calcext:value-type="float">
            <text:p>8.97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16" calcext:value-type="float">
            <text:p>8.97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2" calcext:value-type="float">
            <text:p>8.9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24" calcext:value-type="float">
            <text:p>8.97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28" calcext:value-type="float">
            <text:p>8.97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32" calcext:value-type="float">
            <text:p>8.97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36" calcext:value-type="float">
            <text:p>8.97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4" calcext:value-type="float">
            <text:p>8.97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44" calcext:value-type="float">
            <text:p>8.97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48" calcext:value-type="float">
            <text:p>8.97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52" calcext:value-type="float">
            <text:p>8.97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56" calcext:value-type="float">
            <text:p>8.97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6" calcext:value-type="float">
            <text:p>8.9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64" calcext:value-type="float">
            <text:p>8.97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68" calcext:value-type="float">
            <text:p>8.97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72" calcext:value-type="float">
            <text:p>8.97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76" calcext:value-type="float">
            <text:p>8.97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8" calcext:value-type="float">
            <text:p>8.97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84" calcext:value-type="float">
            <text:p>8.97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88" calcext:value-type="float">
            <text:p>8.97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92" calcext:value-type="float">
            <text:p>8.97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396" calcext:value-type="float">
            <text:p>8.97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04" calcext:value-type="float">
            <text:p>8.97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08" calcext:value-type="float">
            <text:p>8.97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12" calcext:value-type="float">
            <text:p>8.97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16" calcext:value-type="float">
            <text:p>8.97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2" calcext:value-type="float">
            <text:p>8.97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24" calcext:value-type="float">
            <text:p>8.97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28" calcext:value-type="float">
            <text:p>8.97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32" calcext:value-type="float">
            <text:p>8.97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36" calcext:value-type="float">
            <text:p>8.97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4" calcext:value-type="float">
            <text:p>8.9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44" calcext:value-type="float">
            <text:p>8.97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48" calcext:value-type="float">
            <text:p>8.97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52" calcext:value-type="float">
            <text:p>8.97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56" calcext:value-type="float">
            <text:p>8.97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6" calcext:value-type="float">
            <text:p>8.97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64" calcext:value-type="float">
            <text:p>8.97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68" calcext:value-type="float">
            <text:p>8.97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72" calcext:value-type="float">
            <text:p>8.97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76" calcext:value-type="float">
            <text:p>8.974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48" calcext:value-type="float">
            <text:p>8.9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84" calcext:value-type="float">
            <text:p>8.97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88" calcext:value-type="float">
            <text:p>8.97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92" calcext:value-type="float">
            <text:p>8.97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496" calcext:value-type="float">
            <text:p>8.97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04" calcext:value-type="float">
            <text:p>8.97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08" calcext:value-type="float">
            <text:p>8.975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512" calcext:value-type="float">
            <text:p>8.97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16" calcext:value-type="float">
            <text:p>8.97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2" calcext:value-type="float">
            <text:p>8.97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524" calcext:value-type="float">
            <text:p>8.97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28" calcext:value-type="float">
            <text:p>8.97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32" calcext:value-type="float">
            <text:p>8.97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36" calcext:value-type="float">
            <text:p>8.97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4" calcext:value-type="float">
            <text:p>8.97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44" calcext:value-type="float">
            <text:p>8.97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48" calcext:value-type="float">
            <text:p>8.97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52" calcext:value-type="float">
            <text:p>8.97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56" calcext:value-type="float">
            <text:p>8.97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6" calcext:value-type="float">
            <text:p>8.9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64" calcext:value-type="float">
            <text:p>8.97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68" calcext:value-type="float">
            <text:p>8.97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72" calcext:value-type="float">
            <text:p>8.975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576" calcext:value-type="float">
            <text:p>8.97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8" calcext:value-type="float">
            <text:p>8.97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584" calcext:value-type="float">
            <text:p>8.97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88" calcext:value-type="float">
            <text:p>8.97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92" calcext:value-type="float">
            <text:p>8.97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596" calcext:value-type="float">
            <text:p>8.97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04" calcext:value-type="float">
            <text:p>8.97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08" calcext:value-type="float">
            <text:p>8.97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12" calcext:value-type="float">
            <text:p>8.97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16" calcext:value-type="float">
            <text:p>8.97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2" calcext:value-type="float">
            <text:p>8.97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24" calcext:value-type="float">
            <text:p>8.97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28" calcext:value-type="float">
            <text:p>8.97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32" calcext:value-type="float">
            <text:p>8.97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36" calcext:value-type="float">
            <text:p>8.97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4" calcext:value-type="float">
            <text:p>8.9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44" calcext:value-type="float">
            <text:p>8.97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48" calcext:value-type="float">
            <text:p>8.97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52" calcext:value-type="float">
            <text:p>8.97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56" calcext:value-type="float">
            <text:p>8.97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6" calcext:value-type="float">
            <text:p>8.97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64" calcext:value-type="float">
            <text:p>8.97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68" calcext:value-type="float">
            <text:p>8.97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72" calcext:value-type="float">
            <text:p>8.97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76" calcext:value-type="float">
            <text:p>8.97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8" calcext:value-type="float">
            <text:p>8.97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684" calcext:value-type="float">
            <text:p>8.97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88" calcext:value-type="float">
            <text:p>8.97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692" calcext:value-type="float">
            <text:p>8.976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696" calcext:value-type="float">
            <text:p>8.97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" calcext:value-type="float">
            <text:p>8.97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04" calcext:value-type="float">
            <text:p>8.97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08" calcext:value-type="float">
            <text:p>8.97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12" calcext:value-type="float">
            <text:p>8.97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16" calcext:value-type="float">
            <text:p>8.97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2" calcext:value-type="float">
            <text:p>8.97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24" calcext:value-type="float">
            <text:p>8.97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28" calcext:value-type="float">
            <text:p>8.97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32" calcext:value-type="float">
            <text:p>8.97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36" calcext:value-type="float">
            <text:p>8.977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4" calcext:value-type="float">
            <text:p>8.977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44" calcext:value-type="float">
            <text:p>8.97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48" calcext:value-type="float">
            <text:p>8.97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52" calcext:value-type="float">
            <text:p>8.97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56" calcext:value-type="float">
            <text:p>8.97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6" calcext:value-type="float">
            <text:p>8.9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64" calcext:value-type="float">
            <text:p>8.97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68" calcext:value-type="float">
            <text:p>8.97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72" calcext:value-type="float">
            <text:p>8.977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76" calcext:value-type="float">
            <text:p>8.97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8" calcext:value-type="float">
            <text:p>8.977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84" calcext:value-type="float">
            <text:p>8.977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788" calcext:value-type="float">
            <text:p>8.97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92" calcext:value-type="float">
            <text:p>8.97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796" calcext:value-type="float">
            <text:p>8.97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" calcext:value-type="float">
            <text:p>8.9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04" calcext:value-type="float">
            <text:p>8.978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08" calcext:value-type="float">
            <text:p>8.97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12" calcext:value-type="float">
            <text:p>8.978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16" calcext:value-type="float">
            <text:p>8.97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2" calcext:value-type="float">
            <text:p>8.97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24" calcext:value-type="float">
            <text:p>8.97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28" calcext:value-type="float">
            <text:p>8.97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32" calcext:value-type="float">
            <text:p>8.978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36" calcext:value-type="float">
            <text:p>8.97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4" calcext:value-type="float">
            <text:p>8.9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44" calcext:value-type="float">
            <text:p>8.97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48" calcext:value-type="float">
            <text:p>8.97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52" calcext:value-type="float">
            <text:p>8.97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56" calcext:value-type="float">
            <text:p>8.97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6" calcext:value-type="float">
            <text:p>8.978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64" calcext:value-type="float">
            <text:p>8.978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68" calcext:value-type="float">
            <text:p>8.97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72" calcext:value-type="float">
            <text:p>8.978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76" calcext:value-type="float">
            <text:p>8.97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8" calcext:value-type="float">
            <text:p>8.97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84" calcext:value-type="float">
            <text:p>8.97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88" calcext:value-type="float">
            <text:p>8.97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892" calcext:value-type="float">
            <text:p>8.978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896" calcext:value-type="float">
            <text:p>8.97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" calcext:value-type="float">
            <text:p>8.9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04" calcext:value-type="float">
            <text:p>8.97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08" calcext:value-type="float">
            <text:p>8.97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12" calcext:value-type="float">
            <text:p>8.97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16" calcext:value-type="float">
            <text:p>8.97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2" calcext:value-type="float">
            <text:p>8.9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24" calcext:value-type="float">
            <text:p>8.97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28" calcext:value-type="float">
            <text:p>8.979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932" calcext:value-type="float">
            <text:p>8.979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936" calcext:value-type="float">
            <text:p>8.97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4" calcext:value-type="float">
            <text:p>8.97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44" calcext:value-type="float">
            <text:p>8.97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48" calcext:value-type="float">
            <text:p>8.979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952" calcext:value-type="float">
            <text:p>8.97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56" calcext:value-type="float">
            <text:p>8.979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796" calcext:value-type="float">
            <text:p>8.9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64" calcext:value-type="float">
            <text:p>8.97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68" calcext:value-type="float">
            <text:p>8.97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72" calcext:value-type="float">
            <text:p>8.97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76" calcext:value-type="float">
            <text:p>8.97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8" calcext:value-type="float">
            <text:p>8.97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84" calcext:value-type="float">
            <text:p>8.97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88" calcext:value-type="float">
            <text:p>8.97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92" calcext:value-type="float">
            <text:p>8.97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7996" calcext:value-type="float">
            <text:p>8.97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04" calcext:value-type="float">
            <text:p>8.98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08" calcext:value-type="float">
            <text:p>8.98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12" calcext:value-type="float">
            <text:p>8.980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016" calcext:value-type="float">
            <text:p>8.98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2" calcext:value-type="float">
            <text:p>8.98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24" calcext:value-type="float">
            <text:p>8.980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028" calcext:value-type="float">
            <text:p>8.98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32" calcext:value-type="float">
            <text:p>8.98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36" calcext:value-type="float">
            <text:p>8.98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4" calcext:value-type="float">
            <text:p>8.9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44" calcext:value-type="float">
            <text:p>8.98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48" calcext:value-type="float">
            <text:p>8.98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52" calcext:value-type="float">
            <text:p>8.98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56" calcext:value-type="float">
            <text:p>8.98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6" calcext:value-type="float">
            <text:p>8.98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64" calcext:value-type="float">
            <text:p>8.98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68" calcext:value-type="float">
            <text:p>8.98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72" calcext:value-type="float">
            <text:p>8.98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76" calcext:value-type="float">
            <text:p>8.98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8" calcext:value-type="float">
            <text:p>8.9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84" calcext:value-type="float">
            <text:p>8.980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088" calcext:value-type="float">
            <text:p>8.98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92" calcext:value-type="float">
            <text:p>8.98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096" calcext:value-type="float">
            <text:p>8.98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" calcext:value-type="float">
            <text:p>8.98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104" calcext:value-type="float">
            <text:p>8.98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08" calcext:value-type="float">
            <text:p>8.98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12" calcext:value-type="float">
            <text:p>8.98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16" calcext:value-type="float">
            <text:p>8.98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2" calcext:value-type="float">
            <text:p>8.9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24" calcext:value-type="float">
            <text:p>8.981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128" calcext:value-type="float">
            <text:p>8.98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32" calcext:value-type="float">
            <text:p>8.98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36" calcext:value-type="float">
            <text:p>8.98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4" calcext:value-type="float">
            <text:p>8.981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144" calcext:value-type="float">
            <text:p>8.98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48" calcext:value-type="float">
            <text:p>8.98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152" calcext:value-type="float">
            <text:p>8.98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56" calcext:value-type="float">
            <text:p>8.98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6" calcext:value-type="float">
            <text:p>8.9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64" calcext:value-type="float">
            <text:p>8.98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68" calcext:value-type="float">
            <text:p>8.98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172" calcext:value-type="float">
            <text:p>8.98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76" calcext:value-type="float">
            <text:p>8.98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8" calcext:value-type="float">
            <text:p>8.98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84" calcext:value-type="float">
            <text:p>8.98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88" calcext:value-type="float">
            <text:p>8.98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92" calcext:value-type="float">
            <text:p>8.98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196" calcext:value-type="float">
            <text:p>8.98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" calcext:value-type="float">
            <text:p>8.9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04" calcext:value-type="float">
            <text:p>8.98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08" calcext:value-type="float">
            <text:p>8.98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12" calcext:value-type="float">
            <text:p>8.98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16" calcext:value-type="float">
            <text:p>8.98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2" calcext:value-type="float">
            <text:p>8.98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24" calcext:value-type="float">
            <text:p>8.98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28" calcext:value-type="float">
            <text:p>8.98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32" calcext:value-type="float">
            <text:p>8.98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36" calcext:value-type="float">
            <text:p>8.98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4" calcext:value-type="float">
            <text:p>8.98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244" calcext:value-type="float">
            <text:p>8.98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48" calcext:value-type="float">
            <text:p>8.98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52" calcext:value-type="float">
            <text:p>8.98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56" calcext:value-type="float">
            <text:p>8.98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6" calcext:value-type="float">
            <text:p>8.98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64" calcext:value-type="float">
            <text:p>8.98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68" calcext:value-type="float">
            <text:p>8.98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72" calcext:value-type="float">
            <text:p>8.98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76" calcext:value-type="float">
            <text:p>8.98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8" calcext:value-type="float">
            <text:p>8.9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84" calcext:value-type="float">
            <text:p>8.98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88" calcext:value-type="float">
            <text:p>8.98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92" calcext:value-type="float">
            <text:p>8.98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296" calcext:value-type="float">
            <text:p>8.98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" calcext:value-type="float">
            <text:p>8.98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304" calcext:value-type="float">
            <text:p>8.98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08" calcext:value-type="float">
            <text:p>8.98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12" calcext:value-type="float">
            <text:p>8.98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16" calcext:value-type="float">
            <text:p>8.98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2" calcext:value-type="float">
            <text:p>8.9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24" calcext:value-type="float">
            <text:p>8.98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28" calcext:value-type="float">
            <text:p>8.98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32" calcext:value-type="float">
            <text:p>8.98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36" calcext:value-type="float">
            <text:p>8.98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4" calcext:value-type="float">
            <text:p>8.98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44" calcext:value-type="float">
            <text:p>8.98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48" calcext:value-type="float">
            <text:p>8.983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352" calcext:value-type="float">
            <text:p>8.983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356" calcext:value-type="float">
            <text:p>8.98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6" calcext:value-type="float">
            <text:p>8.9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64" calcext:value-type="float">
            <text:p>8.98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68" calcext:value-type="float">
            <text:p>8.98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72" calcext:value-type="float">
            <text:p>8.98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76" calcext:value-type="float">
            <text:p>8.98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8" calcext:value-type="float">
            <text:p>8.98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84" calcext:value-type="float">
            <text:p>8.98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88" calcext:value-type="float">
            <text:p>8.98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92" calcext:value-type="float">
            <text:p>8.98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396" calcext:value-type="float">
            <text:p>8.983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4" calcext:value-type="float">
            <text:p>8.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04" calcext:value-type="float">
            <text:p>8.98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08" calcext:value-type="float">
            <text:p>8.98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12" calcext:value-type="float">
            <text:p>8.98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16" calcext:value-type="float">
            <text:p>8.98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2" calcext:value-type="float">
            <text:p>8.98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24" calcext:value-type="float">
            <text:p>8.984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428" calcext:value-type="float">
            <text:p>8.98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32" calcext:value-type="float">
            <text:p>8.98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36" calcext:value-type="float">
            <text:p>8.98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4" calcext:value-type="float">
            <text:p>8.9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44" calcext:value-type="float">
            <text:p>8.984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448" calcext:value-type="float">
            <text:p>8.98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52" calcext:value-type="float">
            <text:p>8.984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456" calcext:value-type="float">
            <text:p>8.98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6" calcext:value-type="float">
            <text:p>8.98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64" calcext:value-type="float">
            <text:p>8.98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68" calcext:value-type="float">
            <text:p>8.98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72" calcext:value-type="float">
            <text:p>8.98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76" calcext:value-type="float">
            <text:p>8.98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8" calcext:value-type="float">
            <text:p>8.9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84" calcext:value-type="float">
            <text:p>8.98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88" calcext:value-type="float">
            <text:p>8.98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92" calcext:value-type="float">
            <text:p>8.98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496" calcext:value-type="float">
            <text:p>8.98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" calcext:value-type="float">
            <text:p>8.98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04" calcext:value-type="float">
            <text:p>8.985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508" calcext:value-type="float">
            <text:p>8.98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12" calcext:value-type="float">
            <text:p>8.98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16" calcext:value-type="float">
            <text:p>8.98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2" calcext:value-type="float">
            <text:p>8.9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24" calcext:value-type="float">
            <text:p>8.98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28" calcext:value-type="float">
            <text:p>8.985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532" calcext:value-type="float">
            <text:p>8.98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36" calcext:value-type="float">
            <text:p>8.98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4" calcext:value-type="float">
            <text:p>8.98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44" calcext:value-type="float">
            <text:p>8.98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48" calcext:value-type="float">
            <text:p>8.985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552" calcext:value-type="float">
            <text:p>8.985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556" calcext:value-type="float">
            <text:p>8.98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64" calcext:value-type="float">
            <text:p>8.98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68" calcext:value-type="float">
            <text:p>8.98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72" calcext:value-type="float">
            <text:p>8.98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76" calcext:value-type="float">
            <text:p>8.98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8" calcext:value-type="float">
            <text:p>8.98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84" calcext:value-type="float">
            <text:p>8.98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88" calcext:value-type="float">
            <text:p>8.985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592" calcext:value-type="float">
            <text:p>8.98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596" calcext:value-type="float">
            <text:p>8.98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" calcext:value-type="float">
            <text:p>8.9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04" calcext:value-type="float">
            <text:p>8.98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08" calcext:value-type="float">
            <text:p>8.98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12" calcext:value-type="float">
            <text:p>8.98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16" calcext:value-type="float">
            <text:p>8.98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2" calcext:value-type="float">
            <text:p>8.98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24" calcext:value-type="float">
            <text:p>8.98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28" calcext:value-type="float">
            <text:p>8.98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32" calcext:value-type="float">
            <text:p>8.98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36" calcext:value-type="float">
            <text:p>8.98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4" calcext:value-type="float">
            <text:p>8.9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44" calcext:value-type="float">
            <text:p>8.98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48" calcext:value-type="float">
            <text:p>8.98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52" calcext:value-type="float">
            <text:p>8.98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56" calcext:value-type="float">
            <text:p>8.98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6" calcext:value-type="float">
            <text:p>8.98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64" calcext:value-type="float">
            <text:p>8.98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68" calcext:value-type="float">
            <text:p>8.98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72" calcext:value-type="float">
            <text:p>8.98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76" calcext:value-type="float">
            <text:p>8.98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8" calcext:value-type="float">
            <text:p>8.9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84" calcext:value-type="float">
            <text:p>8.98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88" calcext:value-type="float">
            <text:p>8.98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92" calcext:value-type="float">
            <text:p>8.98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696" calcext:value-type="float">
            <text:p>8.98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" calcext:value-type="float">
            <text:p>8.98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704" calcext:value-type="float">
            <text:p>8.98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08" calcext:value-type="float">
            <text:p>8.98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12" calcext:value-type="float">
            <text:p>8.98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16" calcext:value-type="float">
            <text:p>8.98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2" calcext:value-type="float">
            <text:p>8.9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24" calcext:value-type="float">
            <text:p>8.98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28" calcext:value-type="float">
            <text:p>8.98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32" calcext:value-type="float">
            <text:p>8.98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36" calcext:value-type="float">
            <text:p>8.98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4" calcext:value-type="float">
            <text:p>8.98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44" calcext:value-type="float">
            <text:p>8.987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748" calcext:value-type="float">
            <text:p>8.98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52" calcext:value-type="float">
            <text:p>8.987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756" calcext:value-type="float">
            <text:p>8.98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6" calcext:value-type="float">
            <text:p>8.9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64" calcext:value-type="float">
            <text:p>8.98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68" calcext:value-type="float">
            <text:p>8.98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72" calcext:value-type="float">
            <text:p>8.98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76" calcext:value-type="float">
            <text:p>8.98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8" calcext:value-type="float">
            <text:p>8.98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84" calcext:value-type="float">
            <text:p>8.98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88" calcext:value-type="float">
            <text:p>8.98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92" calcext:value-type="float">
            <text:p>8.98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796" calcext:value-type="float">
            <text:p>8.98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04" calcext:value-type="float">
            <text:p>8.988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808" calcext:value-type="float">
            <text:p>8.98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12" calcext:value-type="float">
            <text:p>8.98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16" calcext:value-type="float">
            <text:p>8.98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2" calcext:value-type="float">
            <text:p>8.98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24" calcext:value-type="float">
            <text:p>8.98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28" calcext:value-type="float">
            <text:p>8.98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32" calcext:value-type="float">
            <text:p>8.98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36" calcext:value-type="float">
            <text:p>8.98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4" calcext:value-type="float">
            <text:p>8.9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44" calcext:value-type="float">
            <text:p>8.98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48" calcext:value-type="float">
            <text:p>8.98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52" calcext:value-type="float">
            <text:p>8.98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56" calcext:value-type="float">
            <text:p>8.98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6" calcext:value-type="float">
            <text:p>8.98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64" calcext:value-type="float">
            <text:p>8.98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68" calcext:value-type="float">
            <text:p>8.98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72" calcext:value-type="float">
            <text:p>8.98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76" calcext:value-type="float">
            <text:p>8.98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8" calcext:value-type="float">
            <text:p>8.98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884" calcext:value-type="float">
            <text:p>8.98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88" calcext:value-type="float">
            <text:p>8.98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92" calcext:value-type="float">
            <text:p>8.98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896" calcext:value-type="float">
            <text:p>8.98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" calcext:value-type="float">
            <text:p>8.98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04" calcext:value-type="float">
            <text:p>8.98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08" calcext:value-type="float">
            <text:p>8.98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12" calcext:value-type="float">
            <text:p>8.98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16" calcext:value-type="float">
            <text:p>8.989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92" calcext:value-type="float">
            <text:p>8.9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24" calcext:value-type="float">
            <text:p>8.98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28" calcext:value-type="float">
            <text:p>8.98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32" calcext:value-type="float">
            <text:p>8.98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36" calcext:value-type="float">
            <text:p>8.98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4" calcext:value-type="float">
            <text:p>8.989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944" calcext:value-type="float">
            <text:p>8.989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948" calcext:value-type="float">
            <text:p>8.98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52" calcext:value-type="float">
            <text:p>8.98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56" calcext:value-type="float">
            <text:p>8.98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6" calcext:value-type="float">
            <text:p>8.9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64" calcext:value-type="float">
            <text:p>8.989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968" calcext:value-type="float">
            <text:p>8.98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72" calcext:value-type="float">
            <text:p>8.98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76" calcext:value-type="float">
            <text:p>8.989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898" calcext:value-type="float">
            <text:p>8.98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84" calcext:value-type="float">
            <text:p>8.98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88" calcext:value-type="float">
            <text:p>8.98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92" calcext:value-type="float">
            <text:p>8.98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8996" calcext:value-type="float">
            <text:p>8.98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04" calcext:value-type="float">
            <text:p>8.99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08" calcext:value-type="float">
            <text:p>8.99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12" calcext:value-type="float">
            <text:p>8.99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16" calcext:value-type="float">
            <text:p>8.99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2" calcext:value-type="float">
            <text:p>8.99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24" calcext:value-type="float">
            <text:p>8.99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28" calcext:value-type="float">
            <text:p>8.99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32" calcext:value-type="float">
            <text:p>8.99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36" calcext:value-type="float">
            <text:p>8.99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4" calcext:value-type="float">
            <text:p>8.9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44" calcext:value-type="float">
            <text:p>8.99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48" calcext:value-type="float">
            <text:p>8.99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52" calcext:value-type="float">
            <text:p>8.99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56" calcext:value-type="float">
            <text:p>8.99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6" calcext:value-type="float">
            <text:p>8.990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064" calcext:value-type="float">
            <text:p>8.990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068" calcext:value-type="float">
            <text:p>8.99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72" calcext:value-type="float">
            <text:p>8.99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76" calcext:value-type="float">
            <text:p>8.99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8" calcext:value-type="float">
            <text:p>8.9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84" calcext:value-type="float">
            <text:p>8.99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88" calcext:value-type="float">
            <text:p>8.99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92" calcext:value-type="float">
            <text:p>8.99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096" calcext:value-type="float">
            <text:p>8.99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" calcext:value-type="float">
            <text:p>8.99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04" calcext:value-type="float">
            <text:p>8.991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108" calcext:value-type="float">
            <text:p>8.99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12" calcext:value-type="float">
            <text:p>8.99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16" calcext:value-type="float">
            <text:p>8.99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2" calcext:value-type="float">
            <text:p>8.9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24" calcext:value-type="float">
            <text:p>8.99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28" calcext:value-type="float">
            <text:p>8.991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132" calcext:value-type="float">
            <text:p>8.99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36" calcext:value-type="float">
            <text:p>8.99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4" calcext:value-type="float">
            <text:p>8.991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144" calcext:value-type="float">
            <text:p>8.99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48" calcext:value-type="float">
            <text:p>8.99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152" calcext:value-type="float">
            <text:p>8.991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156" calcext:value-type="float">
            <text:p>8.99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6" calcext:value-type="float">
            <text:p>8.9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64" calcext:value-type="float">
            <text:p>8.99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68" calcext:value-type="float">
            <text:p>8.99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72" calcext:value-type="float">
            <text:p>8.99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76" calcext:value-type="float">
            <text:p>8.99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8" calcext:value-type="float">
            <text:p>8.99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84" calcext:value-type="float">
            <text:p>8.99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88" calcext:value-type="float">
            <text:p>8.99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92" calcext:value-type="float">
            <text:p>8.99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196" calcext:value-type="float">
            <text:p>8.99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" calcext:value-type="float">
            <text:p>8.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04" calcext:value-type="float">
            <text:p>8.99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08" calcext:value-type="float">
            <text:p>8.99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12" calcext:value-type="float">
            <text:p>8.99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16" calcext:value-type="float">
            <text:p>8.992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2" calcext:value-type="float">
            <text:p>8.99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24" calcext:value-type="float">
            <text:p>8.992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28" calcext:value-type="float">
            <text:p>8.99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32" calcext:value-type="float">
            <text:p>8.99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36" calcext:value-type="float">
            <text:p>8.992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4" calcext:value-type="float">
            <text:p>8.9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44" calcext:value-type="float">
            <text:p>8.992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48" calcext:value-type="float">
            <text:p>8.99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52" calcext:value-type="float">
            <text:p>8.99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56" calcext:value-type="float">
            <text:p>8.99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6" calcext:value-type="float">
            <text:p>8.99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64" calcext:value-type="float">
            <text:p>8.99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68" calcext:value-type="float">
            <text:p>8.99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72" calcext:value-type="float">
            <text:p>8.992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76" calcext:value-type="float">
            <text:p>8.99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8" calcext:value-type="float">
            <text:p>8.9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84" calcext:value-type="float">
            <text:p>8.992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288" calcext:value-type="float">
            <text:p>8.99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92" calcext:value-type="float">
            <text:p>8.99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296" calcext:value-type="float">
            <text:p>8.99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" calcext:value-type="float">
            <text:p>8.99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04" calcext:value-type="float">
            <text:p>8.99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08" calcext:value-type="float">
            <text:p>8.99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12" calcext:value-type="float">
            <text:p>8.99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16" calcext:value-type="float">
            <text:p>8.99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2" calcext:value-type="float">
            <text:p>8.9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24" calcext:value-type="float">
            <text:p>8.993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328" calcext:value-type="float">
            <text:p>8.99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32" calcext:value-type="float">
            <text:p>8.99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36" calcext:value-type="float">
            <text:p>8.99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4" calcext:value-type="float">
            <text:p>8.99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44" calcext:value-type="float">
            <text:p>8.993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348" calcext:value-type="float">
            <text:p>8.993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352" calcext:value-type="float">
            <text:p>8.99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56" calcext:value-type="float">
            <text:p>8.99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6" calcext:value-type="float">
            <text:p>8.9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64" calcext:value-type="float">
            <text:p>8.99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68" calcext:value-type="float">
            <text:p>8.99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72" calcext:value-type="float">
            <text:p>8.99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76" calcext:value-type="float">
            <text:p>8.99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8" calcext:value-type="float">
            <text:p>8.99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84" calcext:value-type="float">
            <text:p>8.99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88" calcext:value-type="float">
            <text:p>8.99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92" calcext:value-type="float">
            <text:p>8.99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396" calcext:value-type="float">
            <text:p>8.99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" calcext:value-type="float">
            <text:p>8.9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04" calcext:value-type="float">
            <text:p>8.99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08" calcext:value-type="float">
            <text:p>8.99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12" calcext:value-type="float">
            <text:p>8.99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16" calcext:value-type="float">
            <text:p>8.99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2" calcext:value-type="float">
            <text:p>8.99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24" calcext:value-type="float">
            <text:p>8.99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28" calcext:value-type="float">
            <text:p>8.99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32" calcext:value-type="float">
            <text:p>8.99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36" calcext:value-type="float">
            <text:p>8.99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4" calcext:value-type="float">
            <text:p>8.9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44" calcext:value-type="float">
            <text:p>8.99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48" calcext:value-type="float">
            <text:p>8.99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52" calcext:value-type="float">
            <text:p>8.99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56" calcext:value-type="float">
            <text:p>8.99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6" calcext:value-type="float">
            <text:p>8.99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64" calcext:value-type="float">
            <text:p>8.99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68" calcext:value-type="float">
            <text:p>8.99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72" calcext:value-type="float">
            <text:p>8.99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76" calcext:value-type="float">
            <text:p>8.99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8" calcext:value-type="float">
            <text:p>8.9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84" calcext:value-type="float">
            <text:p>8.99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88" calcext:value-type="float">
            <text:p>8.994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492" calcext:value-type="float">
            <text:p>8.99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496" calcext:value-type="float">
            <text:p>8.994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5" calcext:value-type="float">
            <text:p>8.99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04" calcext:value-type="float">
            <text:p>8.99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08" calcext:value-type="float">
            <text:p>8.99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12" calcext:value-type="float">
            <text:p>8.99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16" calcext:value-type="float">
            <text:p>8.99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2" calcext:value-type="float">
            <text:p>8.9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24" calcext:value-type="float">
            <text:p>8.99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28" calcext:value-type="float">
            <text:p>8.99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32" calcext:value-type="float">
            <text:p>8.99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36" calcext:value-type="float">
            <text:p>8.99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4" calcext:value-type="float">
            <text:p>8.99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44" calcext:value-type="float">
            <text:p>8.99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48" calcext:value-type="float">
            <text:p>8.99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52" calcext:value-type="float">
            <text:p>8.99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56" calcext:value-type="float">
            <text:p>8.99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6" calcext:value-type="float">
            <text:p>8.9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64" calcext:value-type="float">
            <text:p>8.99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68" calcext:value-type="float">
            <text:p>8.99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72" calcext:value-type="float">
            <text:p>8.99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76" calcext:value-type="float">
            <text:p>8.99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8" calcext:value-type="float">
            <text:p>8.99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584" calcext:value-type="float">
            <text:p>8.99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88" calcext:value-type="float">
            <text:p>8.99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92" calcext:value-type="float">
            <text:p>8.99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" calcext:value-type="float">
            <text:p>8.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04" calcext:value-type="float">
            <text:p>8.99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08" calcext:value-type="float">
            <text:p>8.99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12" calcext:value-type="float">
            <text:p>8.99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16" calcext:value-type="float">
            <text:p>8.99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2" calcext:value-type="float">
            <text:p>8.99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24" calcext:value-type="float">
            <text:p>8.99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28" calcext:value-type="float">
            <text:p>8.99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32" calcext:value-type="float">
            <text:p>8.99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36" calcext:value-type="float">
            <text:p>8.99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4" calcext:value-type="float">
            <text:p>8.99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644" calcext:value-type="float">
            <text:p>8.99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48" calcext:value-type="float">
            <text:p>8.99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52" calcext:value-type="float">
            <text:p>8.99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56" calcext:value-type="float">
            <text:p>8.99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6" calcext:value-type="float">
            <text:p>8.99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64" calcext:value-type="float">
            <text:p>8.99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68" calcext:value-type="float">
            <text:p>8.99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72" calcext:value-type="float">
            <text:p>8.99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76" calcext:value-type="float">
            <text:p>8.99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8" calcext:value-type="float">
            <text:p>8.9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84" calcext:value-type="float">
            <text:p>8.99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88" calcext:value-type="float">
            <text:p>8.996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9692" calcext:value-type="float">
            <text:p>8.99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696" calcext:value-type="float">
            <text:p>8.996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" calcext:value-type="float">
            <text:p>8.99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04" calcext:value-type="float">
            <text:p>8.99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08" calcext:value-type="float">
            <text:p>8.99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12" calcext:value-type="float">
            <text:p>8.99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16" calcext:value-type="float">
            <text:p>8.997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2" calcext:value-type="float">
            <text:p>8.9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24" calcext:value-type="float">
            <text:p>8.997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28" calcext:value-type="float">
            <text:p>8.99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32" calcext:value-type="float">
            <text:p>8.99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36" calcext:value-type="float">
            <text:p>8.997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4" calcext:value-type="float">
            <text:p>8.99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44" calcext:value-type="float">
            <text:p>8.99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48" calcext:value-type="float">
            <text:p>8.99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52" calcext:value-type="float">
            <text:p>8.99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56" calcext:value-type="float">
            <text:p>8.99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6" calcext:value-type="float">
            <text:p>8.9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64" calcext:value-type="float">
            <text:p>8.997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68" calcext:value-type="float">
            <text:p>8.99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72" calcext:value-type="float">
            <text:p>8.99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76" calcext:value-type="float">
            <text:p>8.99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8" calcext:value-type="float">
            <text:p>8.997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.99784" calcext:value-type="float">
            <text:p>8.99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88" calcext:value-type="float">
            <text:p>8.997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792" calcext:value-type="float">
            <text:p>8.99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796" calcext:value-type="float">
            <text:p>8.99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" calcext:value-type="float">
            <text:p>8.9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04" calcext:value-type="float">
            <text:p>8.99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08" calcext:value-type="float">
            <text:p>8.99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12" calcext:value-type="float">
            <text:p>8.99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16" calcext:value-type="float">
            <text:p>8.99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2" calcext:value-type="float">
            <text:p>8.99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24" calcext:value-type="float">
            <text:p>8.99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28" calcext:value-type="float">
            <text:p>8.99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32" calcext:value-type="float">
            <text:p>8.998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836" calcext:value-type="float">
            <text:p>8.99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4" calcext:value-type="float">
            <text:p>8.9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44" calcext:value-type="float">
            <text:p>8.99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48" calcext:value-type="float">
            <text:p>8.99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52" calcext:value-type="float">
            <text:p>8.99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56" calcext:value-type="float">
            <text:p>8.99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6" calcext:value-type="float">
            <text:p>8.99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64" calcext:value-type="float">
            <text:p>8.99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68" calcext:value-type="float">
            <text:p>8.99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72" calcext:value-type="float">
            <text:p>8.99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76" calcext:value-type="float">
            <text:p>8.99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8" calcext:value-type="float">
            <text:p>8.9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84" calcext:value-type="float">
            <text:p>8.998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888" calcext:value-type="float">
            <text:p>8.99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92" calcext:value-type="float">
            <text:p>8.99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896" calcext:value-type="float">
            <text:p>8.99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" calcext:value-type="float">
            <text:p>8.99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04" calcext:value-type="float">
            <text:p>8.99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08" calcext:value-type="float">
            <text:p>8.99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12" calcext:value-type="float">
            <text:p>8.99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16" calcext:value-type="float">
            <text:p>8.999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.9992" calcext:value-type="float">
            <text:p>8.9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24" calcext:value-type="float">
            <text:p>8.99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28" calcext:value-type="float">
            <text:p>8.99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32" calcext:value-type="float">
            <text:p>8.99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36" calcext:value-type="float">
            <text:p>8.99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4" calcext:value-type="float">
            <text:p>8.99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44" calcext:value-type="float">
            <text:p>8.99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48" calcext:value-type="float">
            <text:p>8.99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52" calcext:value-type="float">
            <text:p>8.99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56" calcext:value-type="float">
            <text:p>8.99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6" calcext:value-type="float">
            <text:p>8.9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64" calcext:value-type="float">
            <text:p>8.99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68" calcext:value-type="float">
            <text:p>8.99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72" calcext:value-type="float">
            <text:p>8.99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76" calcext:value-type="float">
            <text:p>8.99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8" calcext:value-type="float">
            <text:p>8.99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84" calcext:value-type="float">
            <text:p>8.99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88" calcext:value-type="float">
            <text:p>8.99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92" calcext:value-type="float">
            <text:p>8.99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8.99996" calcext:value-type="float">
            <text:p>8.99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04" calcext:value-type="float">
            <text:p>9.000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008" calcext:value-type="float">
            <text:p>9.00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12" calcext:value-type="float">
            <text:p>9.00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16" calcext:value-type="float">
            <text:p>9.000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02" calcext:value-type="float">
            <text:p>9.00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24" calcext:value-type="float">
            <text:p>9.00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28" calcext:value-type="float">
            <text:p>9.00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32" calcext:value-type="float">
            <text:p>9.00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36" calcext:value-type="float">
            <text:p>9.00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4" calcext:value-type="float">
            <text:p>9.0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44" calcext:value-type="float">
            <text:p>9.00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48" calcext:value-type="float">
            <text:p>9.00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52" calcext:value-type="float">
            <text:p>9.00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56" calcext:value-type="float">
            <text:p>9.00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6" calcext:value-type="float">
            <text:p>9.00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64" calcext:value-type="float">
            <text:p>9.00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68" calcext:value-type="float">
            <text:p>9.000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072" calcext:value-type="float">
            <text:p>9.00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76" calcext:value-type="float">
            <text:p>9.000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08" calcext:value-type="float">
            <text:p>9.0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84" calcext:value-type="float">
            <text:p>9.00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88" calcext:value-type="float">
            <text:p>9.00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92" calcext:value-type="float">
            <text:p>9.00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096" calcext:value-type="float">
            <text:p>9.00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" calcext:value-type="float">
            <text:p>9.00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04" calcext:value-type="float">
            <text:p>9.00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08" calcext:value-type="float">
            <text:p>9.00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12" calcext:value-type="float">
            <text:p>9.00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16" calcext:value-type="float">
            <text:p>9.00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24" calcext:value-type="float">
            <text:p>9.001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128" calcext:value-type="float">
            <text:p>9.00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32" calcext:value-type="float">
            <text:p>9.00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36" calcext:value-type="float">
            <text:p>9.00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4" calcext:value-type="float">
            <text:p>9.00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44" calcext:value-type="float">
            <text:p>9.00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48" calcext:value-type="float">
            <text:p>9.00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52" calcext:value-type="float">
            <text:p>9.00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56" calcext:value-type="float">
            <text:p>9.00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6" calcext:value-type="float">
            <text:p>9.0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64" calcext:value-type="float">
            <text:p>9.001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168" calcext:value-type="float">
            <text:p>9.00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72" calcext:value-type="float">
            <text:p>9.001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176" calcext:value-type="float">
            <text:p>9.001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18" calcext:value-type="float">
            <text:p>9.00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84" calcext:value-type="float">
            <text:p>9.00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88" calcext:value-type="float">
            <text:p>9.00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92" calcext:value-type="float">
            <text:p>9.00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196" calcext:value-type="float">
            <text:p>9.00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" calcext:value-type="float">
            <text:p>9.0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04" calcext:value-type="float">
            <text:p>9.00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08" calcext:value-type="float">
            <text:p>9.00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12" calcext:value-type="float">
            <text:p>9.00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16" calcext:value-type="float">
            <text:p>9.00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2" calcext:value-type="float">
            <text:p>9.00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24" calcext:value-type="float">
            <text:p>9.00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28" calcext:value-type="float">
            <text:p>9.00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32" calcext:value-type="float">
            <text:p>9.00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36" calcext:value-type="float">
            <text:p>9.00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4" calcext:value-type="float">
            <text:p>9.0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44" calcext:value-type="float">
            <text:p>9.00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48" calcext:value-type="float">
            <text:p>9.00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52" calcext:value-type="float">
            <text:p>9.00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56" calcext:value-type="float">
            <text:p>9.00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6" calcext:value-type="float">
            <text:p>9.00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64" calcext:value-type="float">
            <text:p>9.00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68" calcext:value-type="float">
            <text:p>9.00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72" calcext:value-type="float">
            <text:p>9.00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76" calcext:value-type="float">
            <text:p>9.00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8" calcext:value-type="float">
            <text:p>9.0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84" calcext:value-type="float">
            <text:p>9.00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88" calcext:value-type="float">
            <text:p>9.00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92" calcext:value-type="float">
            <text:p>9.00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296" calcext:value-type="float">
            <text:p>9.00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" calcext:value-type="float">
            <text:p>9.00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304" calcext:value-type="float">
            <text:p>9.00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08" calcext:value-type="float">
            <text:p>9.00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12" calcext:value-type="float">
            <text:p>9.00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16" calcext:value-type="float">
            <text:p>9.00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2" calcext:value-type="float">
            <text:p>9.0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24" calcext:value-type="float">
            <text:p>9.00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28" calcext:value-type="float">
            <text:p>9.00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32" calcext:value-type="float">
            <text:p>9.00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36" calcext:value-type="float">
            <text:p>9.00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4" calcext:value-type="float">
            <text:p>9.00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44" calcext:value-type="float">
            <text:p>9.00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48" calcext:value-type="float">
            <text:p>9.00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52" calcext:value-type="float">
            <text:p>9.00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56" calcext:value-type="float">
            <text:p>9.00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6" calcext:value-type="float">
            <text:p>9.0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64" calcext:value-type="float">
            <text:p>9.00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68" calcext:value-type="float">
            <text:p>9.00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72" calcext:value-type="float">
            <text:p>9.00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76" calcext:value-type="float">
            <text:p>9.00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8" calcext:value-type="float">
            <text:p>9.00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84" calcext:value-type="float">
            <text:p>9.00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388" calcext:value-type="float">
            <text:p>9.003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392" calcext:value-type="float">
            <text:p>9.003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396" calcext:value-type="float">
            <text:p>9.00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" calcext:value-type="float">
            <text:p>9.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04" calcext:value-type="float">
            <text:p>9.004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408" calcext:value-type="float">
            <text:p>9.00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12" calcext:value-type="float">
            <text:p>9.00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16" calcext:value-type="float">
            <text:p>9.00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2" calcext:value-type="float">
            <text:p>9.00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24" calcext:value-type="float">
            <text:p>9.00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28" calcext:value-type="float">
            <text:p>9.00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32" calcext:value-type="float">
            <text:p>9.00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36" calcext:value-type="float">
            <text:p>9.00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4" calcext:value-type="float">
            <text:p>9.0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44" calcext:value-type="float">
            <text:p>9.00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48" calcext:value-type="float">
            <text:p>9.004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452" calcext:value-type="float">
            <text:p>9.00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56" calcext:value-type="float">
            <text:p>9.00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6" calcext:value-type="float">
            <text:p>9.00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64" calcext:value-type="float">
            <text:p>9.00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68" calcext:value-type="float">
            <text:p>9.00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72" calcext:value-type="float">
            <text:p>9.00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76" calcext:value-type="float">
            <text:p>9.00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8" calcext:value-type="float">
            <text:p>9.0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84" calcext:value-type="float">
            <text:p>9.00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88" calcext:value-type="float">
            <text:p>9.00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492" calcext:value-type="float">
            <text:p>9.004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496" calcext:value-type="float">
            <text:p>9.00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" calcext:value-type="float">
            <text:p>9.0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04" calcext:value-type="float">
            <text:p>9.00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08" calcext:value-type="float">
            <text:p>9.00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12" calcext:value-type="float">
            <text:p>9.00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16" calcext:value-type="float">
            <text:p>9.00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2" calcext:value-type="float">
            <text:p>9.0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24" calcext:value-type="float">
            <text:p>9.00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28" calcext:value-type="float">
            <text:p>9.00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32" calcext:value-type="float">
            <text:p>9.00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36" calcext:value-type="float">
            <text:p>9.00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4" calcext:value-type="float">
            <text:p>9.00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44" calcext:value-type="float">
            <text:p>9.00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48" calcext:value-type="float">
            <text:p>9.00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52" calcext:value-type="float">
            <text:p>9.00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56" calcext:value-type="float">
            <text:p>9.00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6" calcext:value-type="float">
            <text:p>9.0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64" calcext:value-type="float">
            <text:p>9.00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68" calcext:value-type="float">
            <text:p>9.00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72" calcext:value-type="float">
            <text:p>9.00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76" calcext:value-type="float">
            <text:p>9.00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8" calcext:value-type="float">
            <text:p>9.00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584" calcext:value-type="float">
            <text:p>9.00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88" calcext:value-type="float">
            <text:p>9.00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92" calcext:value-type="float">
            <text:p>9.00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596" calcext:value-type="float">
            <text:p>9.00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" calcext:value-type="float">
            <text:p>9.0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04" calcext:value-type="float">
            <text:p>9.00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08" calcext:value-type="float">
            <text:p>9.00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12" calcext:value-type="float">
            <text:p>9.00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16" calcext:value-type="float">
            <text:p>9.006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62" calcext:value-type="float">
            <text:p>9.00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24" calcext:value-type="float">
            <text:p>9.00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28" calcext:value-type="float">
            <text:p>9.00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32" calcext:value-type="float">
            <text:p>9.00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36" calcext:value-type="float">
            <text:p>9.00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4" calcext:value-type="float">
            <text:p>9.0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44" calcext:value-type="float">
            <text:p>9.00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48" calcext:value-type="float">
            <text:p>9.00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52" calcext:value-type="float">
            <text:p>9.006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656" calcext:value-type="float">
            <text:p>9.00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6" calcext:value-type="float">
            <text:p>9.00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64" calcext:value-type="float">
            <text:p>9.00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68" calcext:value-type="float">
            <text:p>9.00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72" calcext:value-type="float">
            <text:p>9.00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76" calcext:value-type="float">
            <text:p>9.00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8" calcext:value-type="float">
            <text:p>9.0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84" calcext:value-type="float">
            <text:p>9.00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88" calcext:value-type="float">
            <text:p>9.00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92" calcext:value-type="float">
            <text:p>9.00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696" calcext:value-type="float">
            <text:p>9.00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" calcext:value-type="float">
            <text:p>9.00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04" calcext:value-type="float">
            <text:p>9.007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708" calcext:value-type="float">
            <text:p>9.007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712" calcext:value-type="float">
            <text:p>9.00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16" calcext:value-type="float">
            <text:p>9.00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2" calcext:value-type="float">
            <text:p>9.0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24" calcext:value-type="float">
            <text:p>9.007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728" calcext:value-type="float">
            <text:p>9.00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32" calcext:value-type="float">
            <text:p>9.00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36" calcext:value-type="float">
            <text:p>9.00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4" calcext:value-type="float">
            <text:p>9.00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44" calcext:value-type="float">
            <text:p>9.00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48" calcext:value-type="float">
            <text:p>9.00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52" calcext:value-type="float">
            <text:p>9.00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56" calcext:value-type="float">
            <text:p>9.00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6" calcext:value-type="float">
            <text:p>9.0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64" calcext:value-type="float">
            <text:p>9.00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68" calcext:value-type="float">
            <text:p>9.00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72" calcext:value-type="float">
            <text:p>9.00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76" calcext:value-type="float">
            <text:p>9.00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8" calcext:value-type="float">
            <text:p>9.00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84" calcext:value-type="float">
            <text:p>9.007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788" calcext:value-type="float">
            <text:p>9.007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792" calcext:value-type="float">
            <text:p>9.00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796" calcext:value-type="float">
            <text:p>9.00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" calcext:value-type="float">
            <text:p>9.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04" calcext:value-type="float">
            <text:p>9.00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08" calcext:value-type="float">
            <text:p>9.00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12" calcext:value-type="float">
            <text:p>9.00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16" calcext:value-type="float">
            <text:p>9.00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2" calcext:value-type="float">
            <text:p>9.00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24" calcext:value-type="float">
            <text:p>9.00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28" calcext:value-type="float">
            <text:p>9.00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32" calcext:value-type="float">
            <text:p>9.00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36" calcext:value-type="float">
            <text:p>9.00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4" calcext:value-type="float">
            <text:p>9.0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44" calcext:value-type="float">
            <text:p>9.008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848" calcext:value-type="float">
            <text:p>9.00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52" calcext:value-type="float">
            <text:p>9.00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56" calcext:value-type="float">
            <text:p>9.00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6" calcext:value-type="float">
            <text:p>9.00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64" calcext:value-type="float">
            <text:p>9.00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68" calcext:value-type="float">
            <text:p>9.00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72" calcext:value-type="float">
            <text:p>9.00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76" calcext:value-type="float">
            <text:p>9.00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8" calcext:value-type="float">
            <text:p>9.0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84" calcext:value-type="float">
            <text:p>9.008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888" calcext:value-type="float">
            <text:p>9.00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92" calcext:value-type="float">
            <text:p>9.00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896" calcext:value-type="float">
            <text:p>9.008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9" calcext:value-type="float">
            <text:p>9.0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04" calcext:value-type="float">
            <text:p>9.00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08" calcext:value-type="float">
            <text:p>9.00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12" calcext:value-type="float">
            <text:p>9.00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16" calcext:value-type="float">
            <text:p>9.009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92" calcext:value-type="float">
            <text:p>9.0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24" calcext:value-type="float">
            <text:p>9.00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28" calcext:value-type="float">
            <text:p>9.00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32" calcext:value-type="float">
            <text:p>9.00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36" calcext:value-type="float">
            <text:p>9.009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94" calcext:value-type="float">
            <text:p>9.00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44" calcext:value-type="float">
            <text:p>9.00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48" calcext:value-type="float">
            <text:p>9.00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52" calcext:value-type="float">
            <text:p>9.00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56" calcext:value-type="float">
            <text:p>9.009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96" calcext:value-type="float">
            <text:p>9.0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64" calcext:value-type="float">
            <text:p>9.00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68" calcext:value-type="float">
            <text:p>9.00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72" calcext:value-type="float">
            <text:p>9.00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76" calcext:value-type="float">
            <text:p>9.009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098" calcext:value-type="float">
            <text:p>9.00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84" calcext:value-type="float">
            <text:p>9.00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88" calcext:value-type="float">
            <text:p>9.00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92" calcext:value-type="float">
            <text:p>9.00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0996" calcext:value-type="float">
            <text:p>9.00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04" calcext:value-type="float">
            <text:p>9.01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08" calcext:value-type="float">
            <text:p>9.010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012" calcext:value-type="float">
            <text:p>9.01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16" calcext:value-type="float">
            <text:p>9.01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2" calcext:value-type="float">
            <text:p>9.01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24" calcext:value-type="float">
            <text:p>9.01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28" calcext:value-type="float">
            <text:p>9.01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32" calcext:value-type="float">
            <text:p>9.01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36" calcext:value-type="float">
            <text:p>9.010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04" calcext:value-type="float">
            <text:p>9.0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44" calcext:value-type="float">
            <text:p>9.01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48" calcext:value-type="float">
            <text:p>9.01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52" calcext:value-type="float">
            <text:p>9.01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56" calcext:value-type="float">
            <text:p>9.01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6" calcext:value-type="float">
            <text:p>9.01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64" calcext:value-type="float">
            <text:p>9.010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068" calcext:value-type="float">
            <text:p>9.01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72" calcext:value-type="float">
            <text:p>9.01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76" calcext:value-type="float">
            <text:p>9.010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08" calcext:value-type="float">
            <text:p>9.0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84" calcext:value-type="float">
            <text:p>9.01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88" calcext:value-type="float">
            <text:p>9.01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92" calcext:value-type="float">
            <text:p>9.01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096" calcext:value-type="float">
            <text:p>9.01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" calcext:value-type="float">
            <text:p>9.01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04" calcext:value-type="float">
            <text:p>9.011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108" calcext:value-type="float">
            <text:p>9.01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12" calcext:value-type="float">
            <text:p>9.01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16" calcext:value-type="float">
            <text:p>9.01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2" calcext:value-type="float">
            <text:p>9.0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24" calcext:value-type="float">
            <text:p>9.01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28" calcext:value-type="float">
            <text:p>9.01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32" calcext:value-type="float">
            <text:p>9.01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36" calcext:value-type="float">
            <text:p>9.01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4" calcext:value-type="float">
            <text:p>9.011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144" calcext:value-type="float">
            <text:p>9.01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48" calcext:value-type="float">
            <text:p>9.01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52" calcext:value-type="float">
            <text:p>9.01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56" calcext:value-type="float">
            <text:p>9.01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6" calcext:value-type="float">
            <text:p>9.0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64" calcext:value-type="float">
            <text:p>9.01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68" calcext:value-type="float">
            <text:p>9.01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172" calcext:value-type="float">
            <text:p>9.01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76" calcext:value-type="float">
            <text:p>9.01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8" calcext:value-type="float">
            <text:p>9.01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84" calcext:value-type="float">
            <text:p>9.01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88" calcext:value-type="float">
            <text:p>9.01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92" calcext:value-type="float">
            <text:p>9.01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196" calcext:value-type="float">
            <text:p>9.01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" calcext:value-type="float">
            <text:p>9.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04" calcext:value-type="float">
            <text:p>9.01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08" calcext:value-type="float">
            <text:p>9.01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12" calcext:value-type="float">
            <text:p>9.01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16" calcext:value-type="float">
            <text:p>9.01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2" calcext:value-type="float">
            <text:p>9.01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24" calcext:value-type="float">
            <text:p>9.01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28" calcext:value-type="float">
            <text:p>9.01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32" calcext:value-type="float">
            <text:p>9.01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36" calcext:value-type="float">
            <text:p>9.01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4" calcext:value-type="float">
            <text:p>9.0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44" calcext:value-type="float">
            <text:p>9.01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48" calcext:value-type="float">
            <text:p>9.01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52" calcext:value-type="float">
            <text:p>9.01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56" calcext:value-type="float">
            <text:p>9.01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6" calcext:value-type="float">
            <text:p>9.01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64" calcext:value-type="float">
            <text:p>9.012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268" calcext:value-type="float">
            <text:p>9.01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72" calcext:value-type="float">
            <text:p>9.01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76" calcext:value-type="float">
            <text:p>9.01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8" calcext:value-type="float">
            <text:p>9.0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84" calcext:value-type="float">
            <text:p>9.01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88" calcext:value-type="float">
            <text:p>9.01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92" calcext:value-type="float">
            <text:p>9.01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296" calcext:value-type="float">
            <text:p>9.01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" calcext:value-type="float">
            <text:p>9.01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04" calcext:value-type="float">
            <text:p>9.01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08" calcext:value-type="float">
            <text:p>9.013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312" calcext:value-type="float">
            <text:p>9.01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16" calcext:value-type="float">
            <text:p>9.01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2" calcext:value-type="float">
            <text:p>9.0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24" calcext:value-type="float">
            <text:p>9.01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28" calcext:value-type="float">
            <text:p>9.01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32" calcext:value-type="float">
            <text:p>9.013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1336" calcext:value-type="float">
            <text:p>9.01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4" calcext:value-type="float">
            <text:p>9.01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44" calcext:value-type="float">
            <text:p>9.01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48" calcext:value-type="float">
            <text:p>9.01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52" calcext:value-type="float">
            <text:p>9.01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56" calcext:value-type="float">
            <text:p>9.01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6" calcext:value-type="float">
            <text:p>9.0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64" calcext:value-type="float">
            <text:p>9.01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68" calcext:value-type="float">
            <text:p>9.01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72" calcext:value-type="float">
            <text:p>9.01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76" calcext:value-type="float">
            <text:p>9.013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38" calcext:value-type="float">
            <text:p>9.01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84" calcext:value-type="float">
            <text:p>9.01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88" calcext:value-type="float">
            <text:p>9.013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392" calcext:value-type="float">
            <text:p>9.01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396" calcext:value-type="float">
            <text:p>9.01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" calcext:value-type="float">
            <text:p>9.0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04" calcext:value-type="float">
            <text:p>9.01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08" calcext:value-type="float">
            <text:p>9.01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12" calcext:value-type="float">
            <text:p>9.014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416" calcext:value-type="float">
            <text:p>9.01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2" calcext:value-type="float">
            <text:p>9.01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24" calcext:value-type="float">
            <text:p>9.01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28" calcext:value-type="float">
            <text:p>9.01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32" calcext:value-type="float">
            <text:p>9.01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36" calcext:value-type="float">
            <text:p>9.01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4" calcext:value-type="float">
            <text:p>9.0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44" calcext:value-type="float">
            <text:p>9.01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48" calcext:value-type="float">
            <text:p>9.01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52" calcext:value-type="float">
            <text:p>9.01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56" calcext:value-type="float">
            <text:p>9.01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6" calcext:value-type="float">
            <text:p>9.01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64" calcext:value-type="float">
            <text:p>9.01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68" calcext:value-type="float">
            <text:p>9.01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72" calcext:value-type="float">
            <text:p>9.01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76" calcext:value-type="float">
            <text:p>9.01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8" calcext:value-type="float">
            <text:p>9.0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84" calcext:value-type="float">
            <text:p>9.01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88" calcext:value-type="float">
            <text:p>9.01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92" calcext:value-type="float">
            <text:p>9.01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496" calcext:value-type="float">
            <text:p>9.01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" calcext:value-type="float">
            <text:p>9.01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04" calcext:value-type="float">
            <text:p>9.015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508" calcext:value-type="float">
            <text:p>9.01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12" calcext:value-type="float">
            <text:p>9.01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16" calcext:value-type="float">
            <text:p>9.01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2" calcext:value-type="float">
            <text:p>9.01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524" calcext:value-type="float">
            <text:p>9.01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28" calcext:value-type="float">
            <text:p>9.01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32" calcext:value-type="float">
            <text:p>9.01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36" calcext:value-type="float">
            <text:p>9.01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4" calcext:value-type="float">
            <text:p>9.01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44" calcext:value-type="float">
            <text:p>9.01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48" calcext:value-type="float">
            <text:p>9.01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52" calcext:value-type="float">
            <text:p>9.015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556" calcext:value-type="float">
            <text:p>9.01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6" calcext:value-type="float">
            <text:p>9.0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64" calcext:value-type="float">
            <text:p>9.01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68" calcext:value-type="float">
            <text:p>9.01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72" calcext:value-type="float">
            <text:p>9.01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76" calcext:value-type="float">
            <text:p>9.01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8" calcext:value-type="float">
            <text:p>9.01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84" calcext:value-type="float">
            <text:p>9.01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88" calcext:value-type="float">
            <text:p>9.01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92" calcext:value-type="float">
            <text:p>9.01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596" calcext:value-type="float">
            <text:p>9.01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" calcext:value-type="float">
            <text:p>9.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04" calcext:value-type="float">
            <text:p>9.01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08" calcext:value-type="float">
            <text:p>9.01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12" calcext:value-type="float">
            <text:p>9.01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16" calcext:value-type="float">
            <text:p>9.01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2" calcext:value-type="float">
            <text:p>9.01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24" calcext:value-type="float">
            <text:p>9.016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628" calcext:value-type="float">
            <text:p>9.01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32" calcext:value-type="float">
            <text:p>9.01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36" calcext:value-type="float">
            <text:p>9.01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4" calcext:value-type="float">
            <text:p>9.01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644" calcext:value-type="float">
            <text:p>9.01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48" calcext:value-type="float">
            <text:p>9.01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52" calcext:value-type="float">
            <text:p>9.01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56" calcext:value-type="float">
            <text:p>9.01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6" calcext:value-type="float">
            <text:p>9.01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64" calcext:value-type="float">
            <text:p>9.01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68" calcext:value-type="float">
            <text:p>9.01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72" calcext:value-type="float">
            <text:p>9.01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76" calcext:value-type="float">
            <text:p>9.016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84" calcext:value-type="float">
            <text:p>9.01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88" calcext:value-type="float">
            <text:p>9.016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692" calcext:value-type="float">
            <text:p>9.01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696" calcext:value-type="float">
            <text:p>9.016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7" calcext:value-type="float">
            <text:p>9.01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04" calcext:value-type="float">
            <text:p>9.01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08" calcext:value-type="float">
            <text:p>9.01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12" calcext:value-type="float">
            <text:p>9.01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16" calcext:value-type="float">
            <text:p>9.01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2" calcext:value-type="float">
            <text:p>9.0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24" calcext:value-type="float">
            <text:p>9.01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28" calcext:value-type="float">
            <text:p>9.017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732" calcext:value-type="float">
            <text:p>9.01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36" calcext:value-type="float">
            <text:p>9.01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4" calcext:value-type="float">
            <text:p>9.01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44" calcext:value-type="float">
            <text:p>9.01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48" calcext:value-type="float">
            <text:p>9.017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752" calcext:value-type="float">
            <text:p>9.01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56" calcext:value-type="float">
            <text:p>9.017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76" calcext:value-type="float">
            <text:p>9.0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64" calcext:value-type="float">
            <text:p>9.01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68" calcext:value-type="float">
            <text:p>9.01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72" calcext:value-type="float">
            <text:p>9.01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76" calcext:value-type="float">
            <text:p>9.017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78" calcext:value-type="float">
            <text:p>9.01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84" calcext:value-type="float">
            <text:p>9.01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88" calcext:value-type="float">
            <text:p>9.01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92" calcext:value-type="float">
            <text:p>9.01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796" calcext:value-type="float">
            <text:p>9.017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8" calcext:value-type="float">
            <text:p>9.0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04" calcext:value-type="float">
            <text:p>9.01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08" calcext:value-type="float">
            <text:p>9.01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12" calcext:value-type="float">
            <text:p>9.018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816" calcext:value-type="float">
            <text:p>9.01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2" calcext:value-type="float">
            <text:p>9.018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824" calcext:value-type="float">
            <text:p>9.01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28" calcext:value-type="float">
            <text:p>9.01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32" calcext:value-type="float">
            <text:p>9.018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836" calcext:value-type="float">
            <text:p>9.01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4" calcext:value-type="float">
            <text:p>9.0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44" calcext:value-type="float">
            <text:p>9.01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48" calcext:value-type="float">
            <text:p>9.01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52" calcext:value-type="float">
            <text:p>9.01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56" calcext:value-type="float">
            <text:p>9.018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86" calcext:value-type="float">
            <text:p>9.01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64" calcext:value-type="float">
            <text:p>9.01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68" calcext:value-type="float">
            <text:p>9.01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72" calcext:value-type="float">
            <text:p>9.01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76" calcext:value-type="float">
            <text:p>9.01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8" calcext:value-type="float">
            <text:p>9.0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84" calcext:value-type="float">
            <text:p>9.01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88" calcext:value-type="float">
            <text:p>9.01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892" calcext:value-type="float">
            <text:p>9.0189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896" calcext:value-type="float">
            <text:p>9.018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" calcext:value-type="float">
            <text:p>9.019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904" calcext:value-type="float">
            <text:p>9.0190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908" calcext:value-type="float">
            <text:p>9.01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12" calcext:value-type="float">
            <text:p>9.01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16" calcext:value-type="float">
            <text:p>9.019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92" calcext:value-type="float">
            <text:p>9.0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24" calcext:value-type="float">
            <text:p>9.01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28" calcext:value-type="float">
            <text:p>9.019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32" calcext:value-type="float">
            <text:p>9.019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936" calcext:value-type="float">
            <text:p>9.01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4" calcext:value-type="float">
            <text:p>9.01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44" calcext:value-type="float">
            <text:p>9.0194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1948" calcext:value-type="float">
            <text:p>9.019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952" calcext:value-type="float">
            <text:p>9.01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56" calcext:value-type="float">
            <text:p>9.01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6" calcext:value-type="float">
            <text:p>9.01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64" calcext:value-type="float">
            <text:p>9.019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68" calcext:value-type="float">
            <text:p>9.019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1972" calcext:value-type="float">
            <text:p>9.01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76" calcext:value-type="float">
            <text:p>9.0197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198" calcext:value-type="float">
            <text:p>9.019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84" calcext:value-type="float">
            <text:p>9.01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88" calcext:value-type="float">
            <text:p>9.01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1992" calcext:value-type="float">
            <text:p>9.0199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1996" calcext:value-type="float">
            <text:p>9.019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04" calcext:value-type="float">
            <text:p>9.0200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08" calcext:value-type="float">
            <text:p>9.02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12" calcext:value-type="float">
            <text:p>9.02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16" calcext:value-type="float">
            <text:p>9.02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2" calcext:value-type="float">
            <text:p>9.020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24" calcext:value-type="float">
            <text:p>9.0202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028" calcext:value-type="float">
            <text:p>9.02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32" calcext:value-type="float">
            <text:p>9.02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36" calcext:value-type="float">
            <text:p>9.020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04" calcext:value-type="float">
            <text:p>9.0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44" calcext:value-type="float">
            <text:p>9.020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048" calcext:value-type="float">
            <text:p>9.020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052" calcext:value-type="float">
            <text:p>9.020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056" calcext:value-type="float">
            <text:p>9.02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6" calcext:value-type="float">
            <text:p>9.020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64" calcext:value-type="float">
            <text:p>9.020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68" calcext:value-type="float">
            <text:p>9.02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72" calcext:value-type="float">
            <text:p>9.02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76" calcext:value-type="float">
            <text:p>9.0207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8" calcext:value-type="float">
            <text:p>9.020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084" calcext:value-type="float">
            <text:p>9.02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88" calcext:value-type="float">
            <text:p>9.02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092" calcext:value-type="float">
            <text:p>9.0209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096" calcext:value-type="float">
            <text:p>9.020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" calcext:value-type="float">
            <text:p>9.021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04" calcext:value-type="float">
            <text:p>9.0210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08" calcext:value-type="float">
            <text:p>9.0210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12" calcext:value-type="float">
            <text:p>9.02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16" calcext:value-type="float">
            <text:p>9.02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2" calcext:value-type="float">
            <text:p>9.0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24" calcext:value-type="float">
            <text:p>9.021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128" calcext:value-type="float">
            <text:p>9.021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32" calcext:value-type="float">
            <text:p>9.0213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36" calcext:value-type="float">
            <text:p>9.02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4" calcext:value-type="float">
            <text:p>9.02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44" calcext:value-type="float">
            <text:p>9.021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48" calcext:value-type="float">
            <text:p>9.021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52" calcext:value-type="float">
            <text:p>9.0215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56" calcext:value-type="float">
            <text:p>9.0215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6" calcext:value-type="float">
            <text:p>9.02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64" calcext:value-type="float">
            <text:p>9.021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68" calcext:value-type="float">
            <text:p>9.02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172" calcext:value-type="float">
            <text:p>9.021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176" calcext:value-type="float">
            <text:p>9.02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8" calcext:value-type="float">
            <text:p>9.02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84" calcext:value-type="float">
            <text:p>9.021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188" calcext:value-type="float">
            <text:p>9.0218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192" calcext:value-type="float">
            <text:p>9.02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196" calcext:value-type="float">
            <text:p>9.02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" calcext:value-type="float">
            <text:p>9.0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04" calcext:value-type="float">
            <text:p>9.02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08" calcext:value-type="float">
            <text:p>9.02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12" calcext:value-type="float">
            <text:p>9.0221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216" calcext:value-type="float">
            <text:p>9.022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2" calcext:value-type="float">
            <text:p>9.02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24" calcext:value-type="float">
            <text:p>9.02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28" calcext:value-type="float">
            <text:p>9.0222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32" calcext:value-type="float">
            <text:p>9.0223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36" calcext:value-type="float">
            <text:p>9.022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4" calcext:value-type="float">
            <text:p>9.02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44" calcext:value-type="float">
            <text:p>9.022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48" calcext:value-type="float">
            <text:p>9.022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52" calcext:value-type="float">
            <text:p>9.0225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56" calcext:value-type="float">
            <text:p>9.02256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26" calcext:value-type="float">
            <text:p>9.022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64" calcext:value-type="float">
            <text:p>9.022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68" calcext:value-type="float">
            <text:p>9.0226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72" calcext:value-type="float">
            <text:p>9.0227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276" calcext:value-type="float">
            <text:p>9.02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8" calcext:value-type="float">
            <text:p>9.0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284" calcext:value-type="float">
            <text:p>9.022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88" calcext:value-type="float">
            <text:p>9.0228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92" calcext:value-type="float">
            <text:p>9.0229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296" calcext:value-type="float">
            <text:p>9.022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" calcext:value-type="float">
            <text:p>9.02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04" calcext:value-type="float">
            <text:p>9.02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08" calcext:value-type="float">
            <text:p>9.02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12" calcext:value-type="float">
            <text:p>9.023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16" calcext:value-type="float">
            <text:p>9.023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32" calcext:value-type="float">
            <text:p>9.02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324" calcext:value-type="float">
            <text:p>9.02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28" calcext:value-type="float">
            <text:p>9.023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332" calcext:value-type="float">
            <text:p>9.023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336" calcext:value-type="float">
            <text:p>9.023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34" calcext:value-type="float">
            <text:p>9.023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44" calcext:value-type="float">
            <text:p>9.023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48" calcext:value-type="float">
            <text:p>9.023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52" calcext:value-type="float">
            <text:p>9.02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56" calcext:value-type="float">
            <text:p>9.02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6" calcext:value-type="float">
            <text:p>9.02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364" calcext:value-type="float">
            <text:p>9.023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368" calcext:value-type="float">
            <text:p>9.02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72" calcext:value-type="float">
            <text:p>9.02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76" calcext:value-type="float">
            <text:p>9.0237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38" calcext:value-type="float">
            <text:p>9.023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384" calcext:value-type="float">
            <text:p>9.023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388" calcext:value-type="float">
            <text:p>9.02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92" calcext:value-type="float">
            <text:p>9.02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396" calcext:value-type="float">
            <text:p>9.023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04" calcext:value-type="float">
            <text:p>9.0240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08" calcext:value-type="float">
            <text:p>9.0240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12" calcext:value-type="float">
            <text:p>9.0241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16" calcext:value-type="float">
            <text:p>9.024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42" calcext:value-type="float">
            <text:p>9.024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424" calcext:value-type="float">
            <text:p>9.0242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428" calcext:value-type="float">
            <text:p>9.024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32" calcext:value-type="float">
            <text:p>9.024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436" calcext:value-type="float">
            <text:p>9.02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4" calcext:value-type="float">
            <text:p>9.0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44" calcext:value-type="float">
            <text:p>9.02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48" calcext:value-type="float">
            <text:p>9.02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52" calcext:value-type="float">
            <text:p>9.02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56" calcext:value-type="float">
            <text:p>9.024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46" calcext:value-type="float">
            <text:p>9.024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464" calcext:value-type="float">
            <text:p>9.024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68" calcext:value-type="float">
            <text:p>9.02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72" calcext:value-type="float">
            <text:p>9.02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76" calcext:value-type="float">
            <text:p>9.0247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48" calcext:value-type="float">
            <text:p>9.0248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484" calcext:value-type="float">
            <text:p>9.024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488" calcext:value-type="float">
            <text:p>9.02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492" calcext:value-type="float">
            <text:p>9.024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2496" calcext:value-type="float">
            <text:p>9.024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04" calcext:value-type="float">
            <text:p>9.0250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08" calcext:value-type="float">
            <text:p>9.0250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12" calcext:value-type="float">
            <text:p>9.025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16" calcext:value-type="float">
            <text:p>9.025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2" calcext:value-type="float">
            <text:p>9.025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24" calcext:value-type="float">
            <text:p>9.025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28" calcext:value-type="float">
            <text:p>9.02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32" calcext:value-type="float">
            <text:p>9.02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36" calcext:value-type="float">
            <text:p>9.02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4" calcext:value-type="float">
            <text:p>9.02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44" calcext:value-type="float">
            <text:p>9.0254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548" calcext:value-type="float">
            <text:p>9.025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52" calcext:value-type="float">
            <text:p>9.02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56" calcext:value-type="float">
            <text:p>9.02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6" calcext:value-type="float">
            <text:p>9.025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64" calcext:value-type="float">
            <text:p>9.025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68" calcext:value-type="float">
            <text:p>9.025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572" calcext:value-type="float">
            <text:p>9.02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76" calcext:value-type="float">
            <text:p>9.02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8" calcext:value-type="float">
            <text:p>9.02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84" calcext:value-type="float">
            <text:p>9.02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588" calcext:value-type="float">
            <text:p>9.0258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592" calcext:value-type="float">
            <text:p>9.0259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596" calcext:value-type="float">
            <text:p>9.025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" calcext:value-type="float">
            <text:p>9.02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604" calcext:value-type="float">
            <text:p>9.02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08" calcext:value-type="float">
            <text:p>9.02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12" calcext:value-type="float">
            <text:p>9.02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16" calcext:value-type="float">
            <text:p>9.02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2" calcext:value-type="float">
            <text:p>9.02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24" calcext:value-type="float">
            <text:p>9.02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28" calcext:value-type="float">
            <text:p>9.0262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32" calcext:value-type="float">
            <text:p>9.0263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636" calcext:value-type="float">
            <text:p>9.02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4" calcext:value-type="float">
            <text:p>9.0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44" calcext:value-type="float">
            <text:p>9.0264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648" calcext:value-type="float">
            <text:p>9.026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52" calcext:value-type="float">
            <text:p>9.02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56" calcext:value-type="float">
            <text:p>9.02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6" calcext:value-type="float">
            <text:p>9.02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64" calcext:value-type="float">
            <text:p>9.02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68" calcext:value-type="float">
            <text:p>9.0266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672" calcext:value-type="float">
            <text:p>9.0267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76" calcext:value-type="float">
            <text:p>9.0267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8" calcext:value-type="float">
            <text:p>9.02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84" calcext:value-type="float">
            <text:p>9.0268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688" calcext:value-type="float">
            <text:p>9.02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92" calcext:value-type="float">
            <text:p>9.02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696" calcext:value-type="float">
            <text:p>9.02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" calcext:value-type="float">
            <text:p>9.02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04" calcext:value-type="float">
            <text:p>9.02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08" calcext:value-type="float">
            <text:p>9.02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12" calcext:value-type="float">
            <text:p>9.0271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16" calcext:value-type="float">
            <text:p>9.027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2" calcext:value-type="float">
            <text:p>9.0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24" calcext:value-type="float">
            <text:p>9.02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28" calcext:value-type="float">
            <text:p>9.02728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732" calcext:value-type="float">
            <text:p>9.027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36" calcext:value-type="float">
            <text:p>9.027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4" calcext:value-type="float">
            <text:p>9.027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44" calcext:value-type="float">
            <text:p>9.027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48" calcext:value-type="float">
            <text:p>9.027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52" calcext:value-type="float">
            <text:p>9.0275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756" calcext:value-type="float">
            <text:p>9.0275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6" calcext:value-type="float">
            <text:p>9.027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64" calcext:value-type="float">
            <text:p>9.0276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68" calcext:value-type="float">
            <text:p>9.0276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72" calcext:value-type="float">
            <text:p>9.0277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76" calcext:value-type="float">
            <text:p>9.0277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78" calcext:value-type="float">
            <text:p>9.02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84" calcext:value-type="float">
            <text:p>9.02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788" calcext:value-type="float">
            <text:p>9.0278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792" calcext:value-type="float">
            <text:p>9.0279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796" calcext:value-type="float">
            <text:p>9.027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" calcext:value-type="float">
            <text:p>9.02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04" calcext:value-type="float">
            <text:p>9.02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08" calcext:value-type="float">
            <text:p>9.02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12" calcext:value-type="float">
            <text:p>9.0281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16" calcext:value-type="float">
            <text:p>9.028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2" calcext:value-type="float">
            <text:p>9.028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24" calcext:value-type="float">
            <text:p>9.0282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28" calcext:value-type="float">
            <text:p>9.02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32" calcext:value-type="float">
            <text:p>9.02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36" calcext:value-type="float">
            <text:p>9.028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4" calcext:value-type="float">
            <text:p>9.028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44" calcext:value-type="float">
            <text:p>9.0284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48" calcext:value-type="float">
            <text:p>9.028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52" calcext:value-type="float">
            <text:p>9.0285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56" calcext:value-type="float">
            <text:p>9.0285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6" calcext:value-type="float">
            <text:p>9.028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864" calcext:value-type="float">
            <text:p>9.02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68" calcext:value-type="float">
            <text:p>9.02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72" calcext:value-type="float">
            <text:p>9.02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76" calcext:value-type="float">
            <text:p>9.02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8" calcext:value-type="float">
            <text:p>9.028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884" calcext:value-type="float">
            <text:p>9.0288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888" calcext:value-type="float">
            <text:p>9.028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892" calcext:value-type="float">
            <text:p>9.02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896" calcext:value-type="float">
            <text:p>9.028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9" calcext:value-type="float">
            <text:p>9.029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04" calcext:value-type="float">
            <text:p>9.02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08" calcext:value-type="float">
            <text:p>9.02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12" calcext:value-type="float">
            <text:p>9.029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916" calcext:value-type="float">
            <text:p>9.029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2" calcext:value-type="float">
            <text:p>9.0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24" calcext:value-type="float">
            <text:p>9.02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28" calcext:value-type="float">
            <text:p>9.029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32" calcext:value-type="float">
            <text:p>9.0293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36" calcext:value-type="float">
            <text:p>9.029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4" calcext:value-type="float">
            <text:p>9.029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44" calcext:value-type="float">
            <text:p>9.02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48" calcext:value-type="float">
            <text:p>9.029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952" calcext:value-type="float">
            <text:p>9.02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56" calcext:value-type="float">
            <text:p>9.029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96" calcext:value-type="float">
            <text:p>9.02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2964" calcext:value-type="float">
            <text:p>9.0296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968" calcext:value-type="float">
            <text:p>9.029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2972" calcext:value-type="float">
            <text:p>9.02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76" calcext:value-type="float">
            <text:p>9.02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8" calcext:value-type="float">
            <text:p>9.0298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2984" calcext:value-type="float">
            <text:p>9.029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2988" calcext:value-type="float">
            <text:p>9.02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92" calcext:value-type="float">
            <text:p>9.02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2996" calcext:value-type="float">
            <text:p>9.029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04" calcext:value-type="float">
            <text:p>9.0300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008" calcext:value-type="float">
            <text:p>9.0300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12" calcext:value-type="float">
            <text:p>9.03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16" calcext:value-type="float">
            <text:p>9.03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2" calcext:value-type="float">
            <text:p>9.030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24" calcext:value-type="float">
            <text:p>9.030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28" calcext:value-type="float">
            <text:p>9.03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32" calcext:value-type="float">
            <text:p>9.030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036" calcext:value-type="float">
            <text:p>9.030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04" calcext:value-type="float">
            <text:p>9.0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44" calcext:value-type="float">
            <text:p>9.030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048" calcext:value-type="float">
            <text:p>9.030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052" calcext:value-type="float">
            <text:p>9.0305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56" calcext:value-type="float">
            <text:p>9.03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6" calcext:value-type="float">
            <text:p>9.03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064" calcext:value-type="float">
            <text:p>9.0306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068" calcext:value-type="float">
            <text:p>9.03068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072" calcext:value-type="float">
            <text:p>9.0307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076" calcext:value-type="float">
            <text:p>9.0307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8" calcext:value-type="float">
            <text:p>9.030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84" calcext:value-type="float">
            <text:p>9.030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088" calcext:value-type="float">
            <text:p>9.0308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092" calcext:value-type="float">
            <text:p>9.0309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096" calcext:value-type="float">
            <text:p>9.030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" calcext:value-type="float">
            <text:p>9.031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04" calcext:value-type="float">
            <text:p>9.0310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08" calcext:value-type="float">
            <text:p>9.0310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12" calcext:value-type="float">
            <text:p>9.03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16" calcext:value-type="float">
            <text:p>9.03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2" calcext:value-type="float">
            <text:p>9.031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24" calcext:value-type="float">
            <text:p>9.0312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128" calcext:value-type="float">
            <text:p>9.03128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132" calcext:value-type="float">
            <text:p>9.0313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36" calcext:value-type="float">
            <text:p>9.03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4" calcext:value-type="float">
            <text:p>9.03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44" calcext:value-type="float">
            <text:p>9.03144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9.03148" calcext:value-type="float">
            <text:p>9.0314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52" calcext:value-type="float">
            <text:p>9.0315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56" calcext:value-type="float">
            <text:p>9.0315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6" calcext:value-type="float">
            <text:p>9.0316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164" calcext:value-type="float">
            <text:p>9.0316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68" calcext:value-type="float">
            <text:p>9.031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72" calcext:value-type="float">
            <text:p>9.0317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76" calcext:value-type="float">
            <text:p>9.0317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18" calcext:value-type="float">
            <text:p>9.03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84" calcext:value-type="float">
            <text:p>9.03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188" calcext:value-type="float">
            <text:p>9.0318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92" calcext:value-type="float">
            <text:p>9.0319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196" calcext:value-type="float">
            <text:p>9.0319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2" calcext:value-type="float">
            <text:p>9.03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204" calcext:value-type="float">
            <text:p>9.03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08" calcext:value-type="float">
            <text:p>9.03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212" calcext:value-type="float">
            <text:p>9.032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216" calcext:value-type="float">
            <text:p>9.032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22" calcext:value-type="float">
            <text:p>9.032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224" calcext:value-type="float">
            <text:p>9.03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28" calcext:value-type="float">
            <text:p>9.032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232" calcext:value-type="float">
            <text:p>9.032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236" calcext:value-type="float">
            <text:p>9.032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44" calcext:value-type="float">
            <text:p>9.03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48" calcext:value-type="float">
            <text:p>9.032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252" calcext:value-type="float">
            <text:p>9.03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56" calcext:value-type="float">
            <text:p>9.03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6" calcext:value-type="float">
            <text:p>9.032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264" calcext:value-type="float">
            <text:p>9.0326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9.03268" calcext:value-type="float">
            <text:p>9.032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272" calcext:value-type="float">
            <text:p>9.03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76" calcext:value-type="float">
            <text:p>9.03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8" calcext:value-type="float">
            <text:p>9.032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284" calcext:value-type="float">
            <text:p>9.0328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288" calcext:value-type="float">
            <text:p>9.03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92" calcext:value-type="float">
            <text:p>9.03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296" calcext:value-type="float">
            <text:p>9.032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" calcext:value-type="float">
            <text:p>9.03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04" calcext:value-type="float">
            <text:p>9.033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3308" calcext:value-type="float">
            <text:p>9.03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12" calcext:value-type="float">
            <text:p>9.033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16" calcext:value-type="float">
            <text:p>9.033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2" calcext:value-type="float">
            <text:p>9.03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24" calcext:value-type="float">
            <text:p>9.033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328" calcext:value-type="float">
            <text:p>9.0332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32" calcext:value-type="float">
            <text:p>9.0333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36" calcext:value-type="float">
            <text:p>9.0333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34" calcext:value-type="float">
            <text:p>9.033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344" calcext:value-type="float">
            <text:p>9.0334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48" calcext:value-type="float">
            <text:p>9.03348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352" calcext:value-type="float">
            <text:p>9.0335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56" calcext:value-type="float">
            <text:p>9.03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6" calcext:value-type="float">
            <text:p>9.0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64" calcext:value-type="float">
            <text:p>9.0336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68" calcext:value-type="float">
            <text:p>9.033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72" calcext:value-type="float">
            <text:p>9.03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76" calcext:value-type="float">
            <text:p>9.03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8" calcext:value-type="float">
            <text:p>9.033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84" calcext:value-type="float">
            <text:p>9.0338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388" calcext:value-type="float">
            <text:p>9.033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392" calcext:value-type="float">
            <text:p>9.03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396" calcext:value-type="float">
            <text:p>9.0339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" calcext:value-type="float">
            <text:p>9.03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04" calcext:value-type="float">
            <text:p>9.0340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08" calcext:value-type="float">
            <text:p>9.0340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12" calcext:value-type="float">
            <text:p>9.0341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16" calcext:value-type="float">
            <text:p>9.0341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2" calcext:value-type="float">
            <text:p>9.0342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24" calcext:value-type="float">
            <text:p>9.0342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28" calcext:value-type="float">
            <text:p>9.034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9.03432" calcext:value-type="float">
            <text:p>9.03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36" calcext:value-type="float">
            <text:p>9.03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4" calcext:value-type="float">
            <text:p>9.0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44" calcext:value-type="float">
            <text:p>9.034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448" calcext:value-type="float">
            <text:p>9.03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52" calcext:value-type="float">
            <text:p>9.03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56" calcext:value-type="float">
            <text:p>9.0345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6" calcext:value-type="float">
            <text:p>9.034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64" calcext:value-type="float">
            <text:p>9.03464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9.03468" calcext:value-type="float">
            <text:p>9.0346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9.03472" calcext:value-type="float">
            <text:p>9.03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76" calcext:value-type="float">
            <text:p>9.03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8" calcext:value-type="float">
            <text:p>9.0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84" calcext:value-type="float">
            <text:p>9.03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88" calcext:value-type="float">
            <text:p>9.03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92" calcext:value-type="float">
            <text:p>9.03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496" calcext:value-type="float">
            <text:p>9.03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" calcext:value-type="float">
            <text:p>9.03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04" calcext:value-type="float">
            <text:p>9.03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08" calcext:value-type="float">
            <text:p>9.03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12" calcext:value-type="float">
            <text:p>9.03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16" calcext:value-type="float">
            <text:p>9.03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2" calcext:value-type="float">
            <text:p>9.0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24" calcext:value-type="float">
            <text:p>9.03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28" calcext:value-type="float">
            <text:p>9.03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32" calcext:value-type="float">
            <text:p>9.035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536" calcext:value-type="float">
            <text:p>9.03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4" calcext:value-type="float">
            <text:p>9.03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44" calcext:value-type="float">
            <text:p>9.03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48" calcext:value-type="float">
            <text:p>9.03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52" calcext:value-type="float">
            <text:p>9.03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56" calcext:value-type="float">
            <text:p>9.03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6" calcext:value-type="float">
            <text:p>9.0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64" calcext:value-type="float">
            <text:p>9.03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68" calcext:value-type="float">
            <text:p>9.03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72" calcext:value-type="float">
            <text:p>9.03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76" calcext:value-type="float">
            <text:p>9.03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8" calcext:value-type="float">
            <text:p>9.03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84" calcext:value-type="float">
            <text:p>9.03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88" calcext:value-type="float">
            <text:p>9.03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92" calcext:value-type="float">
            <text:p>9.03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596" calcext:value-type="float">
            <text:p>9.03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" calcext:value-type="float">
            <text:p>9.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04" calcext:value-type="float">
            <text:p>9.03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08" calcext:value-type="float">
            <text:p>9.03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12" calcext:value-type="float">
            <text:p>9.036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616" calcext:value-type="float">
            <text:p>9.03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2" calcext:value-type="float">
            <text:p>9.03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24" calcext:value-type="float">
            <text:p>9.03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28" calcext:value-type="float">
            <text:p>9.03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32" calcext:value-type="float">
            <text:p>9.03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36" calcext:value-type="float">
            <text:p>9.03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4" calcext:value-type="float">
            <text:p>9.0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44" calcext:value-type="float">
            <text:p>9.03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48" calcext:value-type="float">
            <text:p>9.03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52" calcext:value-type="float">
            <text:p>9.03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56" calcext:value-type="float">
            <text:p>9.03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6" calcext:value-type="float">
            <text:p>9.03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64" calcext:value-type="float">
            <text:p>9.03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68" calcext:value-type="float">
            <text:p>9.03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72" calcext:value-type="float">
            <text:p>9.03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76" calcext:value-type="float">
            <text:p>9.03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8" calcext:value-type="float">
            <text:p>9.0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84" calcext:value-type="float">
            <text:p>9.03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88" calcext:value-type="float">
            <text:p>9.03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92" calcext:value-type="float">
            <text:p>9.03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696" calcext:value-type="float">
            <text:p>9.03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" calcext:value-type="float">
            <text:p>9.03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04" calcext:value-type="float">
            <text:p>9.03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08" calcext:value-type="float">
            <text:p>9.03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12" calcext:value-type="float">
            <text:p>9.03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16" calcext:value-type="float">
            <text:p>9.03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2" calcext:value-type="float">
            <text:p>9.0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24" calcext:value-type="float">
            <text:p>9.03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28" calcext:value-type="float">
            <text:p>9.03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32" calcext:value-type="float">
            <text:p>9.03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36" calcext:value-type="float">
            <text:p>9.03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4" calcext:value-type="float">
            <text:p>9.03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44" calcext:value-type="float">
            <text:p>9.03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48" calcext:value-type="float">
            <text:p>9.037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752" calcext:value-type="float">
            <text:p>9.037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756" calcext:value-type="float">
            <text:p>9.03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6" calcext:value-type="float">
            <text:p>9.0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64" calcext:value-type="float">
            <text:p>9.03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68" calcext:value-type="float">
            <text:p>9.03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72" calcext:value-type="float">
            <text:p>9.03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76" calcext:value-type="float">
            <text:p>9.03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8" calcext:value-type="float">
            <text:p>9.03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84" calcext:value-type="float">
            <text:p>9.03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88" calcext:value-type="float">
            <text:p>9.03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92" calcext:value-type="float">
            <text:p>9.03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796" calcext:value-type="float">
            <text:p>9.037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8" calcext:value-type="float">
            <text:p>9.0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04" calcext:value-type="float">
            <text:p>9.03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08" calcext:value-type="float">
            <text:p>9.03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12" calcext:value-type="float">
            <text:p>9.03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16" calcext:value-type="float">
            <text:p>9.03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2" calcext:value-type="float">
            <text:p>9.03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24" calcext:value-type="float">
            <text:p>9.03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28" calcext:value-type="float">
            <text:p>9.038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832" calcext:value-type="float">
            <text:p>9.03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36" calcext:value-type="float">
            <text:p>9.03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4" calcext:value-type="float">
            <text:p>9.0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44" calcext:value-type="float">
            <text:p>9.03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48" calcext:value-type="float">
            <text:p>9.03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52" calcext:value-type="float">
            <text:p>9.03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56" calcext:value-type="float">
            <text:p>9.03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6" calcext:value-type="float">
            <text:p>9.03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64" calcext:value-type="float">
            <text:p>9.038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3868" calcext:value-type="float">
            <text:p>9.03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72" calcext:value-type="float">
            <text:p>9.03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76" calcext:value-type="float">
            <text:p>9.03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8" calcext:value-type="float">
            <text:p>9.0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84" calcext:value-type="float">
            <text:p>9.03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88" calcext:value-type="float">
            <text:p>9.03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92" calcext:value-type="float">
            <text:p>9.03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896" calcext:value-type="float">
            <text:p>9.03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" calcext:value-type="float">
            <text:p>9.03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04" calcext:value-type="float">
            <text:p>9.03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08" calcext:value-type="float">
            <text:p>9.039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3912" calcext:value-type="float">
            <text:p>9.03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16" calcext:value-type="float">
            <text:p>9.03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2" calcext:value-type="float">
            <text:p>9.0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24" calcext:value-type="float">
            <text:p>9.03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28" calcext:value-type="float">
            <text:p>9.03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32" calcext:value-type="float">
            <text:p>9.03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36" calcext:value-type="float">
            <text:p>9.03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4" calcext:value-type="float">
            <text:p>9.03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44" calcext:value-type="float">
            <text:p>9.03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48" calcext:value-type="float">
            <text:p>9.03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52" calcext:value-type="float">
            <text:p>9.03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56" calcext:value-type="float">
            <text:p>9.03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6" calcext:value-type="float">
            <text:p>9.0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64" calcext:value-type="float">
            <text:p>9.03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68" calcext:value-type="float">
            <text:p>9.03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72" calcext:value-type="float">
            <text:p>9.03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76" calcext:value-type="float">
            <text:p>9.03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8" calcext:value-type="float">
            <text:p>9.03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84" calcext:value-type="float">
            <text:p>9.03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88" calcext:value-type="float">
            <text:p>9.03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92" calcext:value-type="float">
            <text:p>9.03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3996" calcext:value-type="float">
            <text:p>9.03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04" calcext:value-type="float">
            <text:p>9.04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08" calcext:value-type="float">
            <text:p>9.04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12" calcext:value-type="float">
            <text:p>9.04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16" calcext:value-type="float">
            <text:p>9.04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2" calcext:value-type="float">
            <text:p>9.04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24" calcext:value-type="float">
            <text:p>9.04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28" calcext:value-type="float">
            <text:p>9.04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32" calcext:value-type="float">
            <text:p>9.04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36" calcext:value-type="float">
            <text:p>9.04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4" calcext:value-type="float">
            <text:p>9.0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44" calcext:value-type="float">
            <text:p>9.04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48" calcext:value-type="float">
            <text:p>9.04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52" calcext:value-type="float">
            <text:p>9.04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56" calcext:value-type="float">
            <text:p>9.040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06" calcext:value-type="float">
            <text:p>9.04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64" calcext:value-type="float">
            <text:p>9.04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68" calcext:value-type="float">
            <text:p>9.040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072" calcext:value-type="float">
            <text:p>9.04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76" calcext:value-type="float">
            <text:p>9.04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8" calcext:value-type="float">
            <text:p>9.0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84" calcext:value-type="float">
            <text:p>9.04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88" calcext:value-type="float">
            <text:p>9.040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092" calcext:value-type="float">
            <text:p>9.04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096" calcext:value-type="float">
            <text:p>9.04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" calcext:value-type="float">
            <text:p>9.04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04" calcext:value-type="float">
            <text:p>9.04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08" calcext:value-type="float">
            <text:p>9.04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12" calcext:value-type="float">
            <text:p>9.04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16" calcext:value-type="float">
            <text:p>9.04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2" calcext:value-type="float">
            <text:p>9.0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24" calcext:value-type="float">
            <text:p>9.04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28" calcext:value-type="float">
            <text:p>9.04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32" calcext:value-type="float">
            <text:p>9.04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36" calcext:value-type="float">
            <text:p>9.04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4" calcext:value-type="float">
            <text:p>9.041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144" calcext:value-type="float">
            <text:p>9.04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48" calcext:value-type="float">
            <text:p>9.04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52" calcext:value-type="float">
            <text:p>9.041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156" calcext:value-type="float">
            <text:p>9.04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6" calcext:value-type="float">
            <text:p>9.0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64" calcext:value-type="float">
            <text:p>9.04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68" calcext:value-type="float">
            <text:p>9.04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72" calcext:value-type="float">
            <text:p>9.04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76" calcext:value-type="float">
            <text:p>9.041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18" calcext:value-type="float">
            <text:p>9.04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84" calcext:value-type="float">
            <text:p>9.04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88" calcext:value-type="float">
            <text:p>9.04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92" calcext:value-type="float">
            <text:p>9.04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196" calcext:value-type="float">
            <text:p>9.04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" calcext:value-type="float">
            <text:p>9.0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04" calcext:value-type="float">
            <text:p>9.04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08" calcext:value-type="float">
            <text:p>9.042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212" calcext:value-type="float">
            <text:p>9.04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16" calcext:value-type="float">
            <text:p>9.04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2" calcext:value-type="float">
            <text:p>9.04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24" calcext:value-type="float">
            <text:p>9.04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28" calcext:value-type="float">
            <text:p>9.04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32" calcext:value-type="float">
            <text:p>9.04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36" calcext:value-type="float">
            <text:p>9.042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24" calcext:value-type="float">
            <text:p>9.0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44" calcext:value-type="float">
            <text:p>9.04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48" calcext:value-type="float">
            <text:p>9.042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252" calcext:value-type="float">
            <text:p>9.04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56" calcext:value-type="float">
            <text:p>9.04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6" calcext:value-type="float">
            <text:p>9.04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64" calcext:value-type="float">
            <text:p>9.04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68" calcext:value-type="float">
            <text:p>9.04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72" calcext:value-type="float">
            <text:p>9.04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76" calcext:value-type="float">
            <text:p>9.04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8" calcext:value-type="float">
            <text:p>9.0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84" calcext:value-type="float">
            <text:p>9.04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88" calcext:value-type="float">
            <text:p>9.04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92" calcext:value-type="float">
            <text:p>9.04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296" calcext:value-type="float">
            <text:p>9.04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" calcext:value-type="float">
            <text:p>9.04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04" calcext:value-type="float">
            <text:p>9.04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4308" calcext:value-type="float">
            <text:p>9.043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312" calcext:value-type="float">
            <text:p>9.04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16" calcext:value-type="float">
            <text:p>9.04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2" calcext:value-type="float">
            <text:p>9.0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24" calcext:value-type="float">
            <text:p>9.04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28" calcext:value-type="float">
            <text:p>9.04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32" calcext:value-type="float">
            <text:p>9.04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36" calcext:value-type="float">
            <text:p>9.04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4" calcext:value-type="float">
            <text:p>9.04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44" calcext:value-type="float">
            <text:p>9.04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48" calcext:value-type="float">
            <text:p>9.04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52" calcext:value-type="float">
            <text:p>9.04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56" calcext:value-type="float">
            <text:p>9.04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6" calcext:value-type="float">
            <text:p>9.0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64" calcext:value-type="float">
            <text:p>9.04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68" calcext:value-type="float">
            <text:p>9.04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72" calcext:value-type="float">
            <text:p>9.04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76" calcext:value-type="float">
            <text:p>9.04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8" calcext:value-type="float">
            <text:p>9.04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84" calcext:value-type="float">
            <text:p>9.043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388" calcext:value-type="float">
            <text:p>9.04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92" calcext:value-type="float">
            <text:p>9.04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396" calcext:value-type="float">
            <text:p>9.04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" calcext:value-type="float">
            <text:p>9.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04" calcext:value-type="float">
            <text:p>9.04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08" calcext:value-type="float">
            <text:p>9.04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12" calcext:value-type="float">
            <text:p>9.04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16" calcext:value-type="float">
            <text:p>9.04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2" calcext:value-type="float">
            <text:p>9.04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24" calcext:value-type="float">
            <text:p>9.04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28" calcext:value-type="float">
            <text:p>9.04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32" calcext:value-type="float">
            <text:p>9.044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436" calcext:value-type="float">
            <text:p>9.04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4" calcext:value-type="float">
            <text:p>9.0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44" calcext:value-type="float">
            <text:p>9.04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48" calcext:value-type="float">
            <text:p>9.044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452" calcext:value-type="float">
            <text:p>9.04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56" calcext:value-type="float">
            <text:p>9.04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6" calcext:value-type="float">
            <text:p>9.04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64" calcext:value-type="float">
            <text:p>9.04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68" calcext:value-type="float">
            <text:p>9.04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72" calcext:value-type="float">
            <text:p>9.04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76" calcext:value-type="float">
            <text:p>9.04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8" calcext:value-type="float">
            <text:p>9.0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84" calcext:value-type="float">
            <text:p>9.04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88" calcext:value-type="float">
            <text:p>9.04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92" calcext:value-type="float">
            <text:p>9.04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496" calcext:value-type="float">
            <text:p>9.04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" calcext:value-type="float">
            <text:p>9.04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04" calcext:value-type="float">
            <text:p>9.04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08" calcext:value-type="float">
            <text:p>9.04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12" calcext:value-type="float">
            <text:p>9.04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16" calcext:value-type="float">
            <text:p>9.045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52" calcext:value-type="float">
            <text:p>9.0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24" calcext:value-type="float">
            <text:p>9.04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28" calcext:value-type="float">
            <text:p>9.04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32" calcext:value-type="float">
            <text:p>9.04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36" calcext:value-type="float">
            <text:p>9.04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4" calcext:value-type="float">
            <text:p>9.04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44" calcext:value-type="float">
            <text:p>9.04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48" calcext:value-type="float">
            <text:p>9.04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52" calcext:value-type="float">
            <text:p>9.04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56" calcext:value-type="float">
            <text:p>9.04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6" calcext:value-type="float">
            <text:p>9.0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64" calcext:value-type="float">
            <text:p>9.04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68" calcext:value-type="float">
            <text:p>9.04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72" calcext:value-type="float">
            <text:p>9.04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76" calcext:value-type="float">
            <text:p>9.04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8" calcext:value-type="float">
            <text:p>9.04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84" calcext:value-type="float">
            <text:p>9.045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588" calcext:value-type="float">
            <text:p>9.045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592" calcext:value-type="float">
            <text:p>9.04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596" calcext:value-type="float">
            <text:p>9.04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" calcext:value-type="float">
            <text:p>9.0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04" calcext:value-type="float">
            <text:p>9.04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08" calcext:value-type="float">
            <text:p>9.04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12" calcext:value-type="float">
            <text:p>9.04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16" calcext:value-type="float">
            <text:p>9.04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2" calcext:value-type="float">
            <text:p>9.04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24" calcext:value-type="float">
            <text:p>9.04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28" calcext:value-type="float">
            <text:p>9.046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632" calcext:value-type="float">
            <text:p>9.04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36" calcext:value-type="float">
            <text:p>9.04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4" calcext:value-type="float">
            <text:p>9.0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44" calcext:value-type="float">
            <text:p>9.04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48" calcext:value-type="float">
            <text:p>9.04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52" calcext:value-type="float">
            <text:p>9.04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56" calcext:value-type="float">
            <text:p>9.046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66" calcext:value-type="float">
            <text:p>9.04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64" calcext:value-type="float">
            <text:p>9.04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68" calcext:value-type="float">
            <text:p>9.04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72" calcext:value-type="float">
            <text:p>9.04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76" calcext:value-type="float">
            <text:p>9.04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8" calcext:value-type="float">
            <text:p>9.0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84" calcext:value-type="float">
            <text:p>9.04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88" calcext:value-type="float">
            <text:p>9.04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92" calcext:value-type="float">
            <text:p>9.04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696" calcext:value-type="float">
            <text:p>9.04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" calcext:value-type="float">
            <text:p>9.04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04" calcext:value-type="float">
            <text:p>9.04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08" calcext:value-type="float">
            <text:p>9.04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12" calcext:value-type="float">
            <text:p>9.047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716" calcext:value-type="float">
            <text:p>9.04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2" calcext:value-type="float">
            <text:p>9.04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724" calcext:value-type="float">
            <text:p>9.047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728" calcext:value-type="float">
            <text:p>9.04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32" calcext:value-type="float">
            <text:p>9.04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36" calcext:value-type="float">
            <text:p>9.04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4" calcext:value-type="float">
            <text:p>9.04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44" calcext:value-type="float">
            <text:p>9.04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48" calcext:value-type="float">
            <text:p>9.04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52" calcext:value-type="float">
            <text:p>9.04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56" calcext:value-type="float">
            <text:p>9.04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6" calcext:value-type="float">
            <text:p>9.0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64" calcext:value-type="float">
            <text:p>9.04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68" calcext:value-type="float">
            <text:p>9.04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72" calcext:value-type="float">
            <text:p>9.047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776" calcext:value-type="float">
            <text:p>9.04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8" calcext:value-type="float">
            <text:p>9.04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84" calcext:value-type="float">
            <text:p>9.04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88" calcext:value-type="float">
            <text:p>9.04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92" calcext:value-type="float">
            <text:p>9.04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796" calcext:value-type="float">
            <text:p>9.04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04" calcext:value-type="float">
            <text:p>9.04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08" calcext:value-type="float">
            <text:p>9.04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12" calcext:value-type="float">
            <text:p>9.04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16" calcext:value-type="float">
            <text:p>9.04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2" calcext:value-type="float">
            <text:p>9.04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24" calcext:value-type="float">
            <text:p>9.04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28" calcext:value-type="float">
            <text:p>9.04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32" calcext:value-type="float">
            <text:p>9.04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36" calcext:value-type="float">
            <text:p>9.04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4" calcext:value-type="float">
            <text:p>9.04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44" calcext:value-type="float">
            <text:p>9.04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48" calcext:value-type="float">
            <text:p>9.04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52" calcext:value-type="float">
            <text:p>9.04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56" calcext:value-type="float">
            <text:p>9.048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6" calcext:value-type="float">
            <text:p>9.04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64" calcext:value-type="float">
            <text:p>9.04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68" calcext:value-type="float">
            <text:p>9.048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72" calcext:value-type="float">
            <text:p>9.048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76" calcext:value-type="float">
            <text:p>9.04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8" calcext:value-type="float">
            <text:p>9.04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84" calcext:value-type="float">
            <text:p>9.04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88" calcext:value-type="float">
            <text:p>9.04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892" calcext:value-type="float">
            <text:p>9.048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896" calcext:value-type="float">
            <text:p>9.04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" calcext:value-type="float">
            <text:p>9.04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04" calcext:value-type="float">
            <text:p>9.04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08" calcext:value-type="float">
            <text:p>9.04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12" calcext:value-type="float">
            <text:p>9.04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16" calcext:value-type="float">
            <text:p>9.04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2" calcext:value-type="float">
            <text:p>9.0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24" calcext:value-type="float">
            <text:p>9.04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28" calcext:value-type="float">
            <text:p>9.04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32" calcext:value-type="float">
            <text:p>9.04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36" calcext:value-type="float">
            <text:p>9.04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4" calcext:value-type="float">
            <text:p>9.049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4944" calcext:value-type="float">
            <text:p>9.04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48" calcext:value-type="float">
            <text:p>9.04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52" calcext:value-type="float">
            <text:p>9.04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56" calcext:value-type="float">
            <text:p>9.04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6" calcext:value-type="float">
            <text:p>9.0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64" calcext:value-type="float">
            <text:p>9.04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68" calcext:value-type="float">
            <text:p>9.04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72" calcext:value-type="float">
            <text:p>9.04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76" calcext:value-type="float">
            <text:p>9.04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8" calcext:value-type="float">
            <text:p>9.04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84" calcext:value-type="float">
            <text:p>9.04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88" calcext:value-type="float">
            <text:p>9.04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92" calcext:value-type="float">
            <text:p>9.04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4996" calcext:value-type="float">
            <text:p>9.04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04" calcext:value-type="float">
            <text:p>9.05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08" calcext:value-type="float">
            <text:p>9.05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12" calcext:value-type="float">
            <text:p>9.05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16" calcext:value-type="float">
            <text:p>9.05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2" calcext:value-type="float">
            <text:p>9.05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24" calcext:value-type="float">
            <text:p>9.05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28" calcext:value-type="float">
            <text:p>9.050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032" calcext:value-type="float">
            <text:p>9.05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36" calcext:value-type="float">
            <text:p>9.05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4" calcext:value-type="float">
            <text:p>9.0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44" calcext:value-type="float">
            <text:p>9.05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48" calcext:value-type="float">
            <text:p>9.05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52" calcext:value-type="float">
            <text:p>9.05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56" calcext:value-type="float">
            <text:p>9.05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6" calcext:value-type="float">
            <text:p>9.05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64" calcext:value-type="float">
            <text:p>9.05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68" calcext:value-type="float">
            <text:p>9.05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72" calcext:value-type="float">
            <text:p>9.05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76" calcext:value-type="float">
            <text:p>9.05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8" calcext:value-type="float">
            <text:p>9.05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084" calcext:value-type="float">
            <text:p>9.05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88" calcext:value-type="float">
            <text:p>9.05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92" calcext:value-type="float">
            <text:p>9.05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096" calcext:value-type="float">
            <text:p>9.050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1" calcext:value-type="float">
            <text:p>9.05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04" calcext:value-type="float">
            <text:p>9.05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08" calcext:value-type="float">
            <text:p>9.05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12" calcext:value-type="float">
            <text:p>9.05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16" calcext:value-type="float">
            <text:p>9.05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2" calcext:value-type="float">
            <text:p>9.0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24" calcext:value-type="float">
            <text:p>9.05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28" calcext:value-type="float">
            <text:p>9.051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132" calcext:value-type="float">
            <text:p>9.05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36" calcext:value-type="float">
            <text:p>9.05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4" calcext:value-type="float">
            <text:p>9.05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44" calcext:value-type="float">
            <text:p>9.051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148" calcext:value-type="float">
            <text:p>9.05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152" calcext:value-type="float">
            <text:p>9.05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56" calcext:value-type="float">
            <text:p>9.05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6" calcext:value-type="float">
            <text:p>9.0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64" calcext:value-type="float">
            <text:p>9.05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68" calcext:value-type="float">
            <text:p>9.05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72" calcext:value-type="float">
            <text:p>9.05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76" calcext:value-type="float">
            <text:p>9.05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8" calcext:value-type="float">
            <text:p>9.051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184" calcext:value-type="float">
            <text:p>9.05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88" calcext:value-type="float">
            <text:p>9.05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92" calcext:value-type="float">
            <text:p>9.05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196" calcext:value-type="float">
            <text:p>9.05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" calcext:value-type="float">
            <text:p>9.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04" calcext:value-type="float">
            <text:p>9.05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08" calcext:value-type="float">
            <text:p>9.05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12" calcext:value-type="float">
            <text:p>9.05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16" calcext:value-type="float">
            <text:p>9.05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2" calcext:value-type="float">
            <text:p>9.05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24" calcext:value-type="float">
            <text:p>9.05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28" calcext:value-type="float">
            <text:p>9.05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32" calcext:value-type="float">
            <text:p>9.05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36" calcext:value-type="float">
            <text:p>9.05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4" calcext:value-type="float">
            <text:p>9.0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44" calcext:value-type="float">
            <text:p>9.05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48" calcext:value-type="float">
            <text:p>9.05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52" calcext:value-type="float">
            <text:p>9.05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56" calcext:value-type="float">
            <text:p>9.05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6" calcext:value-type="float">
            <text:p>9.05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64" calcext:value-type="float">
            <text:p>9.05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68" calcext:value-type="float">
            <text:p>9.052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272" calcext:value-type="float">
            <text:p>9.05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76" calcext:value-type="float">
            <text:p>9.05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8" calcext:value-type="float">
            <text:p>9.0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84" calcext:value-type="float">
            <text:p>9.052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288" calcext:value-type="float">
            <text:p>9.05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92" calcext:value-type="float">
            <text:p>9.05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296" calcext:value-type="float">
            <text:p>9.052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3" calcext:value-type="float">
            <text:p>9.05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04" calcext:value-type="float">
            <text:p>9.05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08" calcext:value-type="float">
            <text:p>9.05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12" calcext:value-type="float">
            <text:p>9.05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16" calcext:value-type="float">
            <text:p>9.05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2" calcext:value-type="float">
            <text:p>9.0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24" calcext:value-type="float">
            <text:p>9.053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328" calcext:value-type="float">
            <text:p>9.05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32" calcext:value-type="float">
            <text:p>9.05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36" calcext:value-type="float">
            <text:p>9.05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4" calcext:value-type="float">
            <text:p>9.053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344" calcext:value-type="float">
            <text:p>9.05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48" calcext:value-type="float">
            <text:p>9.05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52" calcext:value-type="float">
            <text:p>9.05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56" calcext:value-type="float">
            <text:p>9.05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6" calcext:value-type="float">
            <text:p>9.0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64" calcext:value-type="float">
            <text:p>9.05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68" calcext:value-type="float">
            <text:p>9.05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72" calcext:value-type="float">
            <text:p>9.05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76" calcext:value-type="float">
            <text:p>9.05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8" calcext:value-type="float">
            <text:p>9.05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84" calcext:value-type="float">
            <text:p>9.053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388" calcext:value-type="float">
            <text:p>9.05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92" calcext:value-type="float">
            <text:p>9.05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396" calcext:value-type="float">
            <text:p>9.05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" calcext:value-type="float">
            <text:p>9.0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404" calcext:value-type="float">
            <text:p>9.05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08" calcext:value-type="float">
            <text:p>9.05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12" calcext:value-type="float">
            <text:p>9.054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416" calcext:value-type="float">
            <text:p>9.054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42" calcext:value-type="float">
            <text:p>9.05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24" calcext:value-type="float">
            <text:p>9.05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28" calcext:value-type="float">
            <text:p>9.05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32" calcext:value-type="float">
            <text:p>9.05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36" calcext:value-type="float">
            <text:p>9.05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4" calcext:value-type="float">
            <text:p>9.05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444" calcext:value-type="float">
            <text:p>9.05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48" calcext:value-type="float">
            <text:p>9.05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52" calcext:value-type="float">
            <text:p>9.05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56" calcext:value-type="float">
            <text:p>9.05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6" calcext:value-type="float">
            <text:p>9.05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64" calcext:value-type="float">
            <text:p>9.05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68" calcext:value-type="float">
            <text:p>9.05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72" calcext:value-type="float">
            <text:p>9.05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76" calcext:value-type="float">
            <text:p>9.05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8" calcext:value-type="float">
            <text:p>9.0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84" calcext:value-type="float">
            <text:p>9.05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88" calcext:value-type="float">
            <text:p>9.05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92" calcext:value-type="float">
            <text:p>9.05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496" calcext:value-type="float">
            <text:p>9.05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" calcext:value-type="float">
            <text:p>9.05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04" calcext:value-type="float">
            <text:p>9.05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08" calcext:value-type="float">
            <text:p>9.05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12" calcext:value-type="float">
            <text:p>9.05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16" calcext:value-type="float">
            <text:p>9.05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2" calcext:value-type="float">
            <text:p>9.0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24" calcext:value-type="float">
            <text:p>9.05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28" calcext:value-type="float">
            <text:p>9.05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32" calcext:value-type="float">
            <text:p>9.05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36" calcext:value-type="float">
            <text:p>9.05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4" calcext:value-type="float">
            <text:p>9.05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44" calcext:value-type="float">
            <text:p>9.05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48" calcext:value-type="float">
            <text:p>9.05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52" calcext:value-type="float">
            <text:p>9.05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56" calcext:value-type="float">
            <text:p>9.05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6" calcext:value-type="float">
            <text:p>9.0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64" calcext:value-type="float">
            <text:p>9.05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68" calcext:value-type="float">
            <text:p>9.055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572" calcext:value-type="float">
            <text:p>9.055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576" calcext:value-type="float">
            <text:p>9.05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8" calcext:value-type="float">
            <text:p>9.05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584" calcext:value-type="float">
            <text:p>9.05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88" calcext:value-type="float">
            <text:p>9.05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592" calcext:value-type="float">
            <text:p>9.055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596" calcext:value-type="float">
            <text:p>9.05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" calcext:value-type="float">
            <text:p>9.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04" calcext:value-type="float">
            <text:p>9.05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08" calcext:value-type="float">
            <text:p>9.05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12" calcext:value-type="float">
            <text:p>9.05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16" calcext:value-type="float">
            <text:p>9.05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2" calcext:value-type="float">
            <text:p>9.05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24" calcext:value-type="float">
            <text:p>9.05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28" calcext:value-type="float">
            <text:p>9.05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32" calcext:value-type="float">
            <text:p>9.05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36" calcext:value-type="float">
            <text:p>9.056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64" calcext:value-type="float">
            <text:p>9.0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44" calcext:value-type="float">
            <text:p>9.05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48" calcext:value-type="float">
            <text:p>9.05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52" calcext:value-type="float">
            <text:p>9.05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56" calcext:value-type="float">
            <text:p>9.05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6" calcext:value-type="float">
            <text:p>9.05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64" calcext:value-type="float">
            <text:p>9.05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68" calcext:value-type="float">
            <text:p>9.05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72" calcext:value-type="float">
            <text:p>9.05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76" calcext:value-type="float">
            <text:p>9.05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8" calcext:value-type="float">
            <text:p>9.05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684" calcext:value-type="float">
            <text:p>9.05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88" calcext:value-type="float">
            <text:p>9.05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92" calcext:value-type="float">
            <text:p>9.05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696" calcext:value-type="float">
            <text:p>9.05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" calcext:value-type="float">
            <text:p>9.05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04" calcext:value-type="float">
            <text:p>9.05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08" calcext:value-type="float">
            <text:p>9.05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12" calcext:value-type="float">
            <text:p>9.05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16" calcext:value-type="float">
            <text:p>9.057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72" calcext:value-type="float">
            <text:p>9.0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24" calcext:value-type="float">
            <text:p>9.05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28" calcext:value-type="float">
            <text:p>9.057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732" calcext:value-type="float">
            <text:p>9.05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36" calcext:value-type="float">
            <text:p>9.05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4" calcext:value-type="float">
            <text:p>9.05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44" calcext:value-type="float">
            <text:p>9.057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5748" calcext:value-type="float">
            <text:p>9.05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52" calcext:value-type="float">
            <text:p>9.05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56" calcext:value-type="float">
            <text:p>9.057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76" calcext:value-type="float">
            <text:p>9.0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64" calcext:value-type="float">
            <text:p>9.05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68" calcext:value-type="float">
            <text:p>9.05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72" calcext:value-type="float">
            <text:p>9.05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76" calcext:value-type="float">
            <text:p>9.05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8" calcext:value-type="float">
            <text:p>9.05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84" calcext:value-type="float">
            <text:p>9.05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88" calcext:value-type="float">
            <text:p>9.05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92" calcext:value-type="float">
            <text:p>9.05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796" calcext:value-type="float">
            <text:p>9.05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" calcext:value-type="float">
            <text:p>9.0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04" calcext:value-type="float">
            <text:p>9.05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08" calcext:value-type="float">
            <text:p>9.05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12" calcext:value-type="float">
            <text:p>9.058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816" calcext:value-type="float">
            <text:p>9.05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2" calcext:value-type="float">
            <text:p>9.05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24" calcext:value-type="float">
            <text:p>9.058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828" calcext:value-type="float">
            <text:p>9.05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32" calcext:value-type="float">
            <text:p>9.05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36" calcext:value-type="float">
            <text:p>9.05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4" calcext:value-type="float">
            <text:p>9.0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44" calcext:value-type="float">
            <text:p>9.05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48" calcext:value-type="float">
            <text:p>9.05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52" calcext:value-type="float">
            <text:p>9.05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56" calcext:value-type="float">
            <text:p>9.05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6" calcext:value-type="float">
            <text:p>9.05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64" calcext:value-type="float">
            <text:p>9.05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68" calcext:value-type="float">
            <text:p>9.05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72" calcext:value-type="float">
            <text:p>9.058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876" calcext:value-type="float">
            <text:p>9.05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8" calcext:value-type="float">
            <text:p>9.0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84" calcext:value-type="float">
            <text:p>9.05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88" calcext:value-type="float">
            <text:p>9.05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892" calcext:value-type="float">
            <text:p>9.058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896" calcext:value-type="float">
            <text:p>9.05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" calcext:value-type="float">
            <text:p>9.05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04" calcext:value-type="float">
            <text:p>9.05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08" calcext:value-type="float">
            <text:p>9.05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12" calcext:value-type="float">
            <text:p>9.05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16" calcext:value-type="float">
            <text:p>9.05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2" calcext:value-type="float">
            <text:p>9.0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24" calcext:value-type="float">
            <text:p>9.05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28" calcext:value-type="float">
            <text:p>9.05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32" calcext:value-type="float">
            <text:p>9.059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936" calcext:value-type="float">
            <text:p>9.05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4" calcext:value-type="float">
            <text:p>9.05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44" calcext:value-type="float">
            <text:p>9.05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48" calcext:value-type="float">
            <text:p>9.05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52" calcext:value-type="float">
            <text:p>9.05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56" calcext:value-type="float">
            <text:p>9.05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6" calcext:value-type="float">
            <text:p>9.0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64" calcext:value-type="float">
            <text:p>9.05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68" calcext:value-type="float">
            <text:p>9.059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972" calcext:value-type="float">
            <text:p>9.059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5976" calcext:value-type="float">
            <text:p>9.05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8" calcext:value-type="float">
            <text:p>9.05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84" calcext:value-type="float">
            <text:p>9.05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88" calcext:value-type="float">
            <text:p>9.05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92" calcext:value-type="float">
            <text:p>9.05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5996" calcext:value-type="float">
            <text:p>9.05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04" calcext:value-type="float">
            <text:p>9.06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08" calcext:value-type="float">
            <text:p>9.06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12" calcext:value-type="float">
            <text:p>9.060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016" calcext:value-type="float">
            <text:p>9.06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2" calcext:value-type="float">
            <text:p>9.06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24" calcext:value-type="float">
            <text:p>9.06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28" calcext:value-type="float">
            <text:p>9.06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32" calcext:value-type="float">
            <text:p>9.06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36" calcext:value-type="float">
            <text:p>9.06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4" calcext:value-type="float">
            <text:p>9.0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44" calcext:value-type="float">
            <text:p>9.06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48" calcext:value-type="float">
            <text:p>9.06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52" calcext:value-type="float">
            <text:p>9.06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56" calcext:value-type="float">
            <text:p>9.060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06" calcext:value-type="float">
            <text:p>9.06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64" calcext:value-type="float">
            <text:p>9.06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68" calcext:value-type="float">
            <text:p>9.06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72" calcext:value-type="float">
            <text:p>9.06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76" calcext:value-type="float">
            <text:p>9.06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8" calcext:value-type="float">
            <text:p>9.0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84" calcext:value-type="float">
            <text:p>9.06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88" calcext:value-type="float">
            <text:p>9.060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092" calcext:value-type="float">
            <text:p>9.06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096" calcext:value-type="float">
            <text:p>9.06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" calcext:value-type="float">
            <text:p>9.06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04" calcext:value-type="float">
            <text:p>9.06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08" calcext:value-type="float">
            <text:p>9.06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12" calcext:value-type="float">
            <text:p>9.06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16" calcext:value-type="float">
            <text:p>9.06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2" calcext:value-type="float">
            <text:p>9.0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24" calcext:value-type="float">
            <text:p>9.061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6128" calcext:value-type="float">
            <text:p>9.06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32" calcext:value-type="float">
            <text:p>9.06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36" calcext:value-type="float">
            <text:p>9.06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4" calcext:value-type="float">
            <text:p>9.06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44" calcext:value-type="float">
            <text:p>9.06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48" calcext:value-type="float">
            <text:p>9.06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52" calcext:value-type="float">
            <text:p>9.06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56" calcext:value-type="float">
            <text:p>9.06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6" calcext:value-type="float">
            <text:p>9.0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64" calcext:value-type="float">
            <text:p>9.06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68" calcext:value-type="float">
            <text:p>9.06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172" calcext:value-type="float">
            <text:p>9.061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176" calcext:value-type="float">
            <text:p>9.06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8" calcext:value-type="float">
            <text:p>9.06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84" calcext:value-type="float">
            <text:p>9.061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188" calcext:value-type="float">
            <text:p>9.06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92" calcext:value-type="float">
            <text:p>9.06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196" calcext:value-type="float">
            <text:p>9.06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" calcext:value-type="float">
            <text:p>9.0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04" calcext:value-type="float">
            <text:p>9.06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08" calcext:value-type="float">
            <text:p>9.06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12" calcext:value-type="float">
            <text:p>9.06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16" calcext:value-type="float">
            <text:p>9.06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2" calcext:value-type="float">
            <text:p>9.06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24" calcext:value-type="float">
            <text:p>9.062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228" calcext:value-type="float">
            <text:p>9.06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32" calcext:value-type="float">
            <text:p>9.062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236" calcext:value-type="float">
            <text:p>9.06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4" calcext:value-type="float">
            <text:p>9.06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6244" calcext:value-type="float">
            <text:p>9.06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48" calcext:value-type="float">
            <text:p>9.06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52" calcext:value-type="float">
            <text:p>9.06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56" calcext:value-type="float">
            <text:p>9.06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6" calcext:value-type="float">
            <text:p>9.06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64" calcext:value-type="float">
            <text:p>9.06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68" calcext:value-type="float">
            <text:p>9.06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72" calcext:value-type="float">
            <text:p>9.062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276" calcext:value-type="float">
            <text:p>9.06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8" calcext:value-type="float">
            <text:p>9.0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84" calcext:value-type="float">
            <text:p>9.06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88" calcext:value-type="float">
            <text:p>9.06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92" calcext:value-type="float">
            <text:p>9.06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296" calcext:value-type="float">
            <text:p>9.06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" calcext:value-type="float">
            <text:p>9.06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04" calcext:value-type="float">
            <text:p>9.06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08" calcext:value-type="float">
            <text:p>9.06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12" calcext:value-type="float">
            <text:p>9.06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16" calcext:value-type="float">
            <text:p>9.06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2" calcext:value-type="float">
            <text:p>9.0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24" calcext:value-type="float">
            <text:p>9.06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28" calcext:value-type="float">
            <text:p>9.06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32" calcext:value-type="float">
            <text:p>9.063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336" calcext:value-type="float">
            <text:p>9.06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4" calcext:value-type="float">
            <text:p>9.06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44" calcext:value-type="float">
            <text:p>9.063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348" calcext:value-type="float">
            <text:p>9.06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52" calcext:value-type="float">
            <text:p>9.063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356" calcext:value-type="float">
            <text:p>9.06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64" calcext:value-type="float">
            <text:p>9.06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68" calcext:value-type="float">
            <text:p>9.06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72" calcext:value-type="float">
            <text:p>9.06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76" calcext:value-type="float">
            <text:p>9.06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8" calcext:value-type="float">
            <text:p>9.06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84" calcext:value-type="float">
            <text:p>9.06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88" calcext:value-type="float">
            <text:p>9.06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92" calcext:value-type="float">
            <text:p>9.06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396" calcext:value-type="float">
            <text:p>9.06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" calcext:value-type="float">
            <text:p>9.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04" calcext:value-type="float">
            <text:p>9.06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08" calcext:value-type="float">
            <text:p>9.06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12" calcext:value-type="float">
            <text:p>9.064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16" calcext:value-type="float">
            <text:p>9.064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2" calcext:value-type="float">
            <text:p>9.06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24" calcext:value-type="float">
            <text:p>9.06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28" calcext:value-type="float">
            <text:p>9.06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32" calcext:value-type="float">
            <text:p>9.064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36" calcext:value-type="float">
            <text:p>9.06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4" calcext:value-type="float">
            <text:p>9.0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44" calcext:value-type="float">
            <text:p>9.064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48" calcext:value-type="float">
            <text:p>9.06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52" calcext:value-type="float">
            <text:p>9.06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56" calcext:value-type="float">
            <text:p>9.06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6" calcext:value-type="float">
            <text:p>9.06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64" calcext:value-type="float">
            <text:p>9.064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68" calcext:value-type="float">
            <text:p>9.06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72" calcext:value-type="float">
            <text:p>9.06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76" calcext:value-type="float">
            <text:p>9.06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8" calcext:value-type="float">
            <text:p>9.0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84" calcext:value-type="float">
            <text:p>9.06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88" calcext:value-type="float">
            <text:p>9.06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492" calcext:value-type="float">
            <text:p>9.064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496" calcext:value-type="float">
            <text:p>9.06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" calcext:value-type="float">
            <text:p>9.06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04" calcext:value-type="float">
            <text:p>9.06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08" calcext:value-type="float">
            <text:p>9.06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12" calcext:value-type="float">
            <text:p>9.06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16" calcext:value-type="float">
            <text:p>9.06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2" calcext:value-type="float">
            <text:p>9.0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24" calcext:value-type="float">
            <text:p>9.06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28" calcext:value-type="float">
            <text:p>9.06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32" calcext:value-type="float">
            <text:p>9.06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36" calcext:value-type="float">
            <text:p>9.06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4" calcext:value-type="float">
            <text:p>9.06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44" calcext:value-type="float">
            <text:p>9.06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48" calcext:value-type="float">
            <text:p>9.06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52" calcext:value-type="float">
            <text:p>9.06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56" calcext:value-type="float">
            <text:p>9.06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6" calcext:value-type="float">
            <text:p>9.0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64" calcext:value-type="float">
            <text:p>9.06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68" calcext:value-type="float">
            <text:p>9.06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72" calcext:value-type="float">
            <text:p>9.06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76" calcext:value-type="float">
            <text:p>9.06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8" calcext:value-type="float">
            <text:p>9.06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84" calcext:value-type="float">
            <text:p>9.06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88" calcext:value-type="float">
            <text:p>9.06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592" calcext:value-type="float">
            <text:p>9.065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596" calcext:value-type="float">
            <text:p>9.06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" calcext:value-type="float">
            <text:p>9.06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04" calcext:value-type="float">
            <text:p>9.066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08" calcext:value-type="float">
            <text:p>9.06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12" calcext:value-type="float">
            <text:p>9.066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16" calcext:value-type="float">
            <text:p>9.06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2" calcext:value-type="float">
            <text:p>9.066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24" calcext:value-type="float">
            <text:p>9.06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28" calcext:value-type="float">
            <text:p>9.06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32" calcext:value-type="float">
            <text:p>9.066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36" calcext:value-type="float">
            <text:p>9.06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4" calcext:value-type="float">
            <text:p>9.0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44" calcext:value-type="float">
            <text:p>9.06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48" calcext:value-type="float">
            <text:p>9.06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52" calcext:value-type="float">
            <text:p>9.066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56" calcext:value-type="float">
            <text:p>9.06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6" calcext:value-type="float">
            <text:p>9.06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64" calcext:value-type="float">
            <text:p>9.066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668" calcext:value-type="float">
            <text:p>9.06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72" calcext:value-type="float">
            <text:p>9.06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76" calcext:value-type="float">
            <text:p>9.06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8" calcext:value-type="float">
            <text:p>9.0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84" calcext:value-type="float">
            <text:p>9.06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88" calcext:value-type="float">
            <text:p>9.06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92" calcext:value-type="float">
            <text:p>9.06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696" calcext:value-type="float">
            <text:p>9.06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" calcext:value-type="float">
            <text:p>9.06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04" calcext:value-type="float">
            <text:p>9.067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708" calcext:value-type="float">
            <text:p>9.06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12" calcext:value-type="float">
            <text:p>9.067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716" calcext:value-type="float">
            <text:p>9.06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2" calcext:value-type="float">
            <text:p>9.0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24" calcext:value-type="float">
            <text:p>9.06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28" calcext:value-type="float">
            <text:p>9.06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32" calcext:value-type="float">
            <text:p>9.06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36" calcext:value-type="float">
            <text:p>9.06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4" calcext:value-type="float">
            <text:p>9.067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744" calcext:value-type="float">
            <text:p>9.06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48" calcext:value-type="float">
            <text:p>9.06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52" calcext:value-type="float">
            <text:p>9.06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56" calcext:value-type="float">
            <text:p>9.06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6" calcext:value-type="float">
            <text:p>9.06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764" calcext:value-type="float">
            <text:p>9.06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68" calcext:value-type="float">
            <text:p>9.06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72" calcext:value-type="float">
            <text:p>9.06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76" calcext:value-type="float">
            <text:p>9.06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8" calcext:value-type="float">
            <text:p>9.06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84" calcext:value-type="float">
            <text:p>9.06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88" calcext:value-type="float">
            <text:p>9.067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792" calcext:value-type="float">
            <text:p>9.06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796" calcext:value-type="float">
            <text:p>9.06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" calcext:value-type="float">
            <text:p>9.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04" calcext:value-type="float">
            <text:p>9.06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08" calcext:value-type="float">
            <text:p>9.06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12" calcext:value-type="float">
            <text:p>9.06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16" calcext:value-type="float">
            <text:p>9.068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82" calcext:value-type="float">
            <text:p>9.06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24" calcext:value-type="float">
            <text:p>9.06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28" calcext:value-type="float">
            <text:p>9.06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32" calcext:value-type="float">
            <text:p>9.068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836" calcext:value-type="float">
            <text:p>9.06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4" calcext:value-type="float">
            <text:p>9.0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44" calcext:value-type="float">
            <text:p>9.06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48" calcext:value-type="float">
            <text:p>9.06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52" calcext:value-type="float">
            <text:p>9.068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856" calcext:value-type="float">
            <text:p>9.06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6" calcext:value-type="float">
            <text:p>9.068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864" calcext:value-type="float">
            <text:p>9.06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68" calcext:value-type="float">
            <text:p>9.06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72" calcext:value-type="float">
            <text:p>9.06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76" calcext:value-type="float">
            <text:p>9.06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8" calcext:value-type="float">
            <text:p>9.0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84" calcext:value-type="float">
            <text:p>9.068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888" calcext:value-type="float">
            <text:p>9.06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92" calcext:value-type="float">
            <text:p>9.06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896" calcext:value-type="float">
            <text:p>9.06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" calcext:value-type="float">
            <text:p>9.06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04" calcext:value-type="float">
            <text:p>9.069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6908" calcext:value-type="float">
            <text:p>9.06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12" calcext:value-type="float">
            <text:p>9.06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16" calcext:value-type="float">
            <text:p>9.06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2" calcext:value-type="float">
            <text:p>9.0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24" calcext:value-type="float">
            <text:p>9.06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28" calcext:value-type="float">
            <text:p>9.06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32" calcext:value-type="float">
            <text:p>9.069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936" calcext:value-type="float">
            <text:p>9.069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94" calcext:value-type="float">
            <text:p>9.069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944" calcext:value-type="float">
            <text:p>9.06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48" calcext:value-type="float">
            <text:p>9.06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52" calcext:value-type="float">
            <text:p>9.06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56" calcext:value-type="float">
            <text:p>9.06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6" calcext:value-type="float">
            <text:p>9.0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64" calcext:value-type="float">
            <text:p>9.06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68" calcext:value-type="float">
            <text:p>9.06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72" calcext:value-type="float">
            <text:p>9.069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6976" calcext:value-type="float">
            <text:p>9.06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8" calcext:value-type="float">
            <text:p>9.06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84" calcext:value-type="float">
            <text:p>9.06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88" calcext:value-type="float">
            <text:p>9.06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92" calcext:value-type="float">
            <text:p>9.06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6996" calcext:value-type="float">
            <text:p>9.069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04" calcext:value-type="float">
            <text:p>9.07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08" calcext:value-type="float">
            <text:p>9.07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12" calcext:value-type="float">
            <text:p>9.07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16" calcext:value-type="float">
            <text:p>9.070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2" calcext:value-type="float">
            <text:p>9.070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24" calcext:value-type="float">
            <text:p>9.070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28" calcext:value-type="float">
            <text:p>9.07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32" calcext:value-type="float">
            <text:p>9.070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36" calcext:value-type="float">
            <text:p>9.070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4" calcext:value-type="float">
            <text:p>9.0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44" calcext:value-type="float">
            <text:p>9.07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48" calcext:value-type="float">
            <text:p>9.07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52" calcext:value-type="float">
            <text:p>9.07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56" calcext:value-type="float">
            <text:p>9.070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06" calcext:value-type="float">
            <text:p>9.0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64" calcext:value-type="float">
            <text:p>9.07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68" calcext:value-type="float">
            <text:p>9.07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72" calcext:value-type="float">
            <text:p>9.07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76" calcext:value-type="float">
            <text:p>9.07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8" calcext:value-type="float">
            <text:p>9.0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84" calcext:value-type="float">
            <text:p>9.07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88" calcext:value-type="float">
            <text:p>9.07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92" calcext:value-type="float">
            <text:p>9.07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096" calcext:value-type="float">
            <text:p>9.07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" calcext:value-type="float">
            <text:p>9.07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04" calcext:value-type="float">
            <text:p>9.07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08" calcext:value-type="float">
            <text:p>9.07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12" calcext:value-type="float">
            <text:p>9.07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16" calcext:value-type="float">
            <text:p>9.07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2" calcext:value-type="float">
            <text:p>9.0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24" calcext:value-type="float">
            <text:p>9.071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128" calcext:value-type="float">
            <text:p>9.07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32" calcext:value-type="float">
            <text:p>9.071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136" calcext:value-type="float">
            <text:p>9.07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4" calcext:value-type="float">
            <text:p>9.07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44" calcext:value-type="float">
            <text:p>9.07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48" calcext:value-type="float">
            <text:p>9.07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52" calcext:value-type="float">
            <text:p>9.07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56" calcext:value-type="float">
            <text:p>9.07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6" calcext:value-type="float">
            <text:p>9.0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64" calcext:value-type="float">
            <text:p>9.07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68" calcext:value-type="float">
            <text:p>9.07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72" calcext:value-type="float">
            <text:p>9.07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76" calcext:value-type="float">
            <text:p>9.07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8" calcext:value-type="float">
            <text:p>9.07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84" calcext:value-type="float">
            <text:p>9.07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88" calcext:value-type="float">
            <text:p>9.07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92" calcext:value-type="float">
            <text:p>9.07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196" calcext:value-type="float">
            <text:p>9.07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" calcext:value-type="float">
            <text:p>9.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04" calcext:value-type="float">
            <text:p>9.07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08" calcext:value-type="float">
            <text:p>9.07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12" calcext:value-type="float">
            <text:p>9.07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16" calcext:value-type="float">
            <text:p>9.07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2" calcext:value-type="float">
            <text:p>9.07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24" calcext:value-type="float">
            <text:p>9.07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28" calcext:value-type="float">
            <text:p>9.07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32" calcext:value-type="float">
            <text:p>9.072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236" calcext:value-type="float">
            <text:p>9.07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4" calcext:value-type="float">
            <text:p>9.0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44" calcext:value-type="float">
            <text:p>9.07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48" calcext:value-type="float">
            <text:p>9.07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52" calcext:value-type="float">
            <text:p>9.07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56" calcext:value-type="float">
            <text:p>9.07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6" calcext:value-type="float">
            <text:p>9.07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64" calcext:value-type="float">
            <text:p>9.072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268" calcext:value-type="float">
            <text:p>9.07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72" calcext:value-type="float">
            <text:p>9.07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76" calcext:value-type="float">
            <text:p>9.07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8" calcext:value-type="float">
            <text:p>9.0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84" calcext:value-type="float">
            <text:p>9.07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88" calcext:value-type="float">
            <text:p>9.072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292" calcext:value-type="float">
            <text:p>9.07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296" calcext:value-type="float">
            <text:p>9.07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" calcext:value-type="float">
            <text:p>9.07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04" calcext:value-type="float">
            <text:p>9.07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08" calcext:value-type="float">
            <text:p>9.07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12" calcext:value-type="float">
            <text:p>9.07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16" calcext:value-type="float">
            <text:p>9.07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2" calcext:value-type="float">
            <text:p>9.0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24" calcext:value-type="float">
            <text:p>9.07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32" calcext:value-type="float">
            <text:p>9.07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36" calcext:value-type="float">
            <text:p>9.07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4" calcext:value-type="float">
            <text:p>9.07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44" calcext:value-type="float">
            <text:p>9.07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48" calcext:value-type="float">
            <text:p>9.07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52" calcext:value-type="float">
            <text:p>9.07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56" calcext:value-type="float">
            <text:p>9.07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6" calcext:value-type="float">
            <text:p>9.0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64" calcext:value-type="float">
            <text:p>9.073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368" calcext:value-type="float">
            <text:p>9.07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72" calcext:value-type="float">
            <text:p>9.07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76" calcext:value-type="float">
            <text:p>9.07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8" calcext:value-type="float">
            <text:p>9.07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84" calcext:value-type="float">
            <text:p>9.07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88" calcext:value-type="float">
            <text:p>9.07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92" calcext:value-type="float">
            <text:p>9.07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396" calcext:value-type="float">
            <text:p>9.07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" calcext:value-type="float">
            <text:p>9.0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04" calcext:value-type="float">
            <text:p>9.07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08" calcext:value-type="float">
            <text:p>9.07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12" calcext:value-type="float">
            <text:p>9.07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16" calcext:value-type="float">
            <text:p>9.07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2" calcext:value-type="float">
            <text:p>9.07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24" calcext:value-type="float">
            <text:p>9.07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28" calcext:value-type="float">
            <text:p>9.07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32" calcext:value-type="float">
            <text:p>9.07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36" calcext:value-type="float">
            <text:p>9.07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4" calcext:value-type="float">
            <text:p>9.0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44" calcext:value-type="float">
            <text:p>9.07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48" calcext:value-type="float">
            <text:p>9.07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52" calcext:value-type="float">
            <text:p>9.07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56" calcext:value-type="float">
            <text:p>9.07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6" calcext:value-type="float">
            <text:p>9.07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64" calcext:value-type="float">
            <text:p>9.07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68" calcext:value-type="float">
            <text:p>9.07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72" calcext:value-type="float">
            <text:p>9.07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76" calcext:value-type="float">
            <text:p>9.07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8" calcext:value-type="float">
            <text:p>9.0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84" calcext:value-type="float">
            <text:p>9.07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88" calcext:value-type="float">
            <text:p>9.07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92" calcext:value-type="float">
            <text:p>9.07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496" calcext:value-type="float">
            <text:p>9.07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04" calcext:value-type="float">
            <text:p>9.07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08" calcext:value-type="float">
            <text:p>9.07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12" calcext:value-type="float">
            <text:p>9.07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16" calcext:value-type="float">
            <text:p>9.07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2" calcext:value-type="float">
            <text:p>9.07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524" calcext:value-type="float">
            <text:p>9.07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28" calcext:value-type="float">
            <text:p>9.07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32" calcext:value-type="float">
            <text:p>9.07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36" calcext:value-type="float">
            <text:p>9.07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4" calcext:value-type="float">
            <text:p>9.07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44" calcext:value-type="float">
            <text:p>9.07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48" calcext:value-type="float">
            <text:p>9.07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52" calcext:value-type="float">
            <text:p>9.07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56" calcext:value-type="float">
            <text:p>9.07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6" calcext:value-type="float">
            <text:p>9.0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64" calcext:value-type="float">
            <text:p>9.07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68" calcext:value-type="float">
            <text:p>9.07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72" calcext:value-type="float">
            <text:p>9.07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76" calcext:value-type="float">
            <text:p>9.07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8" calcext:value-type="float">
            <text:p>9.07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84" calcext:value-type="float">
            <text:p>9.07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88" calcext:value-type="float">
            <text:p>9.07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92" calcext:value-type="float">
            <text:p>9.07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596" calcext:value-type="float">
            <text:p>9.07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" calcext:value-type="float">
            <text:p>9.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04" calcext:value-type="float">
            <text:p>9.07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08" calcext:value-type="float">
            <text:p>9.07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12" calcext:value-type="float">
            <text:p>9.07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16" calcext:value-type="float">
            <text:p>9.07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2" calcext:value-type="float">
            <text:p>9.07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24" calcext:value-type="float">
            <text:p>9.076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628" calcext:value-type="float">
            <text:p>9.07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32" calcext:value-type="float">
            <text:p>9.07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36" calcext:value-type="float">
            <text:p>9.07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4" calcext:value-type="float">
            <text:p>9.0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44" calcext:value-type="float">
            <text:p>9.07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48" calcext:value-type="float">
            <text:p>9.07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52" calcext:value-type="float">
            <text:p>9.076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656" calcext:value-type="float">
            <text:p>9.07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6" calcext:value-type="float">
            <text:p>9.07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64" calcext:value-type="float">
            <text:p>9.07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68" calcext:value-type="float">
            <text:p>9.076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672" calcext:value-type="float">
            <text:p>9.07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76" calcext:value-type="float">
            <text:p>9.076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68" calcext:value-type="float">
            <text:p>9.0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84" calcext:value-type="float">
            <text:p>9.07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88" calcext:value-type="float">
            <text:p>9.07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92" calcext:value-type="float">
            <text:p>9.07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696" calcext:value-type="float">
            <text:p>9.07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" calcext:value-type="float">
            <text:p>9.07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04" calcext:value-type="float">
            <text:p>9.07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08" calcext:value-type="float">
            <text:p>9.07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12" calcext:value-type="float">
            <text:p>9.07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16" calcext:value-type="float">
            <text:p>9.077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2" calcext:value-type="float">
            <text:p>9.0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24" calcext:value-type="float">
            <text:p>9.07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28" calcext:value-type="float">
            <text:p>9.07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32" calcext:value-type="float">
            <text:p>9.077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36" calcext:value-type="float">
            <text:p>9.077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4" calcext:value-type="float">
            <text:p>9.07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44" calcext:value-type="float">
            <text:p>9.07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48" calcext:value-type="float">
            <text:p>9.07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52" calcext:value-type="float">
            <text:p>9.07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56" calcext:value-type="float">
            <text:p>9.07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6" calcext:value-type="float">
            <text:p>9.07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64" calcext:value-type="float">
            <text:p>9.07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68" calcext:value-type="float">
            <text:p>9.07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72" calcext:value-type="float">
            <text:p>9.077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7776" calcext:value-type="float">
            <text:p>9.077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8" calcext:value-type="float">
            <text:p>9.07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84" calcext:value-type="float">
            <text:p>9.07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88" calcext:value-type="float">
            <text:p>9.077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792" calcext:value-type="float">
            <text:p>9.07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796" calcext:value-type="float">
            <text:p>9.07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" calcext:value-type="float">
            <text:p>9.0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04" calcext:value-type="float">
            <text:p>9.07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08" calcext:value-type="float">
            <text:p>9.07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12" calcext:value-type="float">
            <text:p>9.078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816" calcext:value-type="float">
            <text:p>9.07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2" calcext:value-type="float">
            <text:p>9.07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24" calcext:value-type="float">
            <text:p>9.07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28" calcext:value-type="float">
            <text:p>9.07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32" calcext:value-type="float">
            <text:p>9.07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36" calcext:value-type="float">
            <text:p>9.07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4" calcext:value-type="float">
            <text:p>9.0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44" calcext:value-type="float">
            <text:p>9.07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48" calcext:value-type="float">
            <text:p>9.07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52" calcext:value-type="float">
            <text:p>9.07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56" calcext:value-type="float">
            <text:p>9.07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6" calcext:value-type="float">
            <text:p>9.07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64" calcext:value-type="float">
            <text:p>9.07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68" calcext:value-type="float">
            <text:p>9.07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72" calcext:value-type="float">
            <text:p>9.07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76" calcext:value-type="float">
            <text:p>9.07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8" calcext:value-type="float">
            <text:p>9.0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84" calcext:value-type="float">
            <text:p>9.07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88" calcext:value-type="float">
            <text:p>9.07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92" calcext:value-type="float">
            <text:p>9.07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896" calcext:value-type="float">
            <text:p>9.07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" calcext:value-type="float">
            <text:p>9.0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04" calcext:value-type="float">
            <text:p>9.07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08" calcext:value-type="float">
            <text:p>9.07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12" calcext:value-type="float">
            <text:p>9.079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916" calcext:value-type="float">
            <text:p>9.07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24" calcext:value-type="float">
            <text:p>9.07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28" calcext:value-type="float">
            <text:p>9.07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32" calcext:value-type="float">
            <text:p>9.07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36" calcext:value-type="float">
            <text:p>9.07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4" calcext:value-type="float">
            <text:p>9.07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44" calcext:value-type="float">
            <text:p>9.07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48" calcext:value-type="float">
            <text:p>9.07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52" calcext:value-type="float">
            <text:p>9.07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56" calcext:value-type="float">
            <text:p>9.079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96" calcext:value-type="float">
            <text:p>9.0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64" calcext:value-type="float">
            <text:p>9.07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68" calcext:value-type="float">
            <text:p>9.079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972" calcext:value-type="float">
            <text:p>9.07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76" calcext:value-type="float">
            <text:p>9.07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8" calcext:value-type="float">
            <text:p>9.07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84" calcext:value-type="float">
            <text:p>9.07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88" calcext:value-type="float">
            <text:p>9.079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7992" calcext:value-type="float">
            <text:p>9.07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7996" calcext:value-type="float">
            <text:p>9.07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04" calcext:value-type="float">
            <text:p>9.08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08" calcext:value-type="float">
            <text:p>9.08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12" calcext:value-type="float">
            <text:p>9.08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16" calcext:value-type="float">
            <text:p>9.08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2" calcext:value-type="float">
            <text:p>9.08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24" calcext:value-type="float">
            <text:p>9.08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28" calcext:value-type="float">
            <text:p>9.08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32" calcext:value-type="float">
            <text:p>9.08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36" calcext:value-type="float">
            <text:p>9.08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4" calcext:value-type="float">
            <text:p>9.0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44" calcext:value-type="float">
            <text:p>9.08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48" calcext:value-type="float">
            <text:p>9.08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52" calcext:value-type="float">
            <text:p>9.08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56" calcext:value-type="float">
            <text:p>9.08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6" calcext:value-type="float">
            <text:p>9.08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64" calcext:value-type="float">
            <text:p>9.08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68" calcext:value-type="float">
            <text:p>9.08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72" calcext:value-type="float">
            <text:p>9.080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076" calcext:value-type="float">
            <text:p>9.08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8" calcext:value-type="float">
            <text:p>9.0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84" calcext:value-type="float">
            <text:p>9.08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088" calcext:value-type="float">
            <text:p>9.080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092" calcext:value-type="float">
            <text:p>9.080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096" calcext:value-type="float">
            <text:p>9.08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" calcext:value-type="float">
            <text:p>9.08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04" calcext:value-type="float">
            <text:p>9.08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08" calcext:value-type="float">
            <text:p>9.08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12" calcext:value-type="float">
            <text:p>9.08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16" calcext:value-type="float">
            <text:p>9.08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2" calcext:value-type="float">
            <text:p>9.0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24" calcext:value-type="float">
            <text:p>9.08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28" calcext:value-type="float">
            <text:p>9.08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32" calcext:value-type="float">
            <text:p>9.08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36" calcext:value-type="float">
            <text:p>9.08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4" calcext:value-type="float">
            <text:p>9.08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44" calcext:value-type="float">
            <text:p>9.08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48" calcext:value-type="float">
            <text:p>9.08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152" calcext:value-type="float">
            <text:p>9.08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56" calcext:value-type="float">
            <text:p>9.08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6" calcext:value-type="float">
            <text:p>9.0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64" calcext:value-type="float">
            <text:p>9.081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168" calcext:value-type="float">
            <text:p>9.08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172" calcext:value-type="float">
            <text:p>9.08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76" calcext:value-type="float">
            <text:p>9.08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8" calcext:value-type="float">
            <text:p>9.08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84" calcext:value-type="float">
            <text:p>9.08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88" calcext:value-type="float">
            <text:p>9.08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92" calcext:value-type="float">
            <text:p>9.08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196" calcext:value-type="float">
            <text:p>9.08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" calcext:value-type="float">
            <text:p>9.0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04" calcext:value-type="float">
            <text:p>9.08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08" calcext:value-type="float">
            <text:p>9.08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12" calcext:value-type="float">
            <text:p>9.08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16" calcext:value-type="float">
            <text:p>9.08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2" calcext:value-type="float">
            <text:p>9.08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24" calcext:value-type="float">
            <text:p>9.082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228" calcext:value-type="float">
            <text:p>9.08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32" calcext:value-type="float">
            <text:p>9.08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36" calcext:value-type="float">
            <text:p>9.08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4" calcext:value-type="float">
            <text:p>9.0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44" calcext:value-type="float">
            <text:p>9.08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48" calcext:value-type="float">
            <text:p>9.08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52" calcext:value-type="float">
            <text:p>9.082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256" calcext:value-type="float">
            <text:p>9.08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6" calcext:value-type="float">
            <text:p>9.08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64" calcext:value-type="float">
            <text:p>9.08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68" calcext:value-type="float">
            <text:p>9.08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72" calcext:value-type="float">
            <text:p>9.08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76" calcext:value-type="float">
            <text:p>9.08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8" calcext:value-type="float">
            <text:p>9.0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84" calcext:value-type="float">
            <text:p>9.08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88" calcext:value-type="float">
            <text:p>9.08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92" calcext:value-type="float">
            <text:p>9.08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296" calcext:value-type="float">
            <text:p>9.08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" calcext:value-type="float">
            <text:p>9.08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04" calcext:value-type="float">
            <text:p>9.08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08" calcext:value-type="float">
            <text:p>9.08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12" calcext:value-type="float">
            <text:p>9.08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16" calcext:value-type="float">
            <text:p>9.08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2" calcext:value-type="float">
            <text:p>9.0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24" calcext:value-type="float">
            <text:p>9.08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28" calcext:value-type="float">
            <text:p>9.08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32" calcext:value-type="float">
            <text:p>9.08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36" calcext:value-type="float">
            <text:p>9.08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4" calcext:value-type="float">
            <text:p>9.08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44" calcext:value-type="float">
            <text:p>9.08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48" calcext:value-type="float">
            <text:p>9.08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52" calcext:value-type="float">
            <text:p>9.083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356" calcext:value-type="float">
            <text:p>9.08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6" calcext:value-type="float">
            <text:p>9.0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64" calcext:value-type="float">
            <text:p>9.08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68" calcext:value-type="float">
            <text:p>9.083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372" calcext:value-type="float">
            <text:p>9.08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76" calcext:value-type="float">
            <text:p>9.08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8" calcext:value-type="float">
            <text:p>9.08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84" calcext:value-type="float">
            <text:p>9.083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388" calcext:value-type="float">
            <text:p>9.083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8392" calcext:value-type="float">
            <text:p>9.08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396" calcext:value-type="float">
            <text:p>9.08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" calcext:value-type="float">
            <text:p>9.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04" calcext:value-type="float">
            <text:p>9.08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12" calcext:value-type="float">
            <text:p>9.08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16" calcext:value-type="float">
            <text:p>9.08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2" calcext:value-type="float">
            <text:p>9.08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24" calcext:value-type="float">
            <text:p>9.08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28" calcext:value-type="float">
            <text:p>9.08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32" calcext:value-type="float">
            <text:p>9.08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36" calcext:value-type="float">
            <text:p>9.08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4" calcext:value-type="float">
            <text:p>9.0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44" calcext:value-type="float">
            <text:p>9.08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48" calcext:value-type="float">
            <text:p>9.08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52" calcext:value-type="float">
            <text:p>9.08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56" calcext:value-type="float">
            <text:p>9.08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6" calcext:value-type="float">
            <text:p>9.08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64" calcext:value-type="float">
            <text:p>9.08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68" calcext:value-type="float">
            <text:p>9.08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72" calcext:value-type="float">
            <text:p>9.08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76" calcext:value-type="float">
            <text:p>9.08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8" calcext:value-type="float">
            <text:p>9.0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84" calcext:value-type="float">
            <text:p>9.084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488" calcext:value-type="float">
            <text:p>9.084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492" calcext:value-type="float">
            <text:p>9.08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496" calcext:value-type="float">
            <text:p>9.084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5" calcext:value-type="float">
            <text:p>9.08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04" calcext:value-type="float">
            <text:p>9.085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508" calcext:value-type="float">
            <text:p>9.08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12" calcext:value-type="float">
            <text:p>9.08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16" calcext:value-type="float">
            <text:p>9.08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2" calcext:value-type="float">
            <text:p>9.0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24" calcext:value-type="float">
            <text:p>9.08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28" calcext:value-type="float">
            <text:p>9.08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32" calcext:value-type="float">
            <text:p>9.08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36" calcext:value-type="float">
            <text:p>9.08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4" calcext:value-type="float">
            <text:p>9.08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44" calcext:value-type="float">
            <text:p>9.08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48" calcext:value-type="float">
            <text:p>9.08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52" calcext:value-type="float">
            <text:p>9.08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56" calcext:value-type="float">
            <text:p>9.08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6" calcext:value-type="float">
            <text:p>9.0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64" calcext:value-type="float">
            <text:p>9.08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68" calcext:value-type="float">
            <text:p>9.08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72" calcext:value-type="float">
            <text:p>9.08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76" calcext:value-type="float">
            <text:p>9.08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8" calcext:value-type="float">
            <text:p>9.08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84" calcext:value-type="float">
            <text:p>9.08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88" calcext:value-type="float">
            <text:p>9.08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92" calcext:value-type="float">
            <text:p>9.08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596" calcext:value-type="float">
            <text:p>9.085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" calcext:value-type="float">
            <text:p>9.08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04" calcext:value-type="float">
            <text:p>9.08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08" calcext:value-type="float">
            <text:p>9.08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12" calcext:value-type="float">
            <text:p>9.08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16" calcext:value-type="float">
            <text:p>9.08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2" calcext:value-type="float">
            <text:p>9.08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24" calcext:value-type="float">
            <text:p>9.08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28" calcext:value-type="float">
            <text:p>9.08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32" calcext:value-type="float">
            <text:p>9.086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36" calcext:value-type="float">
            <text:p>9.086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4" calcext:value-type="float">
            <text:p>9.0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44" calcext:value-type="float">
            <text:p>9.086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48" calcext:value-type="float">
            <text:p>9.08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52" calcext:value-type="float">
            <text:p>9.08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56" calcext:value-type="float">
            <text:p>9.086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6" calcext:value-type="float">
            <text:p>9.086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64" calcext:value-type="float">
            <text:p>9.08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68" calcext:value-type="float">
            <text:p>9.08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72" calcext:value-type="float">
            <text:p>9.086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676" calcext:value-type="float">
            <text:p>9.08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8" calcext:value-type="float">
            <text:p>9.0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84" calcext:value-type="float">
            <text:p>9.08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88" calcext:value-type="float">
            <text:p>9.08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92" calcext:value-type="float">
            <text:p>9.08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696" calcext:value-type="float">
            <text:p>9.08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" calcext:value-type="float">
            <text:p>9.08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04" calcext:value-type="float">
            <text:p>9.08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08" calcext:value-type="float">
            <text:p>9.08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12" calcext:value-type="float">
            <text:p>9.08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16" calcext:value-type="float">
            <text:p>9.08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2" calcext:value-type="float">
            <text:p>9.0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24" calcext:value-type="float">
            <text:p>9.08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28" calcext:value-type="float">
            <text:p>9.08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32" calcext:value-type="float">
            <text:p>9.08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36" calcext:value-type="float">
            <text:p>9.08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4" calcext:value-type="float">
            <text:p>9.08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44" calcext:value-type="float">
            <text:p>9.08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48" calcext:value-type="float">
            <text:p>9.08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52" calcext:value-type="float">
            <text:p>9.08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56" calcext:value-type="float">
            <text:p>9.08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6" calcext:value-type="float">
            <text:p>9.0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64" calcext:value-type="float">
            <text:p>9.08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68" calcext:value-type="float">
            <text:p>9.08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72" calcext:value-type="float">
            <text:p>9.08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76" calcext:value-type="float">
            <text:p>9.08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8" calcext:value-type="float">
            <text:p>9.08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84" calcext:value-type="float">
            <text:p>9.08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88" calcext:value-type="float">
            <text:p>9.08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92" calcext:value-type="float">
            <text:p>9.08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796" calcext:value-type="float">
            <text:p>9.087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8" calcext:value-type="float">
            <text:p>9.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04" calcext:value-type="float">
            <text:p>9.088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808" calcext:value-type="float">
            <text:p>9.08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12" calcext:value-type="float">
            <text:p>9.08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16" calcext:value-type="float">
            <text:p>9.08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2" calcext:value-type="float">
            <text:p>9.08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24" calcext:value-type="float">
            <text:p>9.08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28" calcext:value-type="float">
            <text:p>9.08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32" calcext:value-type="float">
            <text:p>9.08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36" calcext:value-type="float">
            <text:p>9.088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84" calcext:value-type="float">
            <text:p>9.0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44" calcext:value-type="float">
            <text:p>9.08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48" calcext:value-type="float">
            <text:p>9.08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52" calcext:value-type="float">
            <text:p>9.08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56" calcext:value-type="float">
            <text:p>9.088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86" calcext:value-type="float">
            <text:p>9.08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64" calcext:value-type="float">
            <text:p>9.08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68" calcext:value-type="float">
            <text:p>9.08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72" calcext:value-type="float">
            <text:p>9.08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76" calcext:value-type="float">
            <text:p>9.08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8" calcext:value-type="float">
            <text:p>9.0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84" calcext:value-type="float">
            <text:p>9.08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88" calcext:value-type="float">
            <text:p>9.08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92" calcext:value-type="float">
            <text:p>9.08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896" calcext:value-type="float">
            <text:p>9.088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9" calcext:value-type="float">
            <text:p>9.08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04" calcext:value-type="float">
            <text:p>9.089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8908" calcext:value-type="float">
            <text:p>9.08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12" calcext:value-type="float">
            <text:p>9.08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16" calcext:value-type="float">
            <text:p>9.08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2" calcext:value-type="float">
            <text:p>9.0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24" calcext:value-type="float">
            <text:p>9.08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28" calcext:value-type="float">
            <text:p>9.08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32" calcext:value-type="float">
            <text:p>9.08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36" calcext:value-type="float">
            <text:p>9.08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4" calcext:value-type="float">
            <text:p>9.089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8944" calcext:value-type="float">
            <text:p>9.08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48" calcext:value-type="float">
            <text:p>9.08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52" calcext:value-type="float">
            <text:p>9.08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56" calcext:value-type="float">
            <text:p>9.08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6" calcext:value-type="float">
            <text:p>9.0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64" calcext:value-type="float">
            <text:p>9.08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68" calcext:value-type="float">
            <text:p>9.08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72" calcext:value-type="float">
            <text:p>9.08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76" calcext:value-type="float">
            <text:p>9.08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8" calcext:value-type="float">
            <text:p>9.08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84" calcext:value-type="float">
            <text:p>9.08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88" calcext:value-type="float">
            <text:p>9.08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8992" calcext:value-type="float">
            <text:p>9.089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8996" calcext:value-type="float">
            <text:p>9.08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04" calcext:value-type="float">
            <text:p>9.0900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008" calcext:value-type="float">
            <text:p>9.09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12" calcext:value-type="float">
            <text:p>9.09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16" calcext:value-type="float">
            <text:p>9.09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2" calcext:value-type="float">
            <text:p>9.09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24" calcext:value-type="float">
            <text:p>9.09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28" calcext:value-type="float">
            <text:p>9.09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32" calcext:value-type="float">
            <text:p>9.09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36" calcext:value-type="float">
            <text:p>9.09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4" calcext:value-type="float">
            <text:p>9.0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44" calcext:value-type="float">
            <text:p>9.09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48" calcext:value-type="float">
            <text:p>9.09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52" calcext:value-type="float">
            <text:p>9.09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56" calcext:value-type="float">
            <text:p>9.09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6" calcext:value-type="float">
            <text:p>9.09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64" calcext:value-type="float">
            <text:p>9.09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68" calcext:value-type="float">
            <text:p>9.09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72" calcext:value-type="float">
            <text:p>9.09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76" calcext:value-type="float">
            <text:p>9.09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8" calcext:value-type="float">
            <text:p>9.0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84" calcext:value-type="float">
            <text:p>9.09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88" calcext:value-type="float">
            <text:p>9.09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92" calcext:value-type="float">
            <text:p>9.09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096" calcext:value-type="float">
            <text:p>9.09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" calcext:value-type="float">
            <text:p>9.09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04" calcext:value-type="float">
            <text:p>9.09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08" calcext:value-type="float">
            <text:p>9.09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12" calcext:value-type="float">
            <text:p>9.09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16" calcext:value-type="float">
            <text:p>9.091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12" calcext:value-type="float">
            <text:p>9.0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24" calcext:value-type="float">
            <text:p>9.09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28" calcext:value-type="float">
            <text:p>9.09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32" calcext:value-type="float">
            <text:p>9.091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136" calcext:value-type="float">
            <text:p>9.091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14" calcext:value-type="float">
            <text:p>9.09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44" calcext:value-type="float">
            <text:p>9.09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48" calcext:value-type="float">
            <text:p>9.091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152" calcext:value-type="float">
            <text:p>9.09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56" calcext:value-type="float">
            <text:p>9.09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6" calcext:value-type="float">
            <text:p>9.0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64" calcext:value-type="float">
            <text:p>9.09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68" calcext:value-type="float">
            <text:p>9.09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72" calcext:value-type="float">
            <text:p>9.09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76" calcext:value-type="float">
            <text:p>9.09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8" calcext:value-type="float">
            <text:p>9.09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84" calcext:value-type="float">
            <text:p>9.09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88" calcext:value-type="float">
            <text:p>9.09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92" calcext:value-type="float">
            <text:p>9.09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196" calcext:value-type="float">
            <text:p>9.09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" calcext:value-type="float">
            <text:p>9.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04" calcext:value-type="float">
            <text:p>9.09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08" calcext:value-type="float">
            <text:p>9.09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12" calcext:value-type="float">
            <text:p>9.09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16" calcext:value-type="float">
            <text:p>9.092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22" calcext:value-type="float">
            <text:p>9.09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24" calcext:value-type="float">
            <text:p>9.09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28" calcext:value-type="float">
            <text:p>9.09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32" calcext:value-type="float">
            <text:p>9.09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36" calcext:value-type="float">
            <text:p>9.09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4" calcext:value-type="float">
            <text:p>9.09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244" calcext:value-type="float">
            <text:p>9.09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48" calcext:value-type="float">
            <text:p>9.09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52" calcext:value-type="float">
            <text:p>9.092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256" calcext:value-type="float">
            <text:p>9.09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6" calcext:value-type="float">
            <text:p>9.092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264" calcext:value-type="float">
            <text:p>9.09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68" calcext:value-type="float">
            <text:p>9.09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72" calcext:value-type="float">
            <text:p>9.09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76" calcext:value-type="float">
            <text:p>9.09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8" calcext:value-type="float">
            <text:p>9.0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84" calcext:value-type="float">
            <text:p>9.09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88" calcext:value-type="float">
            <text:p>9.09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92" calcext:value-type="float">
            <text:p>9.09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296" calcext:value-type="float">
            <text:p>9.09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" calcext:value-type="float">
            <text:p>9.09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04" calcext:value-type="float">
            <text:p>9.09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08" calcext:value-type="float">
            <text:p>9.09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12" calcext:value-type="float">
            <text:p>9.09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16" calcext:value-type="float">
            <text:p>9.09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2" calcext:value-type="float">
            <text:p>9.0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24" calcext:value-type="float">
            <text:p>9.09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28" calcext:value-type="float">
            <text:p>9.09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32" calcext:value-type="float">
            <text:p>9.093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36" calcext:value-type="float">
            <text:p>9.093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34" calcext:value-type="float">
            <text:p>9.09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44" calcext:value-type="float">
            <text:p>9.09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48" calcext:value-type="float">
            <text:p>9.093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352" calcext:value-type="float">
            <text:p>9.09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56" calcext:value-type="float">
            <text:p>9.09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6" calcext:value-type="float">
            <text:p>9.0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64" calcext:value-type="float">
            <text:p>9.09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68" calcext:value-type="float">
            <text:p>9.09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72" calcext:value-type="float">
            <text:p>9.09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76" calcext:value-type="float">
            <text:p>9.09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8" calcext:value-type="float">
            <text:p>9.09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84" calcext:value-type="float">
            <text:p>9.09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88" calcext:value-type="float">
            <text:p>9.09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92" calcext:value-type="float">
            <text:p>9.09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396" calcext:value-type="float">
            <text:p>9.09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" calcext:value-type="float">
            <text:p>9.0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04" calcext:value-type="float">
            <text:p>9.09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08" calcext:value-type="float">
            <text:p>9.094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412" calcext:value-type="float">
            <text:p>9.09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16" calcext:value-type="float">
            <text:p>9.09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2" calcext:value-type="float">
            <text:p>9.09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24" calcext:value-type="float">
            <text:p>9.09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28" calcext:value-type="float">
            <text:p>9.094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432" calcext:value-type="float">
            <text:p>9.094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36" calcext:value-type="float">
            <text:p>9.09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4" calcext:value-type="float">
            <text:p>9.0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44" calcext:value-type="float">
            <text:p>9.09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48" calcext:value-type="float">
            <text:p>9.09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52" calcext:value-type="float">
            <text:p>9.09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56" calcext:value-type="float">
            <text:p>9.094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46" calcext:value-type="float">
            <text:p>9.094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464" calcext:value-type="float">
            <text:p>9.09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68" calcext:value-type="float">
            <text:p>9.09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72" calcext:value-type="float">
            <text:p>9.09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76" calcext:value-type="float">
            <text:p>9.094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9484" calcext:value-type="float">
            <text:p>9.09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88" calcext:value-type="float">
            <text:p>9.09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92" calcext:value-type="float">
            <text:p>9.09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496" calcext:value-type="float">
            <text:p>9.09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" calcext:value-type="float">
            <text:p>9.09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04" calcext:value-type="float">
            <text:p>9.09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08" calcext:value-type="float">
            <text:p>9.09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12" calcext:value-type="float">
            <text:p>9.09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16" calcext:value-type="float">
            <text:p>9.095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52" calcext:value-type="float">
            <text:p>9.0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24" calcext:value-type="float">
            <text:p>9.095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528" calcext:value-type="float">
            <text:p>9.095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532" calcext:value-type="float">
            <text:p>9.09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36" calcext:value-type="float">
            <text:p>9.095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54" calcext:value-type="float">
            <text:p>9.09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44" calcext:value-type="float">
            <text:p>9.09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48" calcext:value-type="float">
            <text:p>9.09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52" calcext:value-type="float">
            <text:p>9.09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56" calcext:value-type="float">
            <text:p>9.09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6" calcext:value-type="float">
            <text:p>9.0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64" calcext:value-type="float">
            <text:p>9.09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68" calcext:value-type="float">
            <text:p>9.09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72" calcext:value-type="float">
            <text:p>9.09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76" calcext:value-type="float">
            <text:p>9.09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8" calcext:value-type="float">
            <text:p>9.09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84" calcext:value-type="float">
            <text:p>9.09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88" calcext:value-type="float">
            <text:p>9.09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92" calcext:value-type="float">
            <text:p>9.09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596" calcext:value-type="float">
            <text:p>9.095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04" calcext:value-type="float">
            <text:p>9.09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08" calcext:value-type="float">
            <text:p>9.09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12" calcext:value-type="float">
            <text:p>9.09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16" calcext:value-type="float">
            <text:p>9.09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2" calcext:value-type="float">
            <text:p>9.09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24" calcext:value-type="float">
            <text:p>9.096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28" calcext:value-type="float">
            <text:p>9.09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32" calcext:value-type="float">
            <text:p>9.096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9636" calcext:value-type="float">
            <text:p>9.09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4" calcext:value-type="float">
            <text:p>9.09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644" calcext:value-type="float">
            <text:p>9.09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48" calcext:value-type="float">
            <text:p>9.09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52" calcext:value-type="float">
            <text:p>9.09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56" calcext:value-type="float">
            <text:p>9.09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6" calcext:value-type="float">
            <text:p>9.09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64" calcext:value-type="float">
            <text:p>9.09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68" calcext:value-type="float">
            <text:p>9.09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72" calcext:value-type="float">
            <text:p>9.09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76" calcext:value-type="float">
            <text:p>9.09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8" calcext:value-type="float">
            <text:p>9.0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84" calcext:value-type="float">
            <text:p>9.09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88" calcext:value-type="float">
            <text:p>9.096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692" calcext:value-type="float">
            <text:p>9.09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696" calcext:value-type="float">
            <text:p>9.09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" calcext:value-type="float">
            <text:p>9.09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04" calcext:value-type="float">
            <text:p>9.09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08" calcext:value-type="float">
            <text:p>9.09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12" calcext:value-type="float">
            <text:p>9.09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16" calcext:value-type="float">
            <text:p>9.097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2" calcext:value-type="float">
            <text:p>9.0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24" calcext:value-type="float">
            <text:p>9.097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28" calcext:value-type="float">
            <text:p>9.09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32" calcext:value-type="float">
            <text:p>9.097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36" calcext:value-type="float">
            <text:p>9.09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4" calcext:value-type="float">
            <text:p>9.097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44" calcext:value-type="float">
            <text:p>9.09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48" calcext:value-type="float">
            <text:p>9.09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52" calcext:value-type="float">
            <text:p>9.09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56" calcext:value-type="float">
            <text:p>9.09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6" calcext:value-type="float">
            <text:p>9.0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64" calcext:value-type="float">
            <text:p>9.09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68" calcext:value-type="float">
            <text:p>9.09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72" calcext:value-type="float">
            <text:p>9.09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76" calcext:value-type="float">
            <text:p>9.097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8" calcext:value-type="float">
            <text:p>9.097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784" calcext:value-type="float">
            <text:p>9.09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88" calcext:value-type="float">
            <text:p>9.09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92" calcext:value-type="float">
            <text:p>9.09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796" calcext:value-type="float">
            <text:p>9.09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" calcext:value-type="float">
            <text:p>9.0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04" calcext:value-type="float">
            <text:p>9.09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08" calcext:value-type="float">
            <text:p>9.09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12" calcext:value-type="float">
            <text:p>9.09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16" calcext:value-type="float">
            <text:p>9.09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2" calcext:value-type="float">
            <text:p>9.09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24" calcext:value-type="float">
            <text:p>9.09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28" calcext:value-type="float">
            <text:p>9.09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32" calcext:value-type="float">
            <text:p>9.09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36" calcext:value-type="float">
            <text:p>9.09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4" calcext:value-type="float">
            <text:p>9.0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44" calcext:value-type="float">
            <text:p>9.09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48" calcext:value-type="float">
            <text:p>9.09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52" calcext:value-type="float">
            <text:p>9.09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56" calcext:value-type="float">
            <text:p>9.09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6" calcext:value-type="float">
            <text:p>9.098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864" calcext:value-type="float">
            <text:p>9.09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68" calcext:value-type="float">
            <text:p>9.09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72" calcext:value-type="float">
            <text:p>9.09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76" calcext:value-type="float">
            <text:p>9.098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88" calcext:value-type="float">
            <text:p>9.0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84" calcext:value-type="float">
            <text:p>9.09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88" calcext:value-type="float">
            <text:p>9.09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92" calcext:value-type="float">
            <text:p>9.09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896" calcext:value-type="float">
            <text:p>9.09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" calcext:value-type="float">
            <text:p>9.09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04" calcext:value-type="float">
            <text:p>9.09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08" calcext:value-type="float">
            <text:p>9.09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12" calcext:value-type="float">
            <text:p>9.09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16" calcext:value-type="float">
            <text:p>9.09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2" calcext:value-type="float">
            <text:p>9.09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924" calcext:value-type="float">
            <text:p>9.09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28" calcext:value-type="float">
            <text:p>9.09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32" calcext:value-type="float">
            <text:p>9.09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36" calcext:value-type="float">
            <text:p>9.09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4" calcext:value-type="float">
            <text:p>9.09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44" calcext:value-type="float">
            <text:p>9.09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48" calcext:value-type="float">
            <text:p>9.09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52" calcext:value-type="float">
            <text:p>9.09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56" calcext:value-type="float">
            <text:p>9.09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6" calcext:value-type="float">
            <text:p>9.0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64" calcext:value-type="float">
            <text:p>9.099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09968" calcext:value-type="float">
            <text:p>9.099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972" calcext:value-type="float">
            <text:p>9.09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76" calcext:value-type="float">
            <text:p>9.09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8" calcext:value-type="float">
            <text:p>9.09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84" calcext:value-type="float">
            <text:p>9.09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88" calcext:value-type="float">
            <text:p>9.09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09992" calcext:value-type="float">
            <text:p>9.099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09996" calcext:value-type="float">
            <text:p>9.09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04" calcext:value-type="float">
            <text:p>9.10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08" calcext:value-type="float">
            <text:p>9.100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012" calcext:value-type="float">
            <text:p>9.10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16" calcext:value-type="float">
            <text:p>9.10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2" calcext:value-type="float">
            <text:p>9.10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24" calcext:value-type="float">
            <text:p>9.10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28" calcext:value-type="float">
            <text:p>9.10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32" calcext:value-type="float">
            <text:p>9.10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36" calcext:value-type="float">
            <text:p>9.10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4" calcext:value-type="float">
            <text:p>9.1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44" calcext:value-type="float">
            <text:p>9.10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48" calcext:value-type="float">
            <text:p>9.10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52" calcext:value-type="float">
            <text:p>9.10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56" calcext:value-type="float">
            <text:p>9.10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6" calcext:value-type="float">
            <text:p>9.10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64" calcext:value-type="float">
            <text:p>9.10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68" calcext:value-type="float">
            <text:p>9.10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72" calcext:value-type="float">
            <text:p>9.10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76" calcext:value-type="float">
            <text:p>9.10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8" calcext:value-type="float">
            <text:p>9.1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84" calcext:value-type="float">
            <text:p>9.100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088" calcext:value-type="float">
            <text:p>9.10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92" calcext:value-type="float">
            <text:p>9.10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096" calcext:value-type="float">
            <text:p>9.10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" calcext:value-type="float">
            <text:p>9.10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04" calcext:value-type="float">
            <text:p>9.10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08" calcext:value-type="float">
            <text:p>9.10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12" calcext:value-type="float">
            <text:p>9.10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16" calcext:value-type="float">
            <text:p>9.10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2" calcext:value-type="float">
            <text:p>9.1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24" calcext:value-type="float">
            <text:p>9.10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28" calcext:value-type="float">
            <text:p>9.10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32" calcext:value-type="float">
            <text:p>9.101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36" calcext:value-type="float">
            <text:p>9.10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4" calcext:value-type="float">
            <text:p>9.10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44" calcext:value-type="float">
            <text:p>9.10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48" calcext:value-type="float">
            <text:p>9.10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52" calcext:value-type="float">
            <text:p>9.10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56" calcext:value-type="float">
            <text:p>9.10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6" calcext:value-type="float">
            <text:p>9.1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64" calcext:value-type="float">
            <text:p>9.10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68" calcext:value-type="float">
            <text:p>9.10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72" calcext:value-type="float">
            <text:p>9.10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76" calcext:value-type="float">
            <text:p>9.10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8" calcext:value-type="float">
            <text:p>9.10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84" calcext:value-type="float">
            <text:p>9.10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88" calcext:value-type="float">
            <text:p>9.10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92" calcext:value-type="float">
            <text:p>9.10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196" calcext:value-type="float">
            <text:p>9.10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" calcext:value-type="float">
            <text:p>9.1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04" calcext:value-type="float">
            <text:p>9.10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08" calcext:value-type="float">
            <text:p>9.10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12" calcext:value-type="float">
            <text:p>9.10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16" calcext:value-type="float">
            <text:p>9.10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2" calcext:value-type="float">
            <text:p>9.10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24" calcext:value-type="float">
            <text:p>9.10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28" calcext:value-type="float">
            <text:p>9.10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32" calcext:value-type="float">
            <text:p>9.102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36" calcext:value-type="float">
            <text:p>9.10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4" calcext:value-type="float">
            <text:p>9.10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244" calcext:value-type="float">
            <text:p>9.10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48" calcext:value-type="float">
            <text:p>9.102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52" calcext:value-type="float">
            <text:p>9.10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56" calcext:value-type="float">
            <text:p>9.10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6" calcext:value-type="float">
            <text:p>9.10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64" calcext:value-type="float">
            <text:p>9.102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68" calcext:value-type="float">
            <text:p>9.10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72" calcext:value-type="float">
            <text:p>9.102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276" calcext:value-type="float">
            <text:p>9.10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8" calcext:value-type="float">
            <text:p>9.1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84" calcext:value-type="float">
            <text:p>9.10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88" calcext:value-type="float">
            <text:p>9.10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92" calcext:value-type="float">
            <text:p>9.10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296" calcext:value-type="float">
            <text:p>9.10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" calcext:value-type="float">
            <text:p>9.10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04" calcext:value-type="float">
            <text:p>9.10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08" calcext:value-type="float">
            <text:p>9.10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12" calcext:value-type="float">
            <text:p>9.10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16" calcext:value-type="float">
            <text:p>9.10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2" calcext:value-type="float">
            <text:p>9.1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24" calcext:value-type="float">
            <text:p>9.10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28" calcext:value-type="float">
            <text:p>9.10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32" calcext:value-type="float">
            <text:p>9.103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36" calcext:value-type="float">
            <text:p>9.103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4" calcext:value-type="float">
            <text:p>9.103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44" calcext:value-type="float">
            <text:p>9.10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48" calcext:value-type="float">
            <text:p>9.103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52" calcext:value-type="float">
            <text:p>9.103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56" calcext:value-type="float">
            <text:p>9.103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6" calcext:value-type="float">
            <text:p>9.10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364" calcext:value-type="float">
            <text:p>9.10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68" calcext:value-type="float">
            <text:p>9.10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72" calcext:value-type="float">
            <text:p>9.10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76" calcext:value-type="float">
            <text:p>9.10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8" calcext:value-type="float">
            <text:p>9.10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84" calcext:value-type="float">
            <text:p>9.10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88" calcext:value-type="float">
            <text:p>9.10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92" calcext:value-type="float">
            <text:p>9.103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396" calcext:value-type="float">
            <text:p>9.103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4" calcext:value-type="float">
            <text:p>9.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04" calcext:value-type="float">
            <text:p>9.10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08" calcext:value-type="float">
            <text:p>9.10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12" calcext:value-type="float">
            <text:p>9.10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16" calcext:value-type="float">
            <text:p>9.10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2" calcext:value-type="float">
            <text:p>9.10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24" calcext:value-type="float">
            <text:p>9.104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28" calcext:value-type="float">
            <text:p>9.104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432" calcext:value-type="float">
            <text:p>9.104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436" calcext:value-type="float">
            <text:p>9.10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4" calcext:value-type="float">
            <text:p>9.10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444" calcext:value-type="float">
            <text:p>9.10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48" calcext:value-type="float">
            <text:p>9.104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52" calcext:value-type="float">
            <text:p>9.10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56" calcext:value-type="float">
            <text:p>9.10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6" calcext:value-type="float">
            <text:p>9.104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464" calcext:value-type="float">
            <text:p>9.10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68" calcext:value-type="float">
            <text:p>9.10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72" calcext:value-type="float">
            <text:p>9.104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76" calcext:value-type="float">
            <text:p>9.10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8" calcext:value-type="float">
            <text:p>9.1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84" calcext:value-type="float">
            <text:p>9.104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10488" calcext:value-type="float">
            <text:p>9.10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92" calcext:value-type="float">
            <text:p>9.10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496" calcext:value-type="float">
            <text:p>9.10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" calcext:value-type="float">
            <text:p>9.1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04" calcext:value-type="float">
            <text:p>9.10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08" calcext:value-type="float">
            <text:p>9.10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12" calcext:value-type="float">
            <text:p>9.10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16" calcext:value-type="float">
            <text:p>9.10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2" calcext:value-type="float">
            <text:p>9.1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24" calcext:value-type="float">
            <text:p>9.10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28" calcext:value-type="float">
            <text:p>9.10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32" calcext:value-type="float">
            <text:p>9.10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36" calcext:value-type="float">
            <text:p>9.10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4" calcext:value-type="float">
            <text:p>9.10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544" calcext:value-type="float">
            <text:p>9.10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48" calcext:value-type="float">
            <text:p>9.10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52" calcext:value-type="float">
            <text:p>9.10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56" calcext:value-type="float">
            <text:p>9.10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6" calcext:value-type="float">
            <text:p>9.1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64" calcext:value-type="float">
            <text:p>9.10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68" calcext:value-type="float">
            <text:p>9.10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72" calcext:value-type="float">
            <text:p>9.10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76" calcext:value-type="float">
            <text:p>9.10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8" calcext:value-type="float">
            <text:p>9.10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584" calcext:value-type="float">
            <text:p>9.10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88" calcext:value-type="float">
            <text:p>9.10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92" calcext:value-type="float">
            <text:p>9.105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596" calcext:value-type="float">
            <text:p>9.10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" calcext:value-type="float">
            <text:p>9.1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04" calcext:value-type="float">
            <text:p>9.10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08" calcext:value-type="float">
            <text:p>9.10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12" calcext:value-type="float">
            <text:p>9.10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16" calcext:value-type="float">
            <text:p>9.10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2" calcext:value-type="float">
            <text:p>9.10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24" calcext:value-type="float">
            <text:p>9.106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10628" calcext:value-type="float">
            <text:p>9.10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32" calcext:value-type="float">
            <text:p>9.10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36" calcext:value-type="float">
            <text:p>9.10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4" calcext:value-type="float">
            <text:p>9.1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44" calcext:value-type="float">
            <text:p>9.106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648" calcext:value-type="float">
            <text:p>9.10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52" calcext:value-type="float">
            <text:p>9.10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56" calcext:value-type="float">
            <text:p>9.10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6" calcext:value-type="float">
            <text:p>9.10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64" calcext:value-type="float">
            <text:p>9.10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68" calcext:value-type="float">
            <text:p>9.106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672" calcext:value-type="float">
            <text:p>9.10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76" calcext:value-type="float">
            <text:p>9.10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8" calcext:value-type="float">
            <text:p>9.1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84" calcext:value-type="float">
            <text:p>9.10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88" calcext:value-type="float">
            <text:p>9.10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92" calcext:value-type="float">
            <text:p>9.10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696" calcext:value-type="float">
            <text:p>9.10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" calcext:value-type="float">
            <text:p>9.10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04" calcext:value-type="float">
            <text:p>9.10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08" calcext:value-type="float">
            <text:p>9.10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12" calcext:value-type="float">
            <text:p>9.107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716" calcext:value-type="float">
            <text:p>9.107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72" calcext:value-type="float">
            <text:p>9.1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24" calcext:value-type="float">
            <text:p>9.10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28" calcext:value-type="float">
            <text:p>9.10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32" calcext:value-type="float">
            <text:p>9.10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36" calcext:value-type="float">
            <text:p>9.10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4" calcext:value-type="float">
            <text:p>9.10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44" calcext:value-type="float">
            <text:p>9.107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48" calcext:value-type="float">
            <text:p>9.107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752" calcext:value-type="float">
            <text:p>9.10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56" calcext:value-type="float">
            <text:p>9.10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6" calcext:value-type="float">
            <text:p>9.1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64" calcext:value-type="float">
            <text:p>9.10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68" calcext:value-type="float">
            <text:p>9.10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72" calcext:value-type="float">
            <text:p>9.10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76" calcext:value-type="float">
            <text:p>9.10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8" calcext:value-type="float">
            <text:p>9.10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84" calcext:value-type="float">
            <text:p>9.10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88" calcext:value-type="float">
            <text:p>9.10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92" calcext:value-type="float">
            <text:p>9.10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796" calcext:value-type="float">
            <text:p>9.10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" calcext:value-type="float">
            <text:p>9.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04" calcext:value-type="float">
            <text:p>9.10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08" calcext:value-type="float">
            <text:p>9.10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12" calcext:value-type="float">
            <text:p>9.10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16" calcext:value-type="float">
            <text:p>9.10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2" calcext:value-type="float">
            <text:p>9.108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824" calcext:value-type="float">
            <text:p>9.10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28" calcext:value-type="float">
            <text:p>9.10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32" calcext:value-type="float">
            <text:p>9.10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36" calcext:value-type="float">
            <text:p>9.10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4" calcext:value-type="float">
            <text:p>9.1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44" calcext:value-type="float">
            <text:p>9.108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848" calcext:value-type="float">
            <text:p>9.10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52" calcext:value-type="float">
            <text:p>9.108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56" calcext:value-type="float">
            <text:p>9.10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6" calcext:value-type="float">
            <text:p>9.10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64" calcext:value-type="float">
            <text:p>9.10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68" calcext:value-type="float">
            <text:p>9.10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72" calcext:value-type="float">
            <text:p>9.10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76" calcext:value-type="float">
            <text:p>9.10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8" calcext:value-type="float">
            <text:p>9.10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84" calcext:value-type="float">
            <text:p>9.108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888" calcext:value-type="float">
            <text:p>9.108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892" calcext:value-type="float">
            <text:p>9.10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896" calcext:value-type="float">
            <text:p>9.10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" calcext:value-type="float">
            <text:p>9.1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04" calcext:value-type="float">
            <text:p>9.10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08" calcext:value-type="float">
            <text:p>9.10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12" calcext:value-type="float">
            <text:p>9.109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916" calcext:value-type="float">
            <text:p>9.10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2" calcext:value-type="float">
            <text:p>9.1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24" calcext:value-type="float">
            <text:p>9.10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28" calcext:value-type="float">
            <text:p>9.10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32" calcext:value-type="float">
            <text:p>9.10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36" calcext:value-type="float">
            <text:p>9.109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94" calcext:value-type="float">
            <text:p>9.10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44" calcext:value-type="float">
            <text:p>9.10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48" calcext:value-type="float">
            <text:p>9.10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52" calcext:value-type="float">
            <text:p>9.10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56" calcext:value-type="float">
            <text:p>9.10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6" calcext:value-type="float">
            <text:p>9.10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964" calcext:value-type="float">
            <text:p>9.10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68" calcext:value-type="float">
            <text:p>9.10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72" calcext:value-type="float">
            <text:p>9.109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76" calcext:value-type="float">
            <text:p>9.109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098" calcext:value-type="float">
            <text:p>9.10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84" calcext:value-type="float">
            <text:p>9.10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88" calcext:value-type="float">
            <text:p>9.10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92" calcext:value-type="float">
            <text:p>9.10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0996" calcext:value-type="float">
            <text:p>9.109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04" calcext:value-type="float">
            <text:p>9.110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08" calcext:value-type="float">
            <text:p>9.110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12" calcext:value-type="float">
            <text:p>9.110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16" calcext:value-type="float">
            <text:p>9.110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2" calcext:value-type="float">
            <text:p>9.11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24" calcext:value-type="float">
            <text:p>9.110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28" calcext:value-type="float">
            <text:p>9.110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32" calcext:value-type="float">
            <text:p>9.110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36" calcext:value-type="float">
            <text:p>9.110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44" calcext:value-type="float">
            <text:p>9.110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48" calcext:value-type="float">
            <text:p>9.110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52" calcext:value-type="float">
            <text:p>9.110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56" calcext:value-type="float">
            <text:p>9.110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6" calcext:value-type="float">
            <text:p>9.11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64" calcext:value-type="float">
            <text:p>9.110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68" calcext:value-type="float">
            <text:p>9.110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72" calcext:value-type="float">
            <text:p>9.110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76" calcext:value-type="float">
            <text:p>9.110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8" calcext:value-type="float">
            <text:p>9.1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84" calcext:value-type="float">
            <text:p>9.110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88" calcext:value-type="float">
            <text:p>9.110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11092" calcext:value-type="float">
            <text:p>9.110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096" calcext:value-type="float">
            <text:p>9.110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" calcext:value-type="float">
            <text:p>9.11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04" calcext:value-type="float">
            <text:p>9.111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08" calcext:value-type="float">
            <text:p>9.111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12" calcext:value-type="float">
            <text:p>9.11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16" calcext:value-type="float">
            <text:p>9.11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2" calcext:value-type="float">
            <text:p>9.1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24" calcext:value-type="float">
            <text:p>9.11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28" calcext:value-type="float">
            <text:p>9.111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132" calcext:value-type="float">
            <text:p>9.111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136" calcext:value-type="float">
            <text:p>9.11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4" calcext:value-type="float">
            <text:p>9.11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44" calcext:value-type="float">
            <text:p>9.11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48" calcext:value-type="float">
            <text:p>9.11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52" calcext:value-type="float">
            <text:p>9.11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56" calcext:value-type="float">
            <text:p>9.11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6" calcext:value-type="float">
            <text:p>9.11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164" calcext:value-type="float">
            <text:p>9.11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68" calcext:value-type="float">
            <text:p>9.11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72" calcext:value-type="float">
            <text:p>9.11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76" calcext:value-type="float">
            <text:p>9.11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8" calcext:value-type="float">
            <text:p>9.111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84" calcext:value-type="float">
            <text:p>9.11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88" calcext:value-type="float">
            <text:p>9.111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92" calcext:value-type="float">
            <text:p>9.11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196" calcext:value-type="float">
            <text:p>9.111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" calcext:value-type="float">
            <text:p>9.1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04" calcext:value-type="float">
            <text:p>9.112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08" calcext:value-type="float">
            <text:p>9.112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12" calcext:value-type="float">
            <text:p>9.112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16" calcext:value-type="float">
            <text:p>9.112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2" calcext:value-type="float">
            <text:p>9.112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24" calcext:value-type="float">
            <text:p>9.112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28" calcext:value-type="float">
            <text:p>9.112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32" calcext:value-type="float">
            <text:p>9.112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236" calcext:value-type="float">
            <text:p>9.112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4" calcext:value-type="float">
            <text:p>9.11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44" calcext:value-type="float">
            <text:p>9.112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48" calcext:value-type="float">
            <text:p>9.112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11252" calcext:value-type="float">
            <text:p>9.112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56" calcext:value-type="float">
            <text:p>9.112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6" calcext:value-type="float">
            <text:p>9.112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64" calcext:value-type="float">
            <text:p>9.112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268" calcext:value-type="float">
            <text:p>9.112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72" calcext:value-type="float">
            <text:p>9.112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76" calcext:value-type="float">
            <text:p>9.112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8" calcext:value-type="float">
            <text:p>9.11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84" calcext:value-type="float">
            <text:p>9.112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88" calcext:value-type="float">
            <text:p>9.112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92" calcext:value-type="float">
            <text:p>9.112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296" calcext:value-type="float">
            <text:p>9.112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" calcext:value-type="float">
            <text:p>9.11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04" calcext:value-type="float">
            <text:p>9.113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08" calcext:value-type="float">
            <text:p>9.113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12" calcext:value-type="float">
            <text:p>9.113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16" calcext:value-type="float">
            <text:p>9.113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2" calcext:value-type="float">
            <text:p>9.11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324" calcext:value-type="float">
            <text:p>9.113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28" calcext:value-type="float">
            <text:p>9.113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32" calcext:value-type="float">
            <text:p>9.113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336" calcext:value-type="float">
            <text:p>9.113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4" calcext:value-type="float">
            <text:p>9.113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44" calcext:value-type="float">
            <text:p>9.113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48" calcext:value-type="float">
            <text:p>9.113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52" calcext:value-type="float">
            <text:p>9.113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56" calcext:value-type="float">
            <text:p>9.113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36" calcext:value-type="float">
            <text:p>9.11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64" calcext:value-type="float">
            <text:p>9.113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68" calcext:value-type="float">
            <text:p>9.113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72" calcext:value-type="float">
            <text:p>9.113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76" calcext:value-type="float">
            <text:p>9.113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8" calcext:value-type="float">
            <text:p>9.113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84" calcext:value-type="float">
            <text:p>9.113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88" calcext:value-type="float">
            <text:p>9.113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392" calcext:value-type="float">
            <text:p>9.113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396" calcext:value-type="float">
            <text:p>9.113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" calcext:value-type="float">
            <text:p>9.11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04" calcext:value-type="float">
            <text:p>9.114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08" calcext:value-type="float">
            <text:p>9.114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12" calcext:value-type="float">
            <text:p>9.114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16" calcext:value-type="float">
            <text:p>9.114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2" calcext:value-type="float">
            <text:p>9.11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24" calcext:value-type="float">
            <text:p>9.114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428" calcext:value-type="float">
            <text:p>9.114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32" calcext:value-type="float">
            <text:p>9.114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436" calcext:value-type="float">
            <text:p>9.114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4" calcext:value-type="float">
            <text:p>9.11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44" calcext:value-type="float">
            <text:p>9.114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48" calcext:value-type="float">
            <text:p>9.114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452" calcext:value-type="float">
            <text:p>9.114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56" calcext:value-type="float">
            <text:p>9.114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6" calcext:value-type="float">
            <text:p>9.114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64" calcext:value-type="float">
            <text:p>9.114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68" calcext:value-type="float">
            <text:p>9.114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72" calcext:value-type="float">
            <text:p>9.114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476" calcext:value-type="float">
            <text:p>9.114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8" calcext:value-type="float">
            <text:p>9.11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84" calcext:value-type="float">
            <text:p>9.114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88" calcext:value-type="float">
            <text:p>9.114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92" calcext:value-type="float">
            <text:p>9.114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496" calcext:value-type="float">
            <text:p>9.114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" calcext:value-type="float">
            <text:p>9.11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04" calcext:value-type="float">
            <text:p>9.115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08" calcext:value-type="float">
            <text:p>9.115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12" calcext:value-type="float">
            <text:p>9.11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16" calcext:value-type="float">
            <text:p>9.115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2" calcext:value-type="float">
            <text:p>9.1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24" calcext:value-type="float">
            <text:p>9.115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28" calcext:value-type="float">
            <text:p>9.115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32" calcext:value-type="float">
            <text:p>9.115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36" calcext:value-type="float">
            <text:p>9.115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4" calcext:value-type="float">
            <text:p>9.115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44" calcext:value-type="float">
            <text:p>9.115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48" calcext:value-type="float">
            <text:p>9.115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52" calcext:value-type="float">
            <text:p>9.115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56" calcext:value-type="float">
            <text:p>9.115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6" calcext:value-type="float">
            <text:p>9.11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64" calcext:value-type="float">
            <text:p>9.115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68" calcext:value-type="float">
            <text:p>9.115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72" calcext:value-type="float">
            <text:p>9.115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76" calcext:value-type="float">
            <text:p>9.115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8" calcext:value-type="float">
            <text:p>9.115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84" calcext:value-type="float">
            <text:p>9.115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88" calcext:value-type="float">
            <text:p>9.115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592" calcext:value-type="float">
            <text:p>9.115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596" calcext:value-type="float">
            <text:p>9.115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" calcext:value-type="float">
            <text:p>9.1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04" calcext:value-type="float">
            <text:p>9.116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08" calcext:value-type="float">
            <text:p>9.116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12" calcext:value-type="float">
            <text:p>9.116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16" calcext:value-type="float">
            <text:p>9.116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2" calcext:value-type="float">
            <text:p>9.116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24" calcext:value-type="float">
            <text:p>9.116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.11628" calcext:value-type="float">
            <text:p>9.116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32" calcext:value-type="float">
            <text:p>9.116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36" calcext:value-type="float">
            <text:p>9.116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4" calcext:value-type="float">
            <text:p>9.11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44" calcext:value-type="float">
            <text:p>9.116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48" calcext:value-type="float">
            <text:p>9.116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52" calcext:value-type="float">
            <text:p>9.116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56" calcext:value-type="float">
            <text:p>9.116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6" calcext:value-type="float">
            <text:p>9.116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64" calcext:value-type="float">
            <text:p>9.116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68" calcext:value-type="float">
            <text:p>9.116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72" calcext:value-type="float">
            <text:p>9.116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76" calcext:value-type="float">
            <text:p>9.116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8" calcext:value-type="float">
            <text:p>9.11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84" calcext:value-type="float">
            <text:p>9.116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88" calcext:value-type="float">
            <text:p>9.116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92" calcext:value-type="float">
            <text:p>9.116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696" calcext:value-type="float">
            <text:p>9.116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" calcext:value-type="float">
            <text:p>9.11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04" calcext:value-type="float">
            <text:p>9.11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08" calcext:value-type="float">
            <text:p>9.1170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712" calcext:value-type="float">
            <text:p>9.11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16" calcext:value-type="float">
            <text:p>9.11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2" calcext:value-type="float">
            <text:p>9.11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24" calcext:value-type="float">
            <text:p>9.117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728" calcext:value-type="float">
            <text:p>9.11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32" calcext:value-type="float">
            <text:p>9.11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36" calcext:value-type="float">
            <text:p>9.11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4" calcext:value-type="float">
            <text:p>9.11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44" calcext:value-type="float">
            <text:p>9.117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748" calcext:value-type="float">
            <text:p>9.11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52" calcext:value-type="float">
            <text:p>9.117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756" calcext:value-type="float">
            <text:p>9.11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6" calcext:value-type="float">
            <text:p>9.11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64" calcext:value-type="float">
            <text:p>9.11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68" calcext:value-type="float">
            <text:p>9.11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72" calcext:value-type="float">
            <text:p>9.11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76" calcext:value-type="float">
            <text:p>9.117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8" calcext:value-type="float">
            <text:p>9.117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84" calcext:value-type="float">
            <text:p>9.117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88" calcext:value-type="float">
            <text:p>9.117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92" calcext:value-type="float">
            <text:p>9.117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796" calcext:value-type="float">
            <text:p>9.117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" calcext:value-type="float">
            <text:p>9.11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804" calcext:value-type="float">
            <text:p>9.118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08" calcext:value-type="float">
            <text:p>9.118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12" calcext:value-type="float">
            <text:p>9.118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16" calcext:value-type="float">
            <text:p>9.11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2" calcext:value-type="float">
            <text:p>9.118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24" calcext:value-type="float">
            <text:p>9.118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28" calcext:value-type="float">
            <text:p>9.118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32" calcext:value-type="float">
            <text:p>9.118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36" calcext:value-type="float">
            <text:p>9.118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4" calcext:value-type="float">
            <text:p>9.11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44" calcext:value-type="float">
            <text:p>9.118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48" calcext:value-type="float">
            <text:p>9.118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52" calcext:value-type="float">
            <text:p>9.118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856" calcext:value-type="float">
            <text:p>9.118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6" calcext:value-type="float">
            <text:p>9.118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64" calcext:value-type="float">
            <text:p>9.118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68" calcext:value-type="float">
            <text:p>9.118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72" calcext:value-type="float">
            <text:p>9.118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76" calcext:value-type="float">
            <text:p>9.118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8" calcext:value-type="float">
            <text:p>9.11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884" calcext:value-type="float">
            <text:p>9.118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88" calcext:value-type="float">
            <text:p>9.118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92" calcext:value-type="float">
            <text:p>9.118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896" calcext:value-type="float">
            <text:p>9.1189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" calcext:value-type="float">
            <text:p>9.11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04" calcext:value-type="float">
            <text:p>9.119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08" calcext:value-type="float">
            <text:p>9.119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12" calcext:value-type="float">
            <text:p>9.119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16" calcext:value-type="float">
            <text:p>9.119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2" calcext:value-type="float">
            <text:p>9.11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24" calcext:value-type="float">
            <text:p>9.119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28" calcext:value-type="float">
            <text:p>9.119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32" calcext:value-type="float">
            <text:p>9.119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36" calcext:value-type="float">
            <text:p>9.119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4" calcext:value-type="float">
            <text:p>9.11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44" calcext:value-type="float">
            <text:p>9.1194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48" calcext:value-type="float">
            <text:p>9.119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52" calcext:value-type="float">
            <text:p>9.119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56" calcext:value-type="float">
            <text:p>9.119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6" calcext:value-type="float">
            <text:p>9.11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964" calcext:value-type="float">
            <text:p>9.119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68" calcext:value-type="float">
            <text:p>9.119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72" calcext:value-type="float">
            <text:p>9.119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.11976" calcext:value-type="float">
            <text:p>9.119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8" calcext:value-type="float">
            <text:p>9.119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84" calcext:value-type="float">
            <text:p>9.1198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88" calcext:value-type="float">
            <text:p>9.1198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92" calcext:value-type="float">
            <text:p>9.1199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9.11996" calcext:value-type="float">
            <text:p>9.11996</text:p>
          </table:table-cell>
          <table:table-cell office:value-type="float" office:value="1.52" calcext:value-type="float">
            <text:p>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16:35:23.181565278</dc:date>
    <meta:editing-duration>PT8M23S</meta:editing-duration>
    <meta:editing-cycles>1</meta:editing-cycles>
    <meta:document-statistic meta:table-count="1" meta:cell-count="8002" meta:object-count="1"/>
    <meta:generator>LibreOffice/7.3.4.2$MacOSX_X86_64 LibreOffice_project/728fec16bd5f605073805c3c9e7c4212a0120dc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2.148cm" svg:height="8.982cm" xlink:href=".." xlink:type="simple" chart:class="chart:line" chart:style-name="ch1">
        <chart:legend chart:legend-position="end" svg:x="120.104cm" svg:y="4.19cm" style:legend-expansion="high" chart:style-name="ch2"/>
        <chart:plot-area chart:style-name="ch3" table:cell-range-address="scope_csv_0.B1473:scope_csv_0.B1867" chart:data-source-has-labels="row" svg:x="2.442cm" svg:y="0.179cm" svg:width="115.22cm" svg:height="8.624cm">
          <chart:coordinate-region svg:x="3.313cm" svg:y="0.38cm" svg:width="114.349cm" svg:height="8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cope_csv_0.B1474:scope_csv_0.B1867" chart:label-cell-address="scope_csv_0.B1473:scope_csv_0.B1473" chart:class="chart:line">
            <chart:data-point chart:repeated="3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52</text:p>
                <draw:g>
                  <svg:desc>scope_csv_0.B1473:scope_csv_0.B14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2">
                <text:p>1.52</text:p>
                <draw:g>
                  <svg:desc>scope_csv_0.B1474:scope_csv_0.B18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4">
                <text:p>-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